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style:font-size-asian="10pt" style:font-size-complex="10pt"/>
    </style:style>
    <style:style style:name="P31"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3" style:family="paragraph" style:parent-style-name="Standard">
      <style:text-properties fo:color="#000000" style:font-name="DejaVu Sans" fo:font-size="10pt" style:font-name-asian="LucidaGrande" style:font-size-asian="10pt" style:font-name-complex="LucidaGrande" style:font-size-complex="10pt"/>
    </style:style>
    <style:style style:name="P34" style:family="paragraph" style:parent-style-name="Standard">
      <style:text-properties fo:color="#000000" style:font-name="DejaVu Sans" fo:font-size="10pt"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6"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7"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8" style:family="paragraph" style:parent-style-name="Standard">
      <style:text-properties fo:color="#008800" style:font-name="DejaVu Sans" fo:font-size="10pt" fo:font-weight="bold" style:font-size-asian="10pt" style:font-size-complex="10pt"/>
    </style:style>
    <style:style style:name="P39" style:family="paragraph" style:parent-style-name="Standard">
      <style:paragraph-properties fo:text-align="start" style:justify-single-word="false"/>
      <style:text-properties style:font-name="LucidaGrande" fo:font-size="12pt" style:font-size-asian="12pt" style:font-size-complex="12pt"/>
    </style:style>
    <style:style style:name="P40" style:family="paragraph" style:parent-style-name="Standard">
      <style:text-properties style:font-name="DejaVu Sans1"/>
    </style:style>
    <style:style style:name="P41" style:family="paragraph" style:parent-style-name="Standard">
      <style:paragraph-properties fo:text-align="start" style:justify-single-word="false"/>
      <style:text-properties style:font-name="DejaVu Sans1"/>
    </style:style>
    <style:style style:name="P42" style:family="paragraph" style:parent-style-name="Standard">
      <style:paragraph-properties fo:text-align="start" style:justify-single-word="false" style:text-autospace="none"/>
      <style:text-properties style:font-name="DejaVu Sans1"/>
    </style:style>
    <style:style style:name="P43" style:family="paragraph" style:parent-style-name="Standard">
      <style:text-properties style:font-name="DejaVu Sans1" fo:font-size="10pt" style:font-size-asian="10pt" style:font-size-complex="10pt"/>
    </style:style>
    <style:style style:name="P44" style:family="paragraph" style:parent-style-name="Standard">
      <style:paragraph-properties fo:text-align="start" style:justify-single-word="false"/>
      <style:text-properties style:font-name="DejaVu Sans1" fo:font-size="10pt" style:font-size-asian="10pt" style:font-size-complex="10pt"/>
    </style:style>
    <style:style style:name="P45"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46" style:family="paragraph" style:parent-style-name="Standard">
      <style:text-properties style:font-name="DejaVu Sans1"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48" style:family="paragraph" style:parent-style-name="Standard">
      <style:text-properties fo:color="#ff0000" style:font-name="DejaVu Sans" fo:font-size="10pt" style:font-size-asian="10pt" style:font-size-complex="10pt"/>
    </style:style>
    <style:style style:name="P49"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0"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2" style:family="paragraph" style:parent-style-name="Heading">
      <style:text-properties style:font-name="DejaVu Sans"/>
    </style:style>
    <style:style style:name="P53" style:family="paragraph" style:parent-style-name="Contents_20_Heading">
      <style:paragraph-properties fo:break-before="page"/>
    </style:style>
    <style:style style:name="P54" style:family="paragraph" style:parent-style-name="Header">
      <style:paragraph-properties fo:text-align="start" style:justify-single-word="false" style:text-autospace="none"/>
    </style:style>
    <style:style style:name="P55" style:family="paragraph" style:parent-style-name="Text_20_body">
      <style:paragraph-properties>
        <style:tab-stops>
          <style:tab-stop style:position="0.2528in"/>
        </style:tab-stops>
      </style:paragraph-properties>
      <style:text-properties style:font-name="DejaVu Sans"/>
    </style:style>
    <style:style style:name="P56" style:family="paragraph" style:parent-style-name="Text_20_body">
      <style:text-properties style:font-name="DejaVu Sans" fo:font-size="10pt" fo:font-weight="normal" style:font-size-asian="10pt" style:font-weight-asian="normal" style:font-size-complex="10pt" style:font-weight-complex="normal"/>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hapterTitle">
      <style:paragraph-properties fo:text-align="justify" style:justify-single-word="false"/>
    </style:style>
    <style:style style:name="P60" style:family="paragraph" style:parent-style-name="Body_20_Text">
      <style:text-properties style:font-name="DejaVu Sans" fo:font-size="10pt" style:font-size-asian="10pt" style:font-size-complex="10pt"/>
    </style:style>
    <style:style style:name="P61" style:family="paragraph" style:parent-style-name="Body_20_Text">
      <style:paragraph-properties fo:text-align="start" style:justify-single-word="false"/>
      <style:text-properties style:font-name="DejaVu Sans" fo:font-size="10pt" style:font-size-asian="10pt" style:font-size-complex="10pt"/>
    </style:style>
    <style:style style:name="P62" style:family="paragraph" style:parent-style-name="Body_20_Text">
      <style:text-properties style:font-name="DejaVu Sans" fo:font-size="10pt" fo:font-weight="normal" style:font-size-asian="10pt" style:font-weight-asian="normal" style:font-size-complex="10pt" style:font-weight-complex="normal"/>
    </style:style>
    <style:style style:name="P63"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4" style:family="paragraph" style:parent-style-name="ChapterLabel">
      <style:paragraph-properties fo:text-align="justify" style:justify-single-word="false"/>
    </style:style>
    <style:style style:name="P65" style:family="paragraph" style:parent-style-name="FigureTitle">
      <style:text-properties style:font-name="DejaVu Sans" fo:font-size="10pt" style:font-size-asian="10pt" style:font-size-complex="10pt"/>
    </style:style>
    <style:style style:name="P66" style:family="paragraph" style:parent-style-name="FigureTitle">
      <style:paragraph-properties fo:text-align="start" style:justify-single-word="false"/>
      <style:text-properties style:font-name="DejaVu Sans" fo:font-size="10pt" style:font-size-asian="10pt" style:font-size-complex="10pt"/>
    </style:style>
    <style:style style:name="P67" style:family="paragraph" style:parent-style-name="FigureTitle">
      <style:text-properties fo:color="#800000" style:font-name="DejaVu Sans" fo:font-size="10pt" style:font-name-asian="LucidaGrande" style:font-size-asian="10pt" style:font-name-complex="LucidaGrande" style:font-size-complex="10pt"/>
    </style:style>
    <style:style style:name="P68" style:family="paragraph" style:parent-style-name="Code">
      <style:text-properties style:font-name="DejaVu Sans" fo:font-size="10pt" style:font-size-asian="10pt" style:font-size-complex="10pt"/>
    </style:style>
    <style:style style:name="P69" style:family="paragraph" style:parent-style-name="Code">
      <style:paragraph-properties fo:margin-left="0.25in" fo:margin-right="-1in" fo:text-indent="0in" style:auto-text-indent="false"/>
    </style:style>
    <style:style style:name="P70" style:family="paragraph" style:parent-style-name="Comment">
      <style:paragraph-properties fo:text-align="justify" style:justify-single-word="false"/>
    </style:style>
    <style:style style:name="P71" style:family="paragraph" style:parent-style-name="Preformatted_20_Text">
      <style:paragraph-properties fo:text-align="start" style:justify-single-word="false"/>
    </style:style>
    <style:style style:name="P72" style:family="paragraph" style:parent-style-name="Preformatted_20_Text">
      <style:text-properties style:font-name="DejaVu Sans Mono1"/>
    </style:style>
    <style:style style:name="P73" style:family="paragraph" style:parent-style-name="Preformatted_20_Text">
      <style:paragraph-properties fo:text-align="start" style:justify-single-word="false"/>
      <style:text-properties style:font-name="DejaVu Sans" fo:font-size="10pt" style:font-size-asian="10pt" style:font-size-complex="10pt"/>
    </style:style>
    <style:style style:name="P74" style:family="paragraph" style:parent-style-name="Standard" style:master-page-name="First_20_Page">
      <style:paragraph-properties style:page-number="auto"/>
      <style:text-properties style:font-name="DejaVu Sans"/>
    </style:style>
    <style:style style:name="P75" style:family="paragraph" style:parent-style-name="Standard" style:master-page-name="Index">
      <style:paragraph-properties style:page-number="auto"/>
      <style:text-properties style:font-name="DejaVu Sans" fo:font-size="10pt" style:font-size-asian="10pt" style:font-size-complex="10pt"/>
    </style:style>
    <style:style style:name="P76" style:family="paragraph" style:parent-style-name="Standard" style:master-page-name="Standard">
      <style:paragraph-properties style:page-number="auto"/>
      <style:text-properties style:font-name="DejaVu Sans" fo:font-size="10pt" style:font-size-asian="10pt" style:font-size-complex="10pt"/>
    </style:style>
    <style:style style:name="P77" style:family="paragraph" style:parent-style-name="Standard" style:list-style-name="L1">
      <style:text-properties style:font-name="DejaVu Sans"/>
    </style:style>
    <style:style style:name="P78" style:family="paragraph" style:parent-style-name="Standard" style:list-style-name="L2">
      <style:text-properties style:font-name="DejaVu Sans"/>
    </style:style>
    <style:style style:name="P79" style:family="paragraph" style:parent-style-name="Standard" style:list-style-name="L3">
      <style:text-properties style:font-name="DejaVu Sans"/>
    </style:style>
    <style:style style:name="P80" style:family="paragraph" style:parent-style-name="Standard" style:list-style-name="L5">
      <style:text-properties style:font-name="DejaVu Sans" fo:font-size="10pt" style:font-size-asian="10pt" style:font-size-complex="10pt"/>
    </style:style>
    <style:style style:name="P81"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82" style:family="paragraph" style:parent-style-name="Standard" style:list-style-name="L7">
      <style:text-properties style:font-name="DejaVu Sans" fo:font-size="10pt" style:font-size-asian="10pt" style:font-size-complex="10pt"/>
    </style:style>
    <style:style style:name="P83"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84"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85" style:family="paragraph" style:parent-style-name="Standard" style:list-style-name="L16">
      <style:text-properties style:font-name="DejaVu Sans" fo:font-size="10pt" fo:font-weight="normal" style:font-size-asian="10pt" style:font-weight-asian="normal" style:font-size-complex="10pt" style:font-weight-complex="normal"/>
    </style:style>
    <style:style style:name="P86" style:family="paragraph" style:parent-style-name="Standard" style:list-style-name="L11">
      <style:text-properties style:font-name="DejaVu Sans"/>
    </style:style>
    <style:style style:name="P87"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88"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89"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90"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91"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92"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3"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94"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95" style:family="paragraph" style:parent-style-name="Standard" style:list-style-name="L17">
      <style:text-properties fo:color="#ff0000" style:font-name="DejaVu Sans" fo:font-size="10pt" fo:font-weight="normal" style:font-size-asian="10pt" style:font-weight-asian="normal" style:font-size-complex="10pt" style:font-weight-complex="normal"/>
    </style:style>
    <style:style style:name="P96" style:family="paragraph" style:parent-style-name="Standard" style:list-style-name="L18">
      <style:text-properties fo:color="#ff0000" style:font-name="DejaVu Sans" fo:font-size="10pt" fo:font-weight="normal" style:font-size-asian="10pt" style:font-weight-asian="normal" style:font-size-complex="10pt" style:font-weight-complex="normal"/>
    </style:style>
    <style:style style:name="P97"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98" style:family="paragraph" style:parent-style-name="Text_20_body" style:list-style-name="L15"/>
    <style:style style:name="P99" style:family="paragraph" style:parent-style-name="Heading_20_1">
      <style:paragraph-properties fo:text-align="center" style:justify-single-word="false"/>
      <style:text-properties style:font-name="DejaVu Sans" fo:font-weight="normal" style:font-weight-asian="normal" style:font-weight-complex="normal"/>
    </style:style>
    <style:style style:name="P100"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01" style:family="paragraph" style:parent-style-name="Heading_20_1">
      <style:paragraph-properties fo:margin-left="0in" fo:margin-right="0in" fo:text-indent="0in" style:auto-text-indent="false"/>
    </style:style>
    <style:style style:name="P102" style:family="paragraph" style:parent-style-name="Heading_20_1">
      <style:paragraph-properties fo:margin-left="-0.0075in" fo:margin-right="0in" fo:text-indent="0in" style:auto-text-indent="false"/>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05" style:family="paragraph" style:parent-style-name="Heading_20_2">
      <style:paragraph-properties>
        <style:tab-stops>
          <style:tab-stop style:position="0.2528in"/>
        </style:tab-stops>
      </style:paragraph-properties>
      <style:text-properties style:font-name="DejaVu Sans"/>
    </style:style>
    <style:style style:name="P106" style:family="paragraph" style:parent-style-name="Contents_20_2">
      <style:paragraph-properties>
        <style:tab-stops>
          <style:tab-stop style:position="6.7283in" style:type="right" style:leader-style="dotted" style:leader-text="."/>
        </style:tab-stops>
      </style:paragraph-properties>
    </style:style>
    <style:style style:name="P107" style:family="paragraph" style:parent-style-name="Contents_20_Heading">
      <style:paragraph-properties fo:break-before="page"/>
    </style:style>
    <style:style style:name="P108"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09" style:family="paragraph" style:parent-style-name="FigureTitle" style:list-style-name="L8">
      <style:paragraph-properties fo:text-align="start" style:justify-single-word="false"/>
    </style:style>
    <style:style style:name="P110" style:family="paragraph" style:parent-style-name="Note_3e_ListNumber" style:list-style-name="L20"/>
    <style:style style:name="P111" style:family="paragraph" style:parent-style-name="Note_3e_ListBullet" style:list-style-name="L19"/>
    <style:style style:name="P112" style:family="paragraph" style:parent-style-name="ListBullet" style:list-style-name="L23"/>
    <style:style style:name="P113" style:family="paragraph" style:parent-style-name="NoteWarning_3e_ListNumber" style:list-style-name="L22"/>
    <style:style style:name="P114" style:family="paragraph" style:parent-style-name="NoteWarning_3e_ListBullet" style:list-style-name="L21"/>
    <style:style style:name="P115" style:family="paragraph" style:parent-style-name="_3e_ListBullet" style:list-style-name="L24"/>
    <style:style style:name="P116" style:family="paragraph" style:parent-style-name="ListNumber" style:list-style-name="L25"/>
    <style:style style:name="P117" style:family="paragraph" style:parent-style-name="_3e_ListNumber" style:list-style-name="L26"/>
    <style:style style:name="P118" style:family="paragraph" style:parent-style-name="SidebarListNumber" style:list-style-name="L28"/>
    <style:style style:name="P119" style:family="paragraph" style:parent-style-name="SidebarListBullet" style:list-style-name="L27"/>
    <style:style style:name="P120" style:family="paragraph" style:parent-style-name="Heading_20_4">
      <style:text-properties fo:color="#000000" style:font-name="LucidaGrande" fo:font-size="12pt" style:font-name-asian="LucidaGrande" style:font-size-asian="12pt" style:font-name-complex="LucidaGrande" style:font-size-complex="12pt"/>
    </style:style>
    <style:style style:name="P121" style:family="paragraph" style:parent-style-name="Heading_20_4">
      <style:text-properties fo:font-style="normal" style:font-style-asian="normal" style:font-style-complex="normal"/>
    </style:style>
    <style:style style:name="P122" style:family="paragraph" style:parent-style-name="Contents_20_8">
      <style:paragraph-properties>
        <style:tab-stops>
          <style:tab-stop style:position="5.5492in" style:type="right" style:leader-style="dotted" style:leader-text="."/>
        </style:tab-stops>
      </style:paragraph-properties>
    </style:style>
    <style:style style:name="P123" style:family="paragraph" style:parent-style-name="Bibliography_20_1">
      <style:paragraph-properties>
        <style:tab-stops/>
      </style:paragraph-properties>
    </style:style>
    <style:style style:name="P124" style:family="paragraph" style:parent-style-name="Heading_20_5">
      <style:text-properties fo:font-size="12pt" style:font-size-asian="12pt" style:font-size-complex="12pt"/>
    </style:style>
    <style:style style:name="P125" style:family="paragraph" style:parent-style-name="Contents_20_4">
      <style:paragraph-properties>
        <style:tab-stops>
          <style:tab-stop style:position="6.3354in" style:type="right" style:leader-style="dotted" style:leader-text="."/>
        </style:tab-stops>
      </style:paragraph-properties>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P127" style:family="paragraph" style:parent-style-name="Contents_20_6">
      <style:paragraph-properties>
        <style:tab-stops>
          <style:tab-stop style:position="5.9425in" style:type="right" style:leader-style="dotted" style:leader-text="."/>
        </style:tab-stops>
      </style:paragraph-properties>
    </style:style>
    <style:style style:name="P128" style:family="paragraph" style:parent-style-name="Contents_20_5">
      <style:paragraph-properties>
        <style:tab-stops>
          <style:tab-stop style:position="6.139in" style:type="right" style:leader-style="dotted" style:leader-text="."/>
        </style:tab-stops>
      </style:paragraph-properties>
    </style:style>
    <style:style style:name="P129" style:family="paragraph" style:parent-style-name="Contents_20_7">
      <style:paragraph-properties>
        <style:tab-stops>
          <style:tab-stop style:position="5.7457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1"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2" style:family="text">
      <style:text-properties fo:color="#000000" fo:font-style="italic" fo:font-weight="normal" style:font-style-asian="italic" style:font-weight-asian="normal" style:font-style-complex="italic" style:font-weight-complex="normal"/>
    </style:style>
    <style:style style:name="T13" style:family="text">
      <style:text-properties fo:color="#000000" fo:font-style="normal" style:font-style-asian="normal" style:font-style-complex="normal"/>
    </style:style>
    <style:style style:name="T14" style:family="text">
      <style:text-properties fo:color="#000000" style:font-name="DejaVu Sans1" fo:font-style="normal" style:font-style-asian="normal" style:font-style-complex="normal"/>
    </style:style>
    <style:style style:name="T15" style:family="text">
      <style:text-properties fo:color="#000000" style:font-name="DejaVu Sans1" fo:font-style="normal" style:text-underline-style="solid" style:text-underline-width="auto" style:text-underline-color="font-color" style:font-style-asian="normal" style:font-style-complex="normal"/>
    </style:style>
    <style:style style:name="T16" style:family="text">
      <style:text-properties fo:color="#000000" style:font-name="DejaVu Sans1" fo:font-style="italic" style:font-style-asian="italic" style:font-style-complex="italic"/>
    </style:style>
    <style:style style:name="T17" style:family="text">
      <style:text-properties fo:color="#000000" style:font-name="DejaVu Sans Mono1" fo:font-style="normal" style:font-style-asian="normal" style:font-style-complex="normal"/>
    </style:style>
    <style:style style:name="T18" style:family="text">
      <style:text-properties fo:color="#000000" style:font-name="DejaVu Sans Mono1" fo:font-style="normal" fo:font-weight="bold" style:font-style-asian="normal" style:font-weight-asian="bold" style:font-style-complex="normal" style:font-weight-complex="bold"/>
    </style:style>
    <style:style style:name="T19" style:family="text">
      <style:text-properties style:font-name="DejaVu Sans"/>
    </style:style>
    <style:style style:name="T20" style:family="text">
      <style:text-properties style:font-name="DejaVu Sans" fo:font-size="9pt" style:font-name-asian="CenturyGothic" style:font-size-asian="9pt" style:font-name-complex="CenturyGothic" style:font-size-complex="9pt"/>
    </style:style>
    <style:style style:name="T21" style:family="text">
      <style:text-properties style:font-name="DejaVu Sans" fo:font-size="10pt" style:font-size-asian="10pt" style:font-size-complex="10pt"/>
    </style:style>
    <style:style style:name="T22" style:family="text">
      <style:text-properties style:font-name="DejaVu Sans" fo:font-size="10pt" fo:font-style="normal" style:font-size-asian="10pt" style:font-style-asian="normal" style:font-size-complex="10pt" style:font-style-complex="normal"/>
    </style:style>
    <style:style style:name="T23"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style:font-name="DejaVu Sans" fo:font-size="10pt" fo:font-style="italic" style:font-size-asian="10pt" style:font-style-asian="italic" style:font-size-complex="10pt" style:font-style-complex="italic"/>
    </style:style>
    <style:style style:name="T25" style:family="text">
      <style:text-properties style:font-name="DejaVu Sans" fo:font-style="normal" fo:font-weight="bold" style:font-style-asian="normal" style:font-weight-asian="bold" style:font-style-complex="normal" style:font-weight-complex="bold"/>
    </style:style>
    <style:style style:name="T26" style:family="text">
      <style:text-properties style:font-name="DejaVu Sans" fo:font-style="normal" style:font-style-asian="normal" style:font-style-complex="normal"/>
    </style:style>
    <style:style style:name="T27" style:family="text">
      <style:text-properties style:font-name="DejaVu Sans" fo:font-style="normal" style:text-underline-style="solid" style:text-underline-width="auto" style:text-underline-color="font-color" style:font-style-asian="normal" style:font-style-complex="normal"/>
    </style:style>
    <style:style style:name="T28" style:family="text">
      <style:text-properties style:font-name="DejaVu Sans" fo:font-size="12pt" fo:font-style="normal" style:font-size-asian="12pt" style:font-style-asian="normal" style:font-size-complex="12pt" style:font-style-complex="normal"/>
    </style:style>
    <style:style style:name="T29" style:family="text">
      <style:text-properties style:text-underline-style="solid" style:text-underline-width="auto" style:text-underline-color="font-color"/>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style:font-name="OpenSymbol1" style:font-name-asian="OpenSymbol1" style:font-name-complex="OpenSymbol1"/>
    </style:style>
    <style:style style:name="T33" style:family="text">
      <style:text-properties style:font-name="Bitstream Vera Serif2" style:font-name-asian="Bitstream Vera Serif2" style:font-name-complex="Bitstream Vera Serif2"/>
    </style:style>
    <style:style style:name="T34" style:family="text">
      <style:text-properties style:font-name="Bitstream Vera Serif3" style:font-name-asian="Bitstream Vera Serif3" style:font-name-complex="Bitstream Vera Serif3"/>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style:text-underline-style="solid" style:text-underline-width="auto" style:text-underline-color="font-color" style:font-size-asian="10pt" style:font-size-complex="10pt"/>
    </style:style>
    <style:style style:name="T41" style:family="text">
      <style:text-properties fo:font-weight="bold" style:font-weight-asian="bold" style:font-weight-complex="bold"/>
    </style:style>
    <style:style style:name="T42" style:family="text">
      <style:text-properties fo:color="#ff0000"/>
    </style:style>
    <style:style style:name="T43" style:family="text">
      <style:text-properties fo:color="#ff0000" fo:font-weight="bold"/>
    </style:style>
    <style:style style:name="T44" style:family="text">
      <style:text-properties fo:color="#ff0000" fo:font-style="normal" style:font-style-asian="normal" style:font-style-complex="normal"/>
    </style:style>
    <style:style style:name="T45" style:family="text">
      <style:text-properties fo:color="#ff0000" style:font-name="DejaVu Sans1" fo:font-style="normal" style:font-style-asian="normal" style:font-style-complex="normal"/>
    </style:style>
    <style:style style:name="T46" style:family="text">
      <style:text-properties fo:color="#008000" fo:font-weight="bold"/>
    </style:style>
    <style:style style:name="T47" style:family="text">
      <style:text-properties style:font-name="DejaVu Sans Mono1"/>
    </style:style>
    <style:style style:name="T48" style:family="text">
      <style:text-properties style:font-name="DejaVu Sans Mono1" fo:font-style="normal" style:font-style-asian="normal" style:font-style-complex="normal"/>
    </style:style>
    <style:style style:name="T49" style:family="text">
      <style:text-properties style:font-name="DejaVu Sans Mono1" fo:font-style="normal" fo:font-weight="bold" style:font-style-asian="normal" style:font-weight-asian="bold" style:font-style-complex="normal" style:font-weight-complex="bold"/>
    </style:style>
    <style:style style:name="T50" style:family="text">
      <style:text-properties style:font-name="DejaVu Sans1"/>
    </style:style>
    <style:style style:name="T51" style:family="text">
      <style:text-properties style:font-name="DejaVu Sans1" fo:font-style="normal" style:font-style-asian="normal" style:font-style-complex="normal"/>
    </style:style>
    <style:style style:name="T52" style:family="text">
      <style:text-properties style:font-name="DejaVu Sans1" fo:font-style="normal" fo:font-weight="bold" style:font-style-asian="normal" style:font-weight-asian="bold" style:font-style-complex="normal" style:font-weight-complex="bold"/>
    </style:style>
    <style:style style:name="T53" style:family="text">
      <style:text-properties style:font-name="DejaVu Sans1" fo:font-style="normal" style:text-underline-style="solid" style:text-underline-width="auto" style:text-underline-color="font-color" style:font-style-asian="normal" style:font-style-complex="normal"/>
    </style:style>
    <style:style style:name="T54" style:family="text">
      <style:text-properties style:font-name="DejaVu Sans1" fo:font-size="10pt" fo:font-style="normal" style:font-size-asian="10pt" style:font-style-asian="normal" style:font-size-complex="10pt" style:font-style-complex="normal"/>
    </style:style>
    <style:style style:name="T55"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57" style:family="text">
      <style:text-properties style:font-name="DejaVu Sans1" fo:font-size="10pt" style:font-size-asian="10pt" style:font-size-complex="10pt"/>
    </style:style>
    <style:style style:name="T58" style:family="text">
      <style:text-properties style:font-name="DejaVu Sans1" fo:font-size="10pt" fo:font-style="italic" style:font-size-asian="10pt" style:font-style-asian="italic" style:font-size-complex="10pt" style:font-style-complex="italic"/>
    </style:style>
    <style:style style:name="T59" style:family="text">
      <style:text-properties style:font-name="DejaVu Sans1" fo:font-style="italic" style:font-style-asian="italic" style:font-style-complex="italic"/>
    </style:style>
    <style:style style:name="T60" style:family="text">
      <style:text-properties style:font-name="DejaVu Sans1" fo:font-style="italic" fo:font-weight="bold" style:font-style-asian="italic" style:font-weight-asian="bold" style:font-style-complex="italic" style:font-weight-complex="bold"/>
    </style:style>
    <style:style style:name="T61" style:family="text">
      <style:text-properties style:text-position="super 58%"/>
    </style:style>
    <style:style style:name="T62" style:family="text">
      <style:text-properties style:text-position="super 58%" style:font-name="DejaVu Sans1" fo:font-style="normal" style:font-style-asian="normal" style:font-style-complex="normal"/>
    </style:style>
    <style:style style:name="T63" style:family="text">
      <style:text-properties fo:color="#800000" style:font-name="DejaVu Sans" fo:font-size="10pt" fo:font-style="normal" style:font-size-asian="10pt" style:font-style-asian="normal" style:font-size-complex="10pt" style:font-style-complex="normal"/>
    </style:style>
    <style:style style:name="T64"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0">By: <text:initial-creator>Rob Levin</text:initial-creator></text:p>
      <text:p text:style-name="P50">Version: 0.0.1</text:p>
      <text:p text:style-name="P50">Dated: <text:date style:data-style-name="N78" text:date-value="2009-10-19T20:26:35" text:fixed="true">Mon, October 19, 2009</text:date></text:p>
      <text:p text:style-name="P50"><text:soft-page-break/>License: <text:span text:style-name="T1">This document is licensed under the Attribution-NonCommercial-ShareAlike 3.0 Unsupported</text:span></text:p>
      <text:p text:style-name="P51"><text:span text:style-name="T20">Template Author: </text:span><text:a xlink:type="simple" xlink:href="http://templates.services.openoffice.org/en/user/10304"><text:span text:style-name="T2">mayankjohri</text:span></text:a></text:p>
      <text:p text:style-name="P54"><text:span text:style-name="T1">License, available at </text:span><text:a xlink:type="simple" xlink:href="http://creativecommons.org/licenses/by-nc-sa/3.0"><text:span text:style-name="T1">http://creativecommons.org/licenses/by-nc-sa/3.0</text:span></text:a><text:span text:style-name="T1"> </text:span></text:p>
      <text:p text:style-name="P2"/>
      <text:p text:style-name="P53">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3">Table of Contents</text:p>
          </text:index-title>
          <text:p text:style-name="P103"><text:a xlink:type="simple" xlink:href="#1.Introduction|outline" text:style-name="Internet_20_link" text:visited-style-name="Internet_20_link">Introduction</text:a><text:tab/>6</text:p>
          <text:p text:style-name="P106"><text:s/>1.1.<text:a xlink:type="simple" xlink:href="#1.1. Why this book?|outline" text:style-name="Internet_20_link" text:visited-style-name="Internet_20_link"> Why this book?</text:a><text:tab/>7</text:p>
          <text:p text:style-name="P106"><text:s/>1.2.<text:a xlink:type="simple" xlink:href="#1.2. Rationale|outline" text:style-name="Internet_20_link" text:visited-style-name="Internet_20_link"> Rationale</text:a><text:tab/>7</text:p>
          <text:p text:style-name="P106"><text:s/>1.3.<text:a xlink:type="simple" xlink:href="#1.3. Goals of this book|outline" text:style-name="Internet_20_link" text:visited-style-name="Internet_20_link"> Goals of this book</text:a><text:tab/>7</text:p>
          <text:p text:style-name="P106"><text:s/>1.4.<text:a xlink:type="simple" xlink:href="#1.4. Who should read?|outline" text:style-name="Internet_20_link" text:visited-style-name="Internet_20_link"> Who should read?</text:a><text:tab/>7</text:p>
          <text:p text:style-name="P106"><text:s/>1.5.<text:a xlink:type="simple" xlink:href="#1.5. What this book is not?|outline" text:style-name="Internet_20_link" text:visited-style-name="Internet_20_link"> What this book is not?</text:a><text:tab/>8</text:p>
          <text:p text:style-name="P106"><text:s/>1.6.<text:a xlink:type="simple" xlink:href="#1.6. Examples|outline" text:style-name="Internet_20_link" text:visited-style-name="Internet_20_link"> Examples</text:a><text:tab/>8</text:p>
          <text:p text:style-name="P106"><text:s/>1.7.<text:a xlink:type="simple" xlink:href="#1.7. Disclaimer|outline" text:style-name="Internet_20_link" text:visited-style-name="Internet_20_link"> Disclaimer</text:a><text:tab/>8</text:p>
          <text:p text:style-name="P103"><text:a xlink:type="simple" xlink:href="#1.Part I – Debugging Tools|outline" text:style-name="Internet_20_link" text:visited-style-name="Internet_20_link">Part I – Debugging Tools</text:a><text:tab/>9</text:p>
          <text:p text:style-name="P103"><text:a xlink:type="simple" xlink:href="#1.Firebug|outline" text:style-name="Internet_20_link" text:visited-style-name="Internet_20_link">Firebug</text:a><text:tab/>9</text:p>
          <text:p text:style-name="P106"><text:a xlink:type="simple" xlink:href="#1.7. 2.1 Introduction|outline" text:style-name="Internet_20_link" text:visited-style-name="Internet_20_link"><text:s/>2.1 Introduction</text:a><text:tab/>9</text:p>
          <text:p text:style-name="P106"><text:a xlink:type="simple" xlink:href="#1.7. 2.2 Installation|outline" text:style-name="Internet_20_link" text:visited-style-name="Internet_20_link"><text:s/>2.2 Installation</text:a><text:tab/>9</text:p>
          <text:p text:style-name="P106"><text:a xlink:type="simple" xlink:href="#1.7. 2.3 Usage|outline" text:style-name="Internet_20_link" text:visited-style-name="Internet_20_link"><text:s/>2.3 Usage</text:a><text:tab/>11</text:p>
          <text:p text:style-name="P103"><text:a xlink:type="simple" xlink:href="#1.Selenium IDE|outline" text:style-name="Internet_20_link" text:visited-style-name="Internet_20_link">Selenium IDE</text:a><text:tab/>13</text:p>
          <text:p text:style-name="P106"><text:a xlink:type="simple" xlink:href="#1.7. 3.1 Introduction|outline" text:style-name="Internet_20_link" text:visited-style-name="Internet_20_link"><text:s/>3.1 Introduction</text:a><text:tab/>13</text:p>
          <text:p text:style-name="P106"><text:a xlink:type="simple" xlink:href="#1.7. 3.2 Installation|outline" text:style-name="Internet_20_link" text:visited-style-name="Internet_20_link"><text:s/>3.2 Installation</text:a><text:tab/>13</text:p>
          <text:p text:style-name="P106"><text:a xlink:type="simple" xlink:href="#1.7. 3.3 Usage|outline" text:style-name="Internet_20_link" text:visited-style-name="Internet_20_link"><text:s/>3.3 Usage</text:a><text:tab/>13</text:p>
          <text:p text:style-name="P126">Example of a Debugging Session<text:tab/>15</text:p>
          <text:p text:style-name="P103"><text:a xlink:type="simple" xlink:href="#1.Part II – Testing Tools|outline" text:style-name="Internet_20_link" text:visited-style-name="Internet_20_link">Part II – Testing Tools</text:a><text:tab/>15</text:p>
          <text:p text:style-name="P106"><text:a xlink:type="simple" xlink:href="#1.7. Testing Methodologies|outline" text:style-name="Internet_20_link" text:visited-style-name="Internet_20_link"><text:s/>Testing Methodologies</text:a><text:tab/>15</text:p>
          <text:p text:style-name="P128">xUnit Frameworks<text:tab/>15</text:p>
          <text:p text:style-name="P128">BDD Frameworks<text:tab/>15</text:p>
          <text:p text:style-name="P103"><text:a xlink:type="simple" xlink:href="#1.YUI Test|outline" text:style-name="Internet_20_link" text:visited-style-name="Internet_20_link">YUI Test</text:a><text:tab/>16</text:p>
          <text:p text:style-name="P106"><text:a xlink:type="simple" xlink:href="#1.7. 4.1 Introduction|outline" text:style-name="Internet_20_link" text:visited-style-name="Internet_20_link"><text:s/>4.1 Introduction</text:a><text:tab/>16</text:p>
          <text:p text:style-name="P106"><text:a xlink:type="simple" xlink:href="#1.7. 4.2 Installation|outline" text:style-name="Internet_20_link" text:visited-style-name="Internet_20_link"><text:s/>4.2 Installation</text:a><text:tab/>16</text:p>
          <text:p text:style-name="P106"><text:a xlink:type="simple" xlink:href="#1.7. 4.3 Usage|outline" text:style-name="Internet_20_link" text:visited-style-name="Internet_20_link"><text:s/>4.3 Usage</text:a><text:tab/>16</text:p>
          <text:p text:style-name="P106"><text:a xlink:type="simple" xlink:href="#1.7. 4.4 Setup, Teardown|outline" text:style-name="Internet_20_link" text:visited-style-name="Internet_20_link"><text:s/>4.4 Setup, Teardown</text:a><text:tab/>20</text:p>
          <text:p text:style-name="P106"><text:a xlink:type="simple" xlink:href="#1.7. 4.5 Additional Features|outline" text:style-name="Internet_20_link" text:visited-style-name="Internet_20_link"><text:s/>4.5 Additional Features</text:a><text:tab/>21</text:p>
          <text:p text:style-name="P106"><text:a xlink:type="simple" xlink:href="#1.7. 4.6 YUI 3|outline" text:style-name="Internet_20_link" text:visited-style-name="Internet_20_link"><text:s/>4.6 YUI 3</text:a><text:tab/>21</text:p>
          <text:p text:style-name="P103"><text:a xlink:type="simple" xlink:href="#1.QUnit|outline" text:style-name="Internet_20_link" text:visited-style-name="Internet_20_link">QUnit</text:a><text:tab/>21</text:p>
          <text:p text:style-name="P106"><text:a xlink:type="simple" xlink:href="#1.7. 6.1 Introduction|outline" text:style-name="Internet_20_link" text:visited-style-name="Internet_20_link"><text:s/>6.1 Introduction</text:a><text:tab/>22</text:p>
          <text:p text:style-name="P106"><text:a xlink:type="simple" xlink:href="#1.7. 6.2 Installation|outline" text:style-name="Internet_20_link" text:visited-style-name="Internet_20_link"><text:s/>6.2 Installation</text:a><text:tab/>22</text:p>
          <text:p text:style-name="P106"><text:a xlink:type="simple" xlink:href="#1.7. 6.3 Usage|outline" text:style-name="Internet_20_link" text:visited-style-name="Internet_20_link"><text:s/>6.3 Usage</text:a><text:tab/>22</text:p>
          <text:p text:style-name="P106"><text:a xlink:type="simple" xlink:href="#1.7. 6.4 FireUnit|outline" text:style-name="Internet_20_link" text:visited-style-name="Internet_20_link"><text:s/>6.4 FireUnit</text:a><text:tab/>24</text:p>
          <text:p text:style-name="P103"><text:a xlink:type="simple" xlink:href="#1.jspec|outline" text:style-name="Internet_20_link" text:visited-style-name="Internet_20_link">jspec</text:a><text:tab/>26</text:p>
          <text:p text:style-name="P106"><text:a xlink:type="simple" xlink:href="#1.7. 7.1 Introduction|outline" text:style-name="Internet_20_link" text:visited-style-name="Internet_20_link"><text:s/>7.1 Introduction</text:a><text:tab/>26</text:p>
          <text:p text:style-name="P106"><text:a xlink:type="simple" xlink:href="#1.7. 7.2 Installation|outline" text:style-name="Internet_20_link" text:visited-style-name="Internet_20_link"><text:s/>7.2 Installation</text:a><text:tab/>26</text:p>
          <text:p text:style-name="P106"><text:a xlink:type="simple" xlink:href="#1.7. 7.3 Usage|outline" text:style-name="Internet_20_link" text:visited-style-name="Internet_20_link"><text:s/>7.3 Usage</text:a><text:tab/>27</text:p>
          <text:p text:style-name="P106"><text:a xlink:type="simple" xlink:href="#1.7. 7.2 Additional Features|outline" text:style-name="Internet_20_link" text:visited-style-name="Internet_20_link"><text:s/>7.2 Additional Features</text:a><text:tab/>30</text:p>
          <text:p text:style-name="P125">Callbacks<text:tab/>30</text:p>
          <text:p text:style-name="P125">Options<text:tab/>30</text:p>
          <text:p text:style-name="P125">Server Formatting<text:tab/>31</text:p>
          <text:p text:style-name="P125">Other Tidbits<text:tab/>31</text:p>
          <text:p text:style-name="P103"><text:a xlink:type="simple" xlink:href="#1.Summary|outline" text:style-name="Internet_20_link" text:visited-style-name="Internet_20_link">Summary</text:a><text:tab/>32</text:p>
          <text:p text:style-name="P125">Unit Tests vs. Regression Tests<text:tab/>32</text:p>
          <text:p text:style-name="P103"><text:a xlink:type="simple" xlink:href="#1.Part III – Test Driving JavaScript|outline" text:style-name="Internet_20_link" text:visited-style-name="Internet_20_link">Part III – Test Driving JavaScript</text:a><text:tab/>33</text:p>
          <text:p text:style-name="P125">Before we get started<text:tab/>33</text:p>
          <text:p text:style-name="P125">5 Minute Drill<text:tab/>33</text:p>
          <text:p text:style-name="P127">What just happened?<text:tab/>37</text:p>
          <text:p text:style-name="P103"><text:a xlink:type="simple" xlink:href="#1.Objects|outline" text:style-name="Internet_20_link" text:visited-style-name="Internet_20_link">Objects</text:a><text:tab/>38</text:p>
          <text:p text:style-name="P125">Object Creation<text:tab/>38</text:p>
          <text:p text:style-name="P125"><text:soft-page-break/>Accessing Object Properties<text:tab/>40</text:p>
          <text:p text:style-name="P125">Object Assigned by Reference<text:tab/>40</text:p>
          <text:p text:style-name="P125">Prototypes<text:tab/>41</text:p>
          <text:p text:style-name="P128">Prototype Shadowing<text:tab/>42</text:p>
          <text:p text:style-name="P128">Reinventing Thyself<text:tab/>42</text:p>
          <text:p text:style-name="P128">Prototype Issue<text:tab/>43</text:p>
          <text:p text:style-name="P103"><text:a xlink:type="simple" xlink:href="#1.Inheritance|outline" text:style-name="Internet_20_link" text:visited-style-name="Internet_20_link">Inheritance</text:a><text:tab/>45</text:p>
          <text:p text:style-name="P125">Pseudoclassical<text:tab/>45</text:p>
          <text:p text:style-name="P125">Prototype Shared State Issue<text:tab/>47</text:p>
          <text:p text:style-name="P125">Constructor Stealing &amp; Combination Inheritance<text:tab/>47</text:p>
          <text:p text:style-name="P125">Prototypal Inheritance<text:tab/>48</text:p>
          <text:p text:style-name="P125">Inheriting Prototypes Not Constructors<text:tab/>49</text:p>
          <text:p text:style-name="P125">Functional Inheritance <text:tab/>50</text:p>
          <text:p text:style-name="P125">Summary of Inheritance Patterns<text:tab/>52</text:p>
          <text:p text:style-name="P103"><text:a xlink:type="simple" xlink:href="#1.JavaScript Gotchas|outline" text:style-name="Internet_20_link" text:visited-style-name="Internet_20_link">JavaScript Gotchas</text:a><text:tab/>53</text:p>
          <text:p text:style-name="P129">Namespace<text:tab/>53</text:p>
          <text:p text:style-name="P129">parseInt<text:tab/>53</text:p>
          <text:p text:style-name="P129">Equality and == vs ===<text:tab/>54</text:p>
          <text:p text:style-name="P129">Reserved Words in Object Literals<text:tab/>55</text:p>
          <text:p text:style-name="P129">Scope<text:tab/>56</text:p>
          <text:p text:style-name="P122">Privileged Singleton<text:tab/>57</text:p>
          <text:p text:style-name="P103"><text:a xlink:type="simple" xlink:href="#1.Rolling Your Own Testing Framework|outline" text:style-name="Internet_20_link" text:visited-style-name="Internet_20_link">Rolling Your Own Testing Framework</text:a><text:tab/>58</text:p>
          <text:p text:style-name="P103"><text:a xlink:type="simple" xlink:href="#1.Best Practices|outline" text:style-name="Internet_20_link" text:visited-style-name="Internet_20_link">Best Practices</text:a><text:tab/>58</text:p>
          <text:p text:style-name="P103"><text:a xlink:type="simple" xlink:href="#1.References|outline" text:style-name="Internet_20_link" text:visited-style-name="Internet_20_link">References</text:a><text:tab/>58</text:p>
          <text:p text:style-name="P103"><text:a xlink:type="simple" xlink:href="#1.Notes to self|outline" text:style-name="Internet_20_link" text:visited-style-name="Internet_20_link">Notes to self</text:a><text:tab/>59</text:p>
          <text:p text:style-name="P106"><text:a xlink:type="simple" xlink:href="#1.7.Oreilly Template|outline" text:style-name="Internet_20_link" text:visited-style-name="Internet_20_link">Oreilly Template</text:a><text:tab/>59</text:p>
        </text:index-body>
      </text:table-of-content>
      <text:p text:style-name="P6"/>
      <text:p text:style-name="P7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Introduction<text:tab/>6</text:p>
          <text:p text:style-name="P106"><text:s/>1.1. Why this book?<text:tab/>7</text:p>
          <text:p text:style-name="P106"><text:s/>1.2. Rationale<text:tab/>7</text:p>
          <text:p text:style-name="P106"><text:s/>1.3. Goals of this book<text:tab/>7</text:p>
          <text:p text:style-name="P106"><text:s/>1.4. Who should read?<text:tab/>7</text:p>
          <text:p text:style-name="P106"><text:s/>1.5. What this book is not?<text:tab/>8</text:p>
          <text:p text:style-name="P106"><text:s/>1.6. Examples<text:tab/>8</text:p>
          <text:p text:style-name="P106"><text:s/>1.7. Disclaimer<text:tab/>8</text:p>
        </text:index-body>
      </text:table-of-content>
      <text:p text:style-name="P15"><text:s/></text:p>
      <text:p text:style-name="P76"/>
      <text:h text:style-name="P105"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05"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30">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05" text:outline-level="2"><text:s/>Goals of this book</text:h>
      <text:p text:style-name="P3">This book is <text:span text:style-name="T29">not</text:span> meant to be an exhaustive reference or even complete tutorial on JavaScript – there are already a number of good choices for that: </text:p>
      <text:list xml:id="list899914332" text:style-name="L1">
        <text:list-item>
          <text:p text:style-name="P77">JavaScript: The Good Parts by Douglas Crockford </text:p>
        </text:list-item>
        <text:list-item>
          <text:p text:style-name="P77">JavaScript: The Definitive Guide by David Flanagan </text:p>
        </text:list-item>
        <text:list-item>
          <text:p text:style-name="P77">Professional JavaScript for Web Developers by Nicholas C. Zakas </text:p>
        </text:list-item>
        <text:list-item>
          <text:p text:style-name="P77">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611913680" text:style-name="L2">
        <text:list-item>
          <text:p text:style-name="P78">Get you up and running using JavaScript AND testing quickly.</text:p>
        </text:list-item>
        <text:list-item>
          <text:p text:style-name="P78">Act as supplemental material to more authoritative tomes (see books above).</text:p>
        </text:list-item>
      </text:list>
      <text:h text:style-name="P105" text:outline-level="2"><text:s/>Who should read?</text:h>
      <text:p text:style-name="P3">This book is aimed at the following cross-section of readers:</text:p>
      <text:list xml:id="list613095854" text:style-name="L3">
        <text:list-item>
          <text:p text:style-name="P79">Those coming to JavaScript from another language (eg Java, PHP, C#, etc.)</text:p>
        </text:list-item>
        <text:list-item>
          <text:p text:style-name="P79">JavaScript programmers that would like to test, but only if they can get set up and going quickly.</text:p>
        </text:list-item>
        <text:list-item>
          <text:p text:style-name="P79">Those that have avoided JavaScript like the plague in favor of server side programming, but now find themselves in a project that demands client-side programming skills.</text:p>
        </text:list-item>
        <text:list-item>
          <text:p text:style-name="P79">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79">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79"/>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05"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29">not</text:span> meant to act as a comparison chart or matrix on the tools examined!</text:p>
      <text:h text:style-name="P105"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05"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38">Moreover, the author </text:span><text:span text:style-name="T40">does not</text:span><text:span text:style-name="T38"> claim to be <text:s text:c="2"/>a superstar of JavaScript wizardry – if you are only interested in getting information from the </text:span><text:span text:style-name="T39">“heads of state”</text:span><text:span text:style-name="T38">, please see the list presented earlier (or search for JavaScript + any of the following: Crockford, Zakas, Resig, Flannigan, Edwards, PPK, etc.)</text:span></text:p>
      <text:h text:style-name="P99" text:outline-level="1" text:is-list-header="true">Part I – Debugging Tools</text:h>
      <text:p text:style-name="P8">This section of the book is meant to provide short chapters on some of the various tools available for debugging and testing JavaScript.</text:p>
      <text:h text:style-name="P99"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Firebug<text:tab/>9</text:p>
          <text:p text:style-name="P106"><text:s/>2.1 Introduction<text:tab/>9</text:p>
          <text:p text:style-name="P106"><text:s/>2.2 Installation<text:tab/>9</text:p>
          <text:p text:style-name="P106"><text:s/>2.3 Usage<text:tab/>11</text:p>
        </text:index-body>
      </text:table-of-content>
      <text:h text:style-name="P105"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05"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65">Figure 1-1. Finding Firebug is easy from the Firefox Add-ons search page.</text:p>
      <text:p text:style-name="P60"/>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65">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65">Figure 3-3. Restart Firefox</text:p>
      <text:p text:style-name="P60">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65">Figure 3-4. Verifying Firebug console with a simple console.log(“hello”) message and clicking the 'Run' button</text:p>
      <text:p text:style-name="P60">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05" text:outline-level="2" text:is-list-header="true"><text:s/>2.3 Usage</text:h>
      <text:p text:style-name="Body_20_Text"><text:span text:style-name="T21">As this book is aiming at brevity we'll show you just a couple more of the features of Firebug. There's a ton of hidden features that are very useful and I suggest </text:span><text:bookmark text:name="vidTitle_111597"/><text:span text:style-name="T21">watching the Joe Hewitt video previously cited.</text:span></text:p>
      <text:p text:style-name="P60">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65">Figure 3-5. Clicking on the Net tab and then reloading a web page. Notice the yellow stat box? That shows up from simply hovering over one of the timeline bars. This allows you to see how long certain parts of the page are taking to load.</text:p>
      <text:p text:style-name="P60">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65">Figure 3-6. Firebug Inspector. 1) We click the inspector icon 2) We click on a page item (“Joe Hewitt”) 3) Firebug shows the exact HTML element within the markup!</text:p>
      <text:p text:style-name="Body_20_Text"><text:span text:style-name="T21">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00"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Selenium<text:tab/>12</text:p>
          <text:p text:style-name="P58"><text:s/>3.1 Introduction<text:tab/>12</text:p>
          <text:p text:style-name="P58"><text:s/>3.2 Installation<text:tab/>12</text:p>
          <text:p text:style-name="P58"><text:s/>3.3 Usage<text:tab/>12</text:p>
        </text:index-body>
      </text:table-of-content>
      <text:p text:style-name="P6"/>
      <text:h text:style-name="P105"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05"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05"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6">Figure 4-1. Selenium IDE opens up in record mode so you can start recording your browser interactions</text:p>
      <text:p text:style-name="P63">TODO:</text:p>
      <text:list xml:id="list1154541449" text:style-name="L4">
        <text:list-item>
          <text:p text:style-name="P104">Put in a section which shows creating a test suite for a simple application and put source in /code in repository.</text:p>
        </text:list-item>
        <text:list-item>
          <text:p text:style-name="P104">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3">– Put in an example of using Firebug and Selenium to debug a script –</text:p>
      <text:h text:style-name="P99" text:outline-level="1" text:is-list-header="true">Part II – Testing Tools</text:h>
      <text:p text:style-name="P6"/>
      <text:h text:style-name="P105"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24" text:outline-level="5">xUnit Frameworks</text:h>
      <text:p text:style-name="P6">The first testing framework we'll discuss is the YUI Test framework – this is an xUnit testing framework. With xUnit testing frameworks there are <text:span text:style-name="T30">test</text:span> <text:span text:style-name="T30">methods</text:span>, <text:span text:style-name="T30">test cases</text:span>, and <text:span text:style-name="T30">test suites</text:span>. There's also a <text:span text:style-name="T30">test runner</text:span> for executing the tests. </text:p>
      <text:p text:style-name="P6"/>
      <text:list xml:id="list194960628" text:style-name="L5">
        <text:list-item>
          <text:p text:style-name="P80"><text:span text:style-name="T29">Test methods</text:span> allow you to test one isolated piece of functionality in your software.</text:p>
        </text:list-item>
        <text:list-item>
          <text:p text:style-name="P80"><text:span text:style-name="T29">Assertions</text:span> are usually one executable line of code that asserts that some condition has some characteristic (e.g. something is true, something is of a particular object type, etc.)</text:p>
          <text:p text:style-name="P80">Test methods generally have one or more assertions. </text:p>
        </text:list-item>
        <text:list-item>
          <text:p text:style-name="P80"><text:span text:style-name="T29">Test cases</text:span> are one or more test methods cohesively grouped to test one object or module. </text:p>
        </text:list-item>
        <text:list-item>
          <text:p text:style-name="P80"><text:span text:style-name="T29">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24" text:outline-level="5">BDD Frameworks</text:h>
      <text:p text:style-name="Standard"><text:span text:style-name="T21">BDD tends to emphasize the inclusion of stakeholders by using an </text:span><text:span text:style-name="T24">outside-in</text:span><text:span text:style-name="T21"> process which focuses on the goals of the stakeholder, and then works its way in to the system that supports these goals. </text:span><text:span text:style-name="T57">It starts by </text:span><text:span text:style-name="T58">describing</text:span><text:span text:style-name="T57"> what a unit of software should do and then makes some assertions about that functionality with the idiom of starting with 'it should' (do such and such).</text:span></text:p>
      <text:p text:style-name="P43"><text:s/></text:p>
      <text:p text:style-name="Standard"><text:span text:style-name="T57">According to Dan North, th</text:span><text:span text:style-name="T21">e pioneer of this methodology, '</text:span><text:span text:style-name="T24">if the methods do not comprehensively describe the behaviour of your system, then they are lulling you into a false sense of security.'</text:span><text:span text:style-name="T21"> Essentially, his solution is to do away with the testMethod convention, and instead </text:span><text:span text:style-name="T24">describe</text:span><text:span text:style-name="T21"> the desired behavior of the thing being tested. </text:span><text:span text:style-name="T21"><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00"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YUI Test<text:tab/>16</text:p>
          <text:p text:style-name="P106"><text:s/>4.1 Introduction<text:tab/>16</text:p>
          <text:p text:style-name="P106"><text:s/>4.2 Installation<text:tab/>16</text:p>
          <text:p text:style-name="P106"><text:s/>4.3 Usage<text:tab/>16</text:p>
          <text:p text:style-name="P106"><text:s/>4.4 Setup, Teardown<text:tab/>20</text:p>
          <text:p text:style-name="P106"><text:s/>4.5 Additional Features<text:tab/>21</text:p>
          <text:p text:style-name="P106"><text:s/>4.6 YUI 3<text:tab/>21</text:p>
        </text:index-body>
      </text:table-of-content>
      <text:h text:style-name="P105"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30">“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30">nUnit</text:span></text:a><text:span text:style-name="T30"> and </text:span><text:a xlink:type="simple" xlink:href="http://www.junit.org/"><text:span text:style-name="T30">Junit</text:span></text:a><text:span text:style-name="T30">.”</text:span></text:p>
      <text:p text:style-name="P6"/>
      <text:p text:style-name="P6">It allows for the creation of test cases, test suites, asynchronous testing and more.</text:p>
      <text:h text:style-name="P105"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05"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30">test cases</text:span>, each of which will in turn contain individual <text:span text:style-name="T30">test methods</text:span>, and then add those <text:span text:style-name="T30">test cases</text:span> to a <text:span text:style-name="T30">test suite</text:span>. Lastly, you will instantiate a <text:span text:style-name="T30">test runner</text:span> object and call <text:span text:style-name="T30">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22291051" text:style-name="L6">
        <text:list-item>
          <text:p text:style-name="P81">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81">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29">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1">// Simple test case 1</text:p>
      <text:p text:style-name="P71">var nameAgeTest = new YAHOO.tool.TestCase({</text:p>
      <text:p text:style-name="P71"/>
      <text:p text:style-name="P71"><text:soft-page-break/><text:s text:c="4"/>name: "Test Name and Age",</text:p>
      <text:p text:style-name="P71"/>
      <text:p text:style-name="P71"><text:s text:c="4"/>setUp : function () {</text:p>
      <text:p text:style-name="P71"><text:s text:c="8"/>this.data = { name : "Rob", age : 39 };</text:p>
      <text:p text:style-name="P71"><text:s text:c="4"/>},</text:p>
      <text:p text:style-name="P71"/>
      <text:p text:style-name="P71"><text:s text:c="4"/>tearDown : function () {</text:p>
      <text:p text:style-name="P71"><text:s text:c="8"/>delete this.data;</text:p>
      <text:p text:style-name="P71"><text:s text:c="4"/>},</text:p>
      <text:p text:style-name="P71"/>
      <text:p text:style-name="P71"><text:s text:c="4"/>testName: function () {</text:p>
      <text:p text:style-name="P71"><text:s text:c="8"/>YAHOO.util.Assert.areEqual("Rob", this.data.name, "Name should be 'Rob'");</text:p>
      <text:p text:style-name="P71"><text:s text:c="4"/>},</text:p>
      <text:p text:style-name="P71"/>
      <text:p text:style-name="P71"><text:s text:c="4"/>testAge: function () {</text:p>
      <text:p text:style-name="P71"><text:s text:c="8"/>YAHOO.util.Assert.areEqual(39, this.data.age, "Age should be 39");</text:p>
      <text:p text:style-name="P71"><text:s text:c="4"/>}</text:p>
      <text:p text:style-name="P71">});</text:p>
      <text:p text:style-name="P71">// Simple test case 2</text:p>
      <text:p text:style-name="P71">var fooNumTest = new YAHOO.tool.TestCase({</text:p>
      <text:p text:style-name="P71"/>
      <text:p text:style-name="P71"><text:s text:c="4"/>name: "Test Foo Num",</text:p>
      <text:p text:style-name="P71"/>
      <text:p text:style-name="P71"><text:s text:c="4"/>setUp : function () {</text:p>
      <text:p text:style-name="P71"><text:s text:c="8"/>this.data = { foo : "FOO", num : 123 };</text:p>
      <text:p text:style-name="P71"><text:s text:c="4"/>},</text:p>
      <text:p text:style-name="P71"/>
      <text:p text:style-name="P71"><text:s text:c="4"/>tearDown : function () {</text:p>
      <text:p text:style-name="P71"><text:s text:c="8"/>delete this.data;</text:p>
      <text:p text:style-name="P71"><text:s text:c="4"/>},</text:p>
      <text:p text:style-name="P71"/>
      <text:p text:style-name="P71"><text:s text:c="4"/>testFoo: function () {</text:p>
      <text:p text:style-name="P71"><text:s text:c="8"/>YAHOO.util.Assert.areEqual("FOO", this.data.foo, "foo should be 'FOO'");</text:p>
      <text:p text:style-name="P71"><text:s text:c="4"/>},</text:p>
      <text:p text:style-name="P71"/>
      <text:p text:style-name="P71"><text:s text:c="4"/>testBar: function () {</text:p>
      <text:p text:style-name="P71"><text:s text:c="8"/>YAHOO.util.Assert.areEqual(123, this.data.num, "num should be 123");</text:p>
      <text:p text:style-name="P71"><text:s text:c="4"/>}</text:p>
      <text:p text:style-name="P71">});</text:p>
      <text:p text:style-name="P71"/>
      <text:p text:style-name="P71">// Create a test suite and add the two test cases from above</text:p>
      <text:p text:style-name="P71">yuiSuite = new YAHOO.tool.TestSuite("YUI Test Suite");</text:p>
      <text:p text:style-name="P71">yuiSuite.add(nameAgeTest);</text:p>
      <text:p text:style-name="P71">yuiSuite.add(fooNumTest);</text:p>
      <text:p text:style-name="P71"/>
      <text:p text:style-name="P71">YAHOO.util.Event.onDOMReady(function (){</text:p>
      <text:p text:style-name="P71"/>
      <text:p text:style-name="P71"><text:s text:c="4"/>var logger = new YAHOO.tool.TestLogger();// Create logger</text:p>
      <text:p text:style-name="P71"><text:s text:c="4"/>YAHOO.tool.TestRunner.add(yuiSuite); <text:s text:c="4"/>// Add Suite to test runner</text:p>
      <text:p text:style-name="P71"><text:s text:c="4"/>YAHOO.tool.TestRunner.run(); // Call run on the runner to run tests</text:p>
      <text:p text:style-name="P71">});</text:p>
      <text:p text:style-name="P71"><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6">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65">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65">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30">AdvancedOptionsTestCase</text:span> (which allows you to define tests that should fail, <text:s/>be ignored, or throw an error); <text:span text:style-name="T30">Asynchronous Tests</text:span> for testing Ajax; simulation of user interaction <text:span text:style-name="T30">(note that this is a “moving target” between YUI 2 &amp; 3 and you will need to get this from another package – see notes YUI 3 section);</text:span> and many more features that are well beyond the scope of this book.</text:p>
      <text:h text:style-name="P105" text:outline-level="2" text:is-list-header="true"><text:s/>4.4 Setup, Teardown</text:h>
      <text:p text:style-name="P6">As you may have noticed that in addition to our tests, there are two additional methods, <text:span text:style-name="T30">setUp</text:span> and <text:span text:style-name="T30">tearDown</text:span>. Intuitively, one defines and initializes a “data” object on this, while the other deletes it essentially cleaning up. The “data” object is what is called a <text:span text:style-name="T30">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05"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2"><text:span text:style-name="T38">var oReporter = new YAHOO.tool.TestReporter("</text:span><text:a xlink:type="simple" xlink:href="http://yoursite.com/target"><text:span text:style-name="T38">http://you</text:span></text:a><text:a xlink:type="simple" xlink:href="http://yoursite.com/target">.com/path</text:a><text:span text:style-name="T38">",YAHOO.tool.TestFormat.JSON);</text:span></text:p>
      <text:p text:style-name="P72">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05"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30">YAHOO.util.UserAction</text:span> has moved to the <text:span text:style-name="T30">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00"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QUnit<text:tab/>21</text:p>
          <text:p text:style-name="P106"><text:s/>6.1 Introduction<text:tab/>22</text:p>
          <text:p text:style-name="P106"><text:s/>6.2 Installation<text:tab/>22</text:p>
          <text:p text:style-name="P106"><text:s/>6.3 Usage<text:tab/>22</text:p>
          <text:p text:style-name="P106"><text:s/>6.4 FireUnit<text:tab/>24</text:p>
        </text:index-body>
      </text:table-of-content>
      <text:p text:style-name="P6"/>
      <text:h text:style-name="P105"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30">tests</text:span> are analogous to <text:span text:style-name="T30">test methods</text:span>, and <text:span text:style-name="T30">modules</text:span> are (sort of) analogous to <text:span text:style-name="T30">test cases</text:span>. <text:s/>Within a <text:span text:style-name="T30">test</text:span> you specify how many assertions will be ran via a call to <text:span text:style-name="T30">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30">setup</text:span> and <text:span text:style-name="T30">teardown</text:span> functions which act as expected. </text:p>
      <text:h text:style-name="P105"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05" text:outline-level="2" text:is-list-header="true"><text:s/>6.3 Usage</text:h>
      <text:p text:style-name="P7">QUnit takes a “meat and potatoes” approach to assertions with three of them: <text:span text:style-name="T30">ok</text:span>, <text:span text:style-name="T30">same</text:span>, and <text:s/><text:span text:style-name="T30">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41">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42">1. my test </text:span></text:span><text:span text:style-name="Strong_20_Emphasis"><text:span text:style-name="T43">(2</text:span></text:span><text:span text:style-name="Strong_20_Emphasis"><text:span text:style-name="T3">, </text:span></text:span><text:span text:style-name="Strong_20_Emphasis"><text:span text:style-name="T46">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2">wait</text:span></text:span><text:span text:style-name="Strong_20_Emphasis"><text:span text:style-name="T4"> and </text:span></text:span><text:span text:style-name="Strong_20_Emphasis"><text:span text:style-name="T12">resume</text:span></text:span><text:span text:style-name="Strong_20_Emphasis"><text:span text:style-name="T4"> in YUI Test but calls them respectively </text:span></text:span><text:span text:style-name="Strong_20_Emphasis"><text:span text:style-name="T12">start</text:span></text:span><text:span text:style-name="Strong_20_Emphasis"><text:span text:style-name="T4"> and </text:span></text:span><text:span text:style-name="Strong_20_Emphasis"><text:span text:style-name="T12">stop</text:span></text:span><text:span text:style-name="Strong_20_Emphasis"><text:span text:style-name="T4">. Again, this is beyond our scope, so refer to the online docs for information on how to implement this if you need it.</text:span></text:span></text:p>
      <text:h text:style-name="P105"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682905555" text:style-name="L7">
        <text:list-item>
          <text:p text:style-name="P82"><text:a xlink:type="simple" xlink:href="http://github.com/jeresig/fireunit">http://github.com/jeresig/fireunit</text:a> and click the Download button at the top (or do a git clone if you prefer)</text:p>
        </text:list-item>
        <text:list-item>
          <text:p text:style-name="P82">Navigate to the directory you've placed this in and simply type <text:span text:style-name="T47">make</text:span></text:p>
        </text:list-item>
        <text:list-item>
          <text:p text:style-name="P82">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87">Open Firebug (this requires Firebug of course!) and look for a 'Test' tab. Note that one of the plugin authors suggested a version of Firebug earlier than what we tested on (Firebug 1.4.3) but it seems to work for us so just fine.</text:p>
        </text:list-item>
        <text:list-item>
          <text:p text:style-name="P87">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65">Figure 6-1. FireUnit starts out like above.</text:p>
      <text:p text:style-name="P60"/>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65">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38"/>
      <text:p text:style-name="P6">The FireUnit extension is still very much in it's beginning stages, but proves to be an exciting additional tool for JavaScript developers!</text:p>
      <text:h text:style-name="P100"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jspec<text:tab/>26</text:p>
          <text:p text:style-name="P106"><text:s/>7.1 Introduction<text:tab/>26</text:p>
          <text:p text:style-name="P106"><text:s/>7.2 Installation<text:tab/>26</text:p>
          <text:p text:style-name="P106"><text:s/>7.3 Usage<text:tab/>27</text:p>
          <text:p text:style-name="P106"><text:s/>7.2 Additional Features<text:tab/>30</text:p>
          <text:p text:style-name="P125">Callbacks<text:tab/>30</text:p>
          <text:p text:style-name="P125">Options<text:tab/>30</text:p>
          <text:p text:style-name="P125">Server Formatting<text:tab/>31</text:p>
          <text:p text:style-name="P125">Other Tidbits<text:tab/>31</text:p>
        </text:index-body>
      </text:table-of-content>
      <text:p text:style-name="P6"/>
      <text:h text:style-name="P105"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8"/>
      <text:p text:style-name="P48">– Does this work on Linux too or just Macs??? NEED TO TEST!!!</text:p>
      <text:p text:style-name="P48"/>
      <text:p text:style-name="P30">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4"/>
      <text:p text:style-name="P34">If this bothers you, you can edit the spec.dom.html file and force it use just JavaScript. If you want to do this, please see the documentation as this is out of the scope of this document.</text:p>
      <text:h text:style-name="P105" text:outline-level="2" text:is-list-header="true"><text:s/>7.2 Installation</text:h>
      <text:p text:style-name="P7"><text:span text:style-name="Source_20_Text"><text:span text:style-name="T50">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50">http://docs.rubygems.org/read/chapter/3</text:span></text:span></text:a></text:p>
      <text:p text:style-name="P7"><text:span text:style-name="Source_20_Text"><text:span text:style-name="T50"/></text:span></text:p>
      <text:p text:style-name="P7"><text:span text:style-name="Source_20_Text"><text:span text:style-name="T50">Once you have the gem utility installed, you can issue the following command to get the jspec gem:</text:span></text:span></text:p>
      <text:p text:style-name="P7"><text:span text:style-name="Source_20_Text"><text:span text:style-name="T50"/></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50"/></text:span></text:p>
      <text:p text:style-name="P7"><text:span text:style-name="Source_20_Text"><text:span text:style-name="T50">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50">later):</text:span></text:span></text:p>
      <text:p text:style-name="P7"><text:span text:style-name="Source_20_Text"><text:span text:style-name="T50"/></text:span></text:p>
      <text:p text:style-name="P73"><text:span text:style-name="Source_20_Text"><text:span text:style-name="T47">$ defaults write com.apple.Safari IncludeDebugMenu 1</text:span></text:span></text:p>
      <text:h text:style-name="P105"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1">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66">Figure 7-1. jspec run will authomatically open Safari to point to the spec.dom.html as above.</text:p>
      <text:p text:style-name="P37">This is showing a passing test because we just left the boiler plate default test. Let's do one iteration of a BDD cycle (from jspec's author's screenscasts):</text:p>
      <text:p text:style-name="P37"/>
      <text:list xml:id="list1920114894" text:style-name="L8">
        <text:list-item>
          <text:p text:style-name="P89">First we generate a test in the spec_core.js file (note that you can create other spec files, but we'll go ahead and use the default by deleting the boiler plate code and adding our own as follows):</text:p>
          <text:p text:style-name="P88"/>
          <text:p text:style-name="P88"><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89">Reload the Safari browser and see the failing test (we haven't implemented anything yet!): </text:p>
          <text:p text:style-name="P88"><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89">Implement the minimal code to make this pass: </text:p>
          <text:p text:style-name="P88"/>
          <text:p text:style-name="P88"><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89">Reload the browser once more and see it pass:</text:p>
        </text:list-item>
      </text:list>
      <text:p text:style-name="P44"><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4"/>
      <text:p text:style-name="P44">These steps show the basic flow of BDD development. To quote the official RSpec web site (an infamous Ruby BDD framework) the following steps outline an iteration of BDD:</text:p>
      <text:p text:style-name="P44"><text:s/></text:p>
      <text:list xml:id="list1613321566" text:style-name="L9">
        <text:list-item>
          <text:p text:style-name="P97">Start with a very simple example that expresses some basic desired behavior.</text:p>
        </text:list-item>
        <text:list-item>
          <text:p text:style-name="P97">Run the example and watch it fail. </text:p>
        </text:list-item>
        <text:list-item>
          <text:p text:style-name="P97">Now write just enough code to make it pass. </text:p>
        </text:list-item>
        <text:list-item>
          <text:p text:style-name="P97">Run the example and bask in the joy that is green. </text:p>
        </text:list-item>
      </text:list>
      <text:p text:style-name="P39"><text:bibliography-mark text:identifier="RSPECBDD" text:bibliography-type="www" text:author="Unknown" text:title="RSpec: Get Started Now" text:url="http://rspec.info/">[RSPECBDD]</text:bibliography-mark></text:p>
      <text:p text:style-name="P39"/>
      <text:p text:style-name="P44">The idea, is that you continue to do the above steps as you add on features, fix bugs, etc. </text:p>
      <text:h text:style-name="P105" text:outline-level="2" text:is-list-header="true"><text:s/>7.2 Additional Features</text:h>
      <text:p text:style-name="P41">The following are some of the additional features available in jspec. For more details see the official site and/or the very detailed README file. </text:p>
      <text:h text:style-name="P120" text:outline-level="4">Callbacks</text:h>
      <text:p text:style-name="P37">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20" text:outline-level="4">Options</text:h>
      <text:p text:style-name="P37">It also allows you to add the '--browsers' switch to test in multiple browser:</text:p>
      <text:p text:style-name="P37"/>
      <text:p text:style-name="P37"><text:soft-page-break/>$jspec run --browsers ff,safari</text:p>
      <text:p text:style-name="P37"/>
      <text:p text:style-name="P37">This will open up the respective browsers on your system if they're installed. You can also run the '--server' switch to see the passes and failures in your console (if you don't have a particular browser installed it will tell you it couldn't find it):</text:p>
      <text:p text:style-name="P37"/>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37">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5">Note that you'll need to do a Ctrl-C to end the process. </text:p>
      <text:p text:style-name="P35"/>
      <text:h text:style-name="Heading_20_4" text:outline-level="4">Server Formatting</text:h>
      <text:p text:style-name="P35"/>
      <text:p text:style-name="P36">You can fine tune the server settings in the spec.server.html and server.rb files. So for example, if you'd like less verbosity in your test runs you can edit the following line in spec.server.html:</text:p>
      <text:p text:style-name="P36"/>
      <text:p text:style-name="P29">.run({ formatter: JSpec.formatters.Server, verbose: true, failuresOnly: true })</text:p>
      <text:p text:style-name="P36">to:</text:p>
      <text:p text:style-name="P29">.run({ formatter: JSpec.formatters.Server })</text:p>
      <text:p text:style-name="P29"/>
      <text:p text:style-name="P36">and your output will be more concise. Additionally, if you have rhino installed on your system you can use the --rhino switch to run your tests through rhino.</text:p>
      <text:h text:style-name="P121" text:outline-level="4">Other Tidbits</text:h>
      <text:p text:style-name="P36"/>
      <text:list xml:id="list1446094317" text:style-name="L10">
        <text:list-item>
          <text:p text:style-name="P90">You can also test for a throw from within a test case as in:</text:p>
          <text:p text:style-name="P92">function(){ throw 'some_error' }.should.throw_error 'some_error'</text:p>
        </text:list-item>
        <text:list-item>
          <text:p text:style-name="P91">Fixtures: If you need a DOM document to test on, you can create a fixture and then load it in your before or before_each hook. </text:p>
        </text:list-item>
        <text:list-item>
          <text:p text:style-name="P91">The above fixtures can be in HTML, json, XML, etc. See documentation for details.</text:p>
        </text:list-item>
        <text:list-item>
          <text:p text:style-name="P91">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6">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6"/>
      <text:list xml:id="list1913814297" text:style-name="L11">
        <text:list-item>
          <text:p text:style-name="P86">JSUnit (been around for a long time and used by many projects)</text:p>
        </text:list-item>
        <text:list-item>
          <text:p text:style-name="P86">JSSpec (used by the MooTools framework)</text:p>
        </text:list-item>
        <text:list-item>
          <text:p text:style-name="P86">unittest.js (script.aculo.us and Prototype)</text:p>
        </text:list-item>
        <text:list-item>
          <text:p text:style-name="P86">JsUnitTest (based off Prototype's unittest.js)</text:p>
        </text:list-item>
        <text:list-item>
          <text:p text:style-name="P86">D.O.H. (Dojo Objective Harness)</text:p>
        </text:list-item>
        <text:list-item>
          <text:p text:style-name="P86">screw.unit (another BDD style framework)</text:p>
        </text:list-item>
        <text:list-item>
          <text:p text:style-name="P86">Jasmine (a Pivotol Lab's BDD framework)</text:p>
        </text:list-item>
      </text:list>
      <text:p text:style-name="P3"/>
      <text:p text:style-name="P31">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1">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1"/>
      <text:p text:style-name="P31">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1">Common methods</text:span><text:span text:style-name="T8"> of regression testing include rerunning previously run tests and checking whether previously fixed faults have re-emerged.'</text:span></text:p>
      <text:p text:style-name="P31">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30">rerunning previously run tests</text:span>' to insure that your new system maintains it's public interface. </text:p>
      <text:p text:style-name="P31"/>
      <text:p text:style-name="P31">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1"/>
      <text:p text:style-name="P31">If this diversion has scared you, be comforted by the fact that this book will primarily use “vanilla unit tests”.</text:p>
      <text:h text:style-name="P99" text:outline-level="1" text:is-list-header="true">Part III – Test Driving JavaScript</text:h>
      <text:p text:style-name="P31">It turns out that unit testing is a great way to quickly grok a programming language. If an interpreter is available for language as well you may want to combine these tools by:</text:p>
      <text:list xml:id="list945886490" text:style-name="L12">
        <text:list-item>
          <text:p text:style-name="P93">using the interpreter for immediate feedback when “staying in the groove” is of the utmost importance (I.e. while you're working on a real project). </text:p>
        </text:list-item>
        <text:list-item>
          <text:p text:style-name="P94">using unit tests to explore the edges of a particular language so that you have an “automated recording” of your findings. </text:p>
        </text:list-item>
      </text:list>
      <text:p text:style-name="P32"/>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is section examines materials provided in Chapter 6 of Professional JavaScript for Web Developers, 2<text:span text:style-name="T61">nd</text:span> Edition by Nicholas C. Zakas, and Chapter 3 &amp; 5 of JavaScript: The Good Parts by Douglas Crockford. Both of these chapters go into some interesting but quirky details of JavaScript Object Creation and Inheritance models. First we'll start with some very basic JavaScript...</text:p>
      <text:h text:style-name="Heading_20_4" text:outline-level="4">5 Minute Drill</text:h>
      <text:p text:style-name="P10"><text:span text:style-name="Source_20_Text"><text:span text:style-name="T26">Let's dive into a couple of JavaScript basics to get our bearings. If you're a guru you could skip this section but you may want to skim just to see the general concept of grokking a language via unit tests. </text:span></text:span></text:p>
      <text:p text:style-name="P10"><text:span text:style-name="Source_20_Text"><text:span text:style-name="T26"/></text:span></text:p>
      <text:p text:style-name="P10"><text:span text:style-name="Source_20_Text"><text:span text:style-name="T26">Getting things set up is always a challenge so here's the first steps to getting tests going using jspec (again, if you'd like to use one of the other frameworks that's fine too):</text:span></text:span></text:p>
      <text:list xml:id="list171860266" text:style-name="L13">
        <text:list-item>
          <text:p text:style-name="P83"><text:span text:style-name="Source_20_Text"><text:span text:style-name="T19">jspec init</text:span></text:span></text:p>
        </text:list-item>
        <text:list-item>
          <text:p text:style-name="P83"><text:span text:style-name="Source_20_Text"><text:span text:style-name="T19">Then open the created project in your IDE or editor of choice</text:span></text:span></text:p>
        </text:list-item>
        <text:list-item>
          <text:p text:style-name="P83"><text:span text:style-name="Source_20_Text"><text:span text:style-name="T19">jspec needs to be able to find your 'system under test'. We changed that to be /lib/test_js_itself.js (instead of /lib/yourlib.core.js which we deleted)</text:span></text:span></text:p>
        </text:list-item>
        <text:list-item>
          <text:p text:style-name="P83"><text:span text:style-name="Source_20_Text"><text:span text:style-name="T19">Run 'jspec run --browser ff' – from the console for each test run</text:span></text:span></text:p>
          <text:p text:style-name="P83"><text:span text:style-name="Source_20_Text"><text:span text:style-name="T19"/></text:span></text:p>
        </text:list-item>
      </text:list>
      <text:p text:style-name="P10"><text:span text:style-name="Source_20_Text"><text:span text:style-name="T25">spec.core.js </text:span></text:span></text:p>
      <text:p text:style-name="P10"><text:span text:style-name="Source_20_Text"><text:span text:style-name="T25"/></text:span></text:p>
      <text:p text:style-name="P10"><text:span text:style-name="Source_20_Text"><text:span text:style-name="T26">describe 'TestJsItself'</text:span></text:span></text:p>
      <text:p text:style-name="P10"><text:span text:style-name="Source_20_Text"><text:span text:style-name="T26"><text:s text:c="4"/>before_each <text:s/></text:span></text:span></text:p>
      <text:p text:style-name="P10"><text:span text:style-name="Source_20_Text"><text:span text:style-name="T26"><text:tab/>jsTest = new JSTest <text:s text:c="2"/></text:span></text:span></text:p>
      <text:p text:style-name="P10"><text:span text:style-name="Source_20_Text"><text:span text:style-name="T26"><text:s text:c="4"/>end <text:s/></text:span></text:span></text:p>
      <text:p text:style-name="P10"><text:span text:style-name="Source_20_Text"><text:span text:style-name="T26"><text:s text:c="4"/>describe '.switchTest()'</text:span></text:span></text:p>
      <text:p text:style-name="P10"><text:span text:style-name="Source_20_Text"><text:span text:style-name="T26"><text:tab/>it 'should return corresponding case primitive int as a string'</text:span></text:span></text:p>
      <text:p text:style-name="P10"><text:soft-page-break/><text:span text:style-name="Source_20_Text"><text:span text:style-name="T26"><text:tab/> <text:s text:c="3"/>jsTest.switchTest(1).should.eql "one" </text:span></text:span></text:p>
      <text:p text:style-name="P10"><text:span text:style-name="Source_20_Text"><text:span text:style-name="T26"><text:tab/>end</text:span></text:span></text:p>
      <text:p text:style-name="P10"><text:span text:style-name="Source_20_Text"><text:span text:style-name="T26"><text:s text:c="4"/>end</text:span></text:span></text:p>
      <text:p text:style-name="P10"><text:span text:style-name="Source_20_Text"><text:span text:style-name="T26">end</text:span></text:span></text:p>
      <text:p text:style-name="P10"><text:span text:style-name="Source_20_Text"><text:span text:style-name="T26"/></text:span></text:p>
      <text:p text:style-name="P10"><text:span text:style-name="Source_20_Text"><text:span text:style-name="T25">test_js_itself.js</text:span></text:span></text:p>
      <text:p text:style-name="P10"><text:span text:style-name="Source_20_Text"><text:span text:style-name="T25"/></text:span></text:p>
      <text:p text:style-name="P10"><text:span text:style-name="Source_20_Text"><text:span text:style-name="T48">JSTest = function() {}</text:span></text:span></text:p>
      <text:p text:style-name="P10"><text:span text:style-name="Source_20_Text"><text:span text:style-name="T48">JSTest.prototype = {</text:span></text:span></text:p>
      <text:p text:style-name="P10"><text:span text:style-name="Source_20_Text"><text:span text:style-name="T48"><text:s text:c="4"/>constructor: JSTest,</text:span></text:span></text:p>
      <text:p text:style-name="P10"><text:span text:style-name="Source_20_Text"><text:span text:style-name="T48"><text:s text:c="4"/>switchTest : function(c) {</text:span></text:span></text:p>
      <text:p text:style-name="P10"><text:span text:style-name="Source_20_Text"><text:span text:style-name="T48"><text:s text:c="8"/>switch(c) {</text:span></text:span></text:p>
      <text:p text:style-name="P10"><text:span text:style-name="Source_20_Text"><text:span text:style-name="T48"><text:tab/> <text:s text:c="3"/>case 0: </text:span></text:span></text:p>
      <text:p text:style-name="P10"><text:span text:style-name="Source_20_Text"><text:span text:style-name="T48"><text:tab/><text:tab/>return "zero";</text:span></text:span></text:p>
      <text:p text:style-name="P10"><text:span text:style-name="Source_20_Text"><text:span text:style-name="T48"><text:tab/><text:tab/>break;</text:span></text:span></text:p>
      <text:p text:style-name="P10"><text:span text:style-name="Source_20_Text"><text:span text:style-name="T48"><text:tab/> <text:s text:c="3"/>case 1:</text:span></text:span></text:p>
      <text:p text:style-name="P10"><text:span text:style-name="Source_20_Text"><text:span text:style-name="T48"><text:tab/><text:tab/>return "one";</text:span></text:span></text:p>
      <text:p text:style-name="P10"><text:span text:style-name="Source_20_Text"><text:span text:style-name="T48"><text:tab/><text:tab/>break; </text:span></text:span></text:p>
      <text:p text:style-name="P10"><text:span text:style-name="Source_20_Text"><text:span text:style-name="T48"><text:tab/> <text:s/>}</text:span></text:span></text:p>
      <text:p text:style-name="P10"><text:span text:style-name="Source_20_Text"><text:span text:style-name="T48"><text:s text:c="4"/>}</text:span></text:span></text:p>
      <text:p text:style-name="P10"><text:span text:style-name="Source_20_Text"><text:span text:style-name="T48">}</text:span></text:span></text:p>
      <text:p text:style-name="P10"><text:span text:style-name="Source_20_Text"><text:span text:style-name="T48"/></text:span></text:p>
      <text:p text:style-name="P10"><text:span text:style-name="Source_20_Text"><text:span text:style-name="T51">Running the above with jspec passes. If it's not obvious from context, we are testing the basic functionality of the switch statement in JavaScript. In the above, the </text:span></text:span><text:span text:style-name="Source_20_Text"><text:span text:style-name="T50">system under test</text:span></text:span><text:span text:style-name="Source_20_Text"><text:span text:style-name="T51"> (idiomatic for the object you're testing) is the test_js_itself.js program, and the describe '.switchTest()' line is a test case that tests the switchTest() method. The 'it should' is an assertion. The </text:span></text:span><text:span text:style-name="Source_20_Text"><text:span text:style-name="T26">.eql is a BDD “matcher”. </text:span></text:span></text:p>
      <text:p text:style-name="P10"><text:span text:style-name="Source_20_Text"><text:span text:style-name="T26"/></text:span></text:p>
      <text:p text:style-name="P10"><text:span text:style-name="Source_20_Text"><text:span text:style-name="T51">In the QUnit framework, a transposition of the above test case might look something like: </text:span></text:span></text:p>
      <text:p text:style-name="P10"><text:span text:style-name="Source_20_Text"><text:span text:style-name="T48"/></text:span></text:p>
      <text:p text:style-name="P10"><text:span text:style-name="Source_20_Text"><text:span text:style-name="T48"><text:s text:c="4"/>test("Returns corresponding case primitive int as a string", function() {</text:span></text:span></text:p>
      <text:p text:style-name="P10"><text:span text:style-name="Source_20_Text"><text:span text:style-name="T48"><text:tab/>jsTest = new JSTest(); <text:s text:c="8"/>// likely moved to setup</text:span></text:span></text:p>
      <text:p text:style-name="P10"><text:span text:style-name="Source_20_Text"><text:span text:style-name="T48"><text:tab/>actual = jsTest.switchTest(1); // calls the 'sut' system under test</text:span></text:span></text:p>
      <text:p text:style-name="P10"><text:span text:style-name="Source_20_Text"><text:span text:style-name="T48"><text:tab/>same(actual, "one", "Returns corresponding...as a string"); // assertion</text:span></text:span></text:p>
      <text:p text:style-name="P10"><text:span text:style-name="Source_20_Text"><text:span text:style-name="T48"><text:s text:c="4"/>});</text:span></text:span></text:p>
      <text:p text:style-name="P10"><text:span text:style-name="Source_20_Text"><text:span text:style-name="T51"/></text:span></text:p>
      <text:p text:style-name="P10"><text:span text:style-name="Source_20_Text"><text:span text:style-name="T51">Note that we did not test the above code so consider it pseudocode! Other xUnit family frameworks might use something like assertSame or assertEquals.</text:span></text:span></text:p>
      <text:p text:style-name="P10"><text:span text:style-name="Source_20_Text"><text:span text:style-name="T51"/></text:span></text:p>
      <text:p text:style-name="P10"><text:span text:style-name="Source_20_Text"><text:span text:style-name="T51">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51"/></text:span></text:p>
      <text:p text:style-name="P10"><text:span text:style-name="Source_20_Text"><text:span text:style-name="T51">So we've confirmed that we understand the basics of how a switch statement works in JavaScript. But how about the venerable </text:span></text:span><text:span text:style-name="Source_20_Text"><text:span text:style-name="T50">fall-through</text:span></text:span><text:span text:style-name="Source_20_Text"><text:span text:style-name="T51">.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51"/></text:span></text:p>
      <text:p text:style-name="P10"><text:span text:style-name="Source_20_Text"><text:span text:style-name="T51">describe '.switchTest()'</text:span></text:span></text:p>
      <text:p text:style-name="P10"><text:span text:style-name="Source_20_Text"><text:span text:style-name="T51"><text:s text:c="4"/>it 'should return corresponding case primitive int as a string'</text:span></text:span></text:p>
      <text:p text:style-name="P10"><text:span text:style-name="Source_20_Text"><text:span text:style-name="T51"><text:tab/>jsTest.switchTest(1).should.eql "one" </text:span></text:span></text:p>
      <text:p text:style-name="P10"><text:span text:style-name="Source_20_Text"><text:span text:style-name="T51"><text:s text:c="4"/>end</text:span></text:span></text:p>
      <text:p text:style-name="P10"><text:span text:style-name="Source_20_Text"><text:span text:style-name="T52"><text:s text:c="4"/>it 'should fall through to next case when omitting a break'</text:span></text:span></text:p>
      <text:p text:style-name="P10"><text:span text:style-name="Source_20_Text"><text:span text:style-name="T52"><text:tab/>jsTest.switchTest("no break case") "next case"</text:span></text:span></text:p>
      <text:p text:style-name="P10"><text:span text:style-name="Source_20_Text"><text:span text:style-name="T52"><text:s text:c="4"/>end</text:span></text:span></text:p>
      <text:p text:style-name="P10"><text:soft-page-break/><text:span text:style-name="Source_20_Text"><text:span text:style-name="T51">end</text:span></text:span></text:p>
      <text:p text:style-name="P10"><text:span text:style-name="Source_20_Text"><text:span text:style-name="T51"/></text:span></text:p>
      <text:p text:style-name="P10"><text:span text:style-name="Source_20_Text"><text:span text:style-name="T51">Running this I get an error:</text:span></text:span></text:p>
      <text:p text:style-name="P10"><text:span text:style-name="Source_20_Text"><text:span text:style-name="T51"/></text:span></text:p>
      <text:p text:style-name="P10"><text:span text:style-name="Emphasis"><text:span text:style-name="T50">TypeError: actual is undefined</text:span></text:span></text:p>
      <text:p text:style-name="P10"><text:span text:style-name="Emphasis"><text:span text:style-name="T50"/></text:span></text:p>
      <text:p text:style-name="P10"><text:span text:style-name="Source_20_Text"><text:span text:style-name="T51">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51"/></text:span></text:p>
      <text:p text:style-name="P10"><text:span text:style-name="Source_20_Text"><text:span text:style-name="T51"><text:s text:c="4"/>switch(c) {</text:span></text:span></text:p>
      <text:p text:style-name="P10"><text:span text:style-name="Source_20_Text"><text:span text:style-name="T51"><text:tab/>case 0: </text:span></text:span></text:p>
      <text:p text:style-name="P10"><text:span text:style-name="Source_20_Text"><text:span text:style-name="T51"><text:tab/> <text:s text:c="3"/>return "zero";</text:span></text:span></text:p>
      <text:p text:style-name="P10"><text:span text:style-name="Source_20_Text"><text:span text:style-name="T51"><text:tab/> <text:s text:c="3"/>break;</text:span></text:span></text:p>
      <text:p text:style-name="P10"><text:span text:style-name="Source_20_Text"><text:span text:style-name="T51"><text:tab/>case 1:</text:span></text:span></text:p>
      <text:p text:style-name="P10"><text:span text:style-name="Source_20_Text"><text:span text:style-name="T51"><text:tab/> <text:s text:c="3"/>return "one";</text:span></text:span></text:p>
      <text:p text:style-name="P10"><text:span text:style-name="Source_20_Text"><text:span text:style-name="T51"><text:tab/> <text:s text:c="3"/>break; </text:span></text:span></text:p>
      <text:p text:style-name="P10"><text:span text:style-name="Source_20_Text"><text:span text:style-name="T51"><text:tab/></text:span></text:span><text:span text:style-name="Source_20_Text"><text:span text:style-name="T52">case "no break case":</text:span></text:span></text:p>
      <text:p text:style-name="P10"><text:span text:style-name="Source_20_Text"><text:span text:style-name="T52"><text:tab/> <text:s text:c="3"/>// do nothing...testing fall through</text:span></text:span></text:p>
      <text:p text:style-name="P10"><text:span text:style-name="Source_20_Text"><text:span text:style-name="T52"><text:tab/>case "next case":</text:span></text:span></text:p>
      <text:p text:style-name="P10"><text:span text:style-name="Source_20_Text"><text:span text:style-name="T52"><text:tab/> <text:s text:c="3"/>return "next case";</text:span></text:span></text:p>
      <text:p text:style-name="P10"><text:span text:style-name="Source_20_Text"><text:span text:style-name="T52"><text:tab/> <text:s text:c="3"/>break;</text:span></text:span></text:p>
      <text:p text:style-name="P10"><text:span text:style-name="Source_20_Text"><text:span text:style-name="T51"><text:s text:c="4"/>}</text:span></text:span></text:p>
      <text:p text:style-name="P10"><text:span text:style-name="Source_20_Text"><text:span text:style-name="T51">}</text:span></text:span></text:p>
      <text:p text:style-name="P10"><text:span text:style-name="Source_20_Text"><text:span text:style-name="T51"/></text:span></text:p>
      <text:p text:style-name="P10"><text:span text:style-name="Source_20_Text"><text:span text:style-name="T51">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51"/></text:span></text:p>
      <text:p text:style-name="P10"><text:span text:style-name="Source_20_Text"><text:span text:style-name="T51">Are we confident enough in creating simple vars? For example:</text:span></text:span></text:p>
      <text:p text:style-name="P10"><text:span text:style-name="Source_20_Text"><text:span text:style-name="T51">var x =1; var y = 2; result = x + y; // result == 3 Of course we are. No need to test that!</text:span></text:span></text:p>
      <text:p text:style-name="P10"><text:span text:style-name="Source_20_Text"><text:span text:style-name="T51"/></text:span></text:p>
      <text:p text:style-name="P10"><text:span text:style-name="Source_20_Text"><text:span text:style-name="T51">Let's have a look at creating Arrays. We'll check for creation and that indexing is zero based. So we add a test:</text:span></text:span></text:p>
      <text:p text:style-name="P10"><text:span text:style-name="Source_20_Text"><text:span text:style-name="T51"/></text:span></text:p>
      <text:p text:style-name="P10"><text:span text:style-name="Source_20_Text"><text:span text:style-name="T48">describe '.arrayTest()'</text:span></text:span></text:p>
      <text:p text:style-name="P10"><text:span text:style-name="Source_20_Text"><text:span text:style-name="T48"><text:s text:c="4"/>it 'should create an array and index by zero based subscripts'</text:span></text:span></text:p>
      <text:p text:style-name="P10"><text:span text:style-name="Source_20_Text"><text:span text:style-name="T48"><text:tab/>arr = jsTest.arrayTest()</text:span></text:span></text:p>
      <text:p text:style-name="P10"><text:span text:style-name="Source_20_Text"><text:span text:style-name="T48"><text:tab/>(arr.class == 'Array').should.eql "true"</text:span></text:span></text:p>
      <text:p text:style-name="P10"><text:span text:style-name="Source_20_Text"><text:span text:style-name="T48"><text:s text:c="4"/>end</text:span></text:span></text:p>
      <text:p text:style-name="P10"><text:span text:style-name="Source_20_Text"><text:span text:style-name="T48">end</text:span></text:span></text:p>
      <text:p text:style-name="P10"><text:span text:style-name="Source_20_Text"><text:span text:style-name="T51"/></text:span></text:p>
      <text:p text:style-name="P10"><text:span text:style-name="Source_20_Text"><text:span text:style-name="T51">When we run jspec we get the following error:</text:span></text:span></text:p>
      <text:p text:style-name="P10"><text:span text:style-name="Emphasis"><text:span text:style-name="T50">TypeError: jsTest.arrayTest is not a function</text:span></text:span></text:p>
      <text:p text:style-name="P10"><text:span text:style-name="Emphasis"><text:span text:style-name="T50"/></text:span></text:p>
      <text:p text:style-name="P10"><text:span text:style-name="Emphasis"><text:span text:style-name="T51">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51"/></text:span></text:p>
      <text:p text:style-name="P10"><text:span text:style-name="Emphasis"><text:span text:style-name="T48">arrayTest : function() {</text:span></text:span></text:p>
      <text:p text:style-name="P10"><text:span text:style-name="Emphasis"><text:span text:style-name="T48"><text:s text:c="4"/>return [1,2,3,4,5];</text:span></text:span></text:p>
      <text:p text:style-name="P10"><text:span text:style-name="Emphasis"><text:span text:style-name="T48">}</text:span></text:span></text:p>
      <text:p text:style-name="P10"><text:span text:style-name="Emphasis"><text:span text:style-name="T48"/></text:span></text:p>
      <text:p text:style-name="P10"><text:span text:style-name="Emphasis"><text:span text:style-name="T51">it fails:</text:span></text:span><text:span text:style-name="Emphasis"><text:span text:style-name="T48"> </text:span></text:span><text:span text:style-name="Emphasis"><text:span text:style-name="T47">expected false to eql 'true'</text:span></text:span></text:p>
      <text:p text:style-name="P10"><text:span text:style-name="Emphasis"><text:span text:style-name="T47"/></text:span></text:p>
      <text:p text:style-name="P10"><text:soft-page-break/><text:span text:style-name="Emphasis"><text:span text:style-name="T51">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51"/></text:span></text:p>
      <text:p text:style-name="P10"><text:span text:style-name="Emphasis"><text:span text:style-name="T48">typeof [1,2,3] == "array"; <text:s/>// false, huh???</text:span></text:span></text:p>
      <text:p text:style-name="P10"><text:span text:style-name="Emphasis"><text:span text:style-name="T48">arr = [1,2,3];</text:span></text:span></text:p>
      <text:p text:style-name="P10"><text:span text:style-name="Emphasis"><text:span text:style-name="T48">typeof arr == "array"; <text:s text:c="5"/>// false, what the heck?</text:span></text:span></text:p>
      <text:p text:style-name="P10"><text:span text:style-name="Emphasis"><text:span text:style-name="T48">arr = new Array(1,2,3);</text:span></text:span></text:p>
      <text:p text:style-name="P10"><text:span text:style-name="Emphasis"><text:span text:style-name="T48">typeof arr == "array"; <text:s text:c="5"/>// false</text:span></text:span></text:p>
      <text:p text:style-name="P10"><text:span text:style-name="Emphasis"><text:span text:style-name="T48">typeof [1,2,3] == "object"; // true, oh yeah Crockford said something about this!</text:span></text:span></text:p>
      <text:p text:style-name="P10"><text:span text:style-name="Emphasis"><text:span text:style-name="T51"/></text:span></text:p>
      <text:p text:style-name="P10"><text:span text:style-name="Emphasis"><text:span text:style-name="T51">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51">http://javascript.crockford.com/remedial.html</text:span></text:span></text:a></text:p>
      <text:p text:style-name="P10"><text:span text:style-name="Emphasis"><text:span text:style-name="T51"/></text:span></text:p>
      <text:p text:style-name="P10"><text:span text:style-name="Emphasis"><text:span text:style-name="T51">Ok, so we'd already heard about this problem but </text:span></text:span><text:span text:style-name="Emphasis"><text:span text:style-name="T53">still</text:span></text:span><text:span text:style-name="Emphasis"><text:span text:style-name="T51">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48">...</text:span></text:span></text:p>
      <text:p text:style-name="P10"><text:span text:style-name="Emphasis"><text:span text:style-name="T48"><text:s text:c="4"/>describe '.arrayTest()'</text:span></text:span></text:p>
      <text:p text:style-name="P10"><text:span text:style-name="Emphasis"><text:span text:style-name="T48"><text:tab/>it 'should return object for typeof array because JS is weird in that way'</text:span></text:span></text:p>
      <text:p text:style-name="P10"><text:span text:style-name="Emphasis"><text:span text:style-name="T48"><text:tab/> <text:s text:c="3"/></text:span></text:span><text:span text:style-name="Emphasis"><text:span text:style-name="T49">typeof arr == 'object' // uh oh! No matcher should.eql</text:span></text:span></text:p>
      <text:p text:style-name="P10"><text:span text:style-name="Emphasis"><text:span text:style-name="T48"><text:tab/>end</text:span></text:span></text:p>
      <text:p text:style-name="P10"><text:span text:style-name="Emphasis"><text:span text:style-name="T48"><text:tab/>it 'should use zero based indexing'</text:span></text:span></text:p>
      <text:p text:style-name="P10"><text:span text:style-name="Emphasis"><text:span text:style-name="T48"><text:tab/> <text:s text:c="3"/>arr[1].should.eql 2 </text:span></text:span></text:p>
      <text:p text:style-name="P10"><text:span text:style-name="Emphasis"><text:span text:style-name="T48"><text:tab/>end</text:span></text:span></text:p>
      <text:p text:style-name="P10"><text:span text:style-name="Emphasis"><text:span text:style-name="T48"><text:s text:c="4"/>end</text:span></text:span></text:p>
      <text:p text:style-name="P10"><text:span text:style-name="Emphasis"><text:span text:style-name="T48">...</text:span></text:span></text:p>
      <text:p text:style-name="P10"><text:span text:style-name="Emphasis"><text:span text:style-name="T48"/></text:span></text:p>
      <text:p text:style-name="P10"><text:span text:style-name="Emphasis"><text:span text:style-name="T51">Interestingly, jspec now shows that we have three of the tests passing out of four - jspec shows that something's went wrong with the third test. Right, we forgot to use a </text:span></text:span><text:span text:style-name="Emphasis"><text:span text:style-name="T59">matcher</text:span></text:span><text:span text:style-name="Emphasis"><text:span text:style-name="T51"> (eg should.eql). It doesn't explode but the test doesn't end up doing anything. So we change the bold line from above to read:</text:span></text:span></text:p>
      <text:p text:style-name="P10"><text:span text:style-name="Emphasis"><text:span text:style-name="T51"/></text:span></text:p>
      <text:p text:style-name="P10"><text:span text:style-name="Emphasis"><text:span text:style-name="T48"><text:tab/> <text:s text:c="3"/>(typeof arr == 'object').should.eql true</text:span></text:span></text:p>
      <text:p text:style-name="P10"><text:span text:style-name="Emphasis"><text:span text:style-name="T48"/></text:span></text:p>
      <text:p text:style-name="Standard"><text:span text:style-name="Emphasis"><text:span text:style-name="T54">We run jspec and we get: 'Passes: 4' – cool! </text:span></text:span><text:span text:style-name="T6"><text:s/></text:span></text:p>
      <text:p text:style-name="P33"/>
      <text:p text:style-name="P67"/>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961858438" text:continue-list="list1920114894" text:style-name="L8">
        <text:list-header>
          <text:p text:style-name="P108"><text:span text:style-name="Emphasis"><text:span text:style-name="T63">Figure 8-1.</text:span></text:span><text:span text:style-name="Emphasis"><text:span text:style-name="T22"> </text:span></text:span><text:span text:style-name="Emphasis"><text:span text:style-name="T63">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26">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26">https://developer.mozilla.org/en/Core_JavaScript_1.5_Reference/Global_Objects/Array</text:span></text:span></text:a></text:p>
      <text:h text:style-name="Heading_20_6" text:outline-level="6"><text:span text:style-name="Source_20_Text"><text:span text:style-name="T28">What just happened?</text:span></text:span></text:h>
      <text:p text:style-name="P10"><text:span text:style-name="Source_20_Text"><text:span text:style-name="T26">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26"/></text:span></text:p>
      <text:p text:style-name="P10"><text:span text:style-name="Source_20_Text"><text:span text:style-name="T26">Two other popular ways of experimenting with a language are: using an interpreter for instant feedback (useful in it's own right), and writing small test programs. Small test programs are </text:span></text:span><text:span text:style-name="Source_20_Text"><text:span text:style-name="T27">not</text:span></text:span><text:span text:style-name="Source_20_Text"><text:span text:style-name="T26">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26"/></text:span></text:p>
      <text:p text:style-name="P10"><text:span text:style-name="Source_20_Text"><text:span text:style-name="T26">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48">grep -A 10 'ARRAY_TESTS' my_tests.js </text:span></text:span></text:p>
      <text:p text:style-name="P10"><text:span text:style-name="Source_20_Text"><text:span text:style-name="T26">to get the 10 lines after the matching ARRAY_TESTS section.</text:span></text:span></text:p>
      <text:p text:style-name="P10"><text:span text:style-name="Source_20_Text"><text:span text:style-name="T26"/></text:span></text:p>
      <text:p text:style-name="P10"><text:span text:style-name="Source_20_Text"><text:span text:style-name="T26">Next we look at some interesting areas of JavaScript that the author encountered reading both the </text:span></text:span><text:span text:style-name="Source_20_Text"><text:span text:style-name="T26">Zakas and Crockford books – namely Object Creation and Inheritance.</text:span></text:span></text:p>
      <text:h text:style-name="P101"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Objects<text:tab/>38</text:p>
          <text:p text:style-name="P125">Object Creation<text:tab/>38</text:p>
          <text:p text:style-name="P125">Accessing Object Properties<text:tab/>40</text:p>
          <text:p text:style-name="P125">Object Assigned by Reference<text:tab/>40</text:p>
          <text:p text:style-name="P125">Prototypes<text:tab/>41</text:p>
          <text:p text:style-name="P128">Prototype Shadowing<text:tab/>42</text:p>
          <text:p text:style-name="P128">Reinventing Thyself<text:tab/>42</text:p>
          <text:p text:style-name="P128">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61">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0">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699277874" text:continue-numbering="true" text:style-name="L8">
        <text:list-header>
          <text:p text:style-name="P108"><text:span text:style-name="Emphasis"><text:span text:style-name="T63">Figure 8-2.</text:span></text:span><text:span text:style-name="Emphasis"><text:span text:style-name="T22"> </text:span></text:span><text:span text:style-name="Emphasis"><text:span text:style-name="T63">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586633311" text:continue-numbering="true" text:style-name="L8">
        <text:list-header>
          <text:p text:style-name="P108"><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09"><text:span text:style-name="Emphasis"><text:span text:style-name="T64"/></text:span></text:p>
          <text:p text:style-name="P109"><text:span text:style-name="Emphasis"><text:span text:style-name="T63"/></text:span></text:p>
          <text:p text:style-name="P109"><text:span text:style-name="Emphasis"><text:span text:style-name="T63"/></text:span></text:p>
          <text:p text:style-name="P109"><text:span text:style-name="Emphasis"><text:span text:style-name="T63"/></text:span></text:p>
          <text:p text:style-name="P109"><text:span text:style-name="Emphasis"><text:span text:style-name="T63"/></text:span></text:p>
          <text:p text:style-name="P109"><text:span text:style-name="Emphasis"><text:span text:style-name="T63"/></text:span></text:p>
          <text:p text:style-name="P109"><text:span text:style-name="Emphasis"><text:span text:style-name="T63"/></text:span></text:p>
          <text:p text:style-name="P109"><text:span text:style-name="Emphasis"><text:span text:style-name="T63"/></text:span></text:p>
          <text:p text:style-name="P109"><text:span text:style-name="Emphasis"><text:span text:style-name="T63"/></text:span></text:p>
          <text:p text:style-name="P109"><text:soft-page-break/><text:span text:style-name="Emphasis"><text:span text:style-name="T63"/></text:span></text:p>
          <text:p text:style-name="P109"><text:span text:style-name="Emphasis"><text:span text:style-name="T63"/></text:span></text:p>
          <text:p text:style-name="P109"><text:span text:style-name="Emphasis"><text:span text:style-name="T63">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46"/>
      <text:p text:style-name="P46">Creates a constructor for our system under test JSObjects. </text:p>
      <text:p text:style-name="P21"/>
      <text:p text:style-name="P21">JSObjects.prototype = …</text:p>
      <text:p text:style-name="P21"/>
      <text:p text:style-name="P46">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6"/>
      <text:p text:style-name="P46">Our return statement creates and returns an <text:span text:style-name="T30">object literal </text:span><text:span text:style-name="T36">which is essentially a grouping of </text:span></text:p>
      <text:p text:style-name="P46"><text:span text:style-name="T30">name : value</text:span><text:span text:style-name="T36"> pairs within brackets {} where the names can represent either properties or <text:s/>methods. This notation is very convenient and visually helpful. However, w</text:span>e could have also done this using the new Object() constructor and dot notation like so:</text:p>
      <text:p text:style-name="P46"/>
      <text:p text:style-name="P46"><text:tab/><text:span text:style-name="T47">o = new Object();</text:span></text:p>
      <text:p text:style-name="P21"><text:tab/>o.name = 'Rob';</text:p>
      <text:p text:style-name="P21"><text:tab/>o.age <text:s/>= 39;</text:p>
      <text:p text:style-name="P21"><text:tab/>return o;</text:p>
      <text:p text:style-name="P46"/>
      <text:p text:style-name="P46">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30">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29">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9">&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30">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4" text:outline-level="5"><text:soft-page-break/>Prototype Shadowing</text:h>
      <text:p text:style-name="P8">If we create a case like:</text:p>
      <text:p text:style-name="P8"/>
      <text:p text:style-name="P21"><text:tab/> <text:s text:c="3"/>obj1.foo = "new version of foo"</text:p>
      <text:p text:style-name="P21"><text:tab/> <text:s text:c="3"/><text:span text:style-name="T41">obj2.foo.should.eql "new version of foo" </text:span></text:p>
      <text:p text:style-name="P8"/>
      <text:p text:style-name="P8">It fails because obj2 still has the old prototype value (“foo property”). Therefore, this <text:span text:style-name="T29">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41">obj2.foo.should.eql "foo property" </text:span></text:p>
      <text:p text:style-name="P21"><text:tab/>end<text:tab/></text:p>
      <text:p text:style-name="P8"/>
      <text:p text:style-name="P8">“Ok, well are we really updating the property or just <text:span text:style-name="T30">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47"><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41">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41">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24"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41">//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41">(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47">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41">('foo' in beforeProto).should.eql false</text:span> </text:p>
      <text:p text:style-name="P21"><text:tab/> <text:s text:c="3"/>var afterProto = new Thing();</text:p>
      <text:p text:style-name="P21"><text:tab/> <text:s text:c="3"/><text:span text:style-name="T41">('foo' in afterProto).should.eql true</text:span> </text:p>
      <text:p text:style-name="P21"><text:tab/>end</text:p>
      <text:p text:style-name="P8"/>
      <text:p text:style-name="P8">Above, we create instances before and after overwriting the prototype. We can see in the highlighted lines that the <text:span text:style-name="T30">beforeProto</text:span> instance <text:span text:style-name="T29">does not</text:span> have access to the foo method but the <text:span text:style-name="T30">afterProto</text:span> instance <text:span text:style-name="T29">does</text:span> as this test passes. Note that if we had actually called the foo method on beforeProto we would recieve an error.</text:p>
      <text:h text:style-name="P124"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30">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41">(instance1.arr === instance2.arr).should.eql true</text:span></text:p>
      <text:p text:style-name="P21"/>
      <text:p text:style-name="P21"><text:tab/> <text:s text:c="3"/>instance1.hsh['phone'] = 'Blackberry'</text:p>
      <text:p text:style-name="P21"><text:tab/> <text:s text:c="3"/><text:span text:style-name="T41">(instance1.hsh === instance2.hsh).should.eql true</text:span></text:p>
      <text:p text:style-name="P21"><text:tab/> <text:s text:c="3"/><text:span text:style-name="T41">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41"><text:tab/> <text:s text:c="3"/>instance2.x.should.eql 1</text:span> </text:p>
      <text:p text:style-name="P21"><text:tab/>end</text:p>
      <text:p text:style-name="P21"><text:s text:c="4"/>end</text:p>
      <text:p text:style-name="P8"/>
      <text:p text:style-name="P8">The salient point to remember here is: prototype primitives <text:span text:style-name="T29">do</text:span> hide state and act like “non-statics” whereas reference types act like statics and therefore <text:span text:style-name="T29">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569047024" text:style-name="L14">
        <text:list-item>
          <text:p text:style-name="P84">object creations through the literal and new Object() idioms</text:p>
        </text:list-item>
        <text:list-item>
          <text:p text:style-name="P84">object references (namely that they are passed by reference not copied)</text:p>
        </text:list-item>
        <text:list-item>
          <text:p text:style-name="P84">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Inheritance<text:tab/>45</text:p>
          <text:p text:style-name="P125">Pseudoclassical<text:tab/>45</text:p>
          <text:p text:style-name="P125">Prototype Shared State Issue<text:tab/>47</text:p>
          <text:p text:style-name="P125">Constructor Stealing &amp; Combination Inheritance<text:tab/>47</text:p>
          <text:p text:style-name="P125">Prototypal Inheritance<text:tab/>48</text:p>
          <text:p text:style-name="P125">Inheriting Prototypes Not Constructors<text:tab/>49</text:p>
          <text:p text:style-name="P125">Functional Inheritance <text:tab/>50</text:p>
          <text:p text:style-name="P125">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30">hybrid constructor/prototype pattern </text:span><text:span text:style-name="T36">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36"><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36">).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36"><text:tab/> <text:s text:c="3"/></text:span><text:span text:style-name="T37">onyx.whoAmI().should.match /I am Onyx.</text:span><text:span text:style-name="T36">*/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36"/></text:span></text:p>
      <text:p text:style-name="P8"><text:span text:style-name="Emphasis"><text:span text:style-name="T36">Then we implement the code to make it pass:</text:span></text:span></text:p>
      <text:p text:style-name="P8"><text:span text:style-name="Emphasis"><text:span text:style-name="T36"/></text:span></text:p>
      <text:p text:style-name="P8"><text:span text:style-name="Emphasis"><text:span text:style-name="T48">function Animal(name){</text:span></text:span></text:p>
      <text:p text:style-name="P8"><text:span text:style-name="Emphasis"><text:span text:style-name="T48"><text:s text:c="4"/>this.name = name;</text:span></text:span></text:p>
      <text:p text:style-name="P8"><text:span text:style-name="Emphasis"><text:span text:style-name="T48">}</text:span></text:span></text:p>
      <text:p text:style-name="P8"><text:span text:style-name="Emphasis"><text:span text:style-name="T48">Animal.prototype = {</text:span></text:span></text:p>
      <text:p text:style-name="P8"><text:span text:style-name="Emphasis"><text:span text:style-name="T48"><text:s text:c="4"/>whoAmI: function() { return "I am " + this.name + "!\n"; }</text:span></text:span></text:p>
      <text:p text:style-name="P8"><text:span text:style-name="Emphasis"><text:span text:style-name="T48">};</text:span></text:span></text:p>
      <text:p text:style-name="P8"><text:span text:style-name="Emphasis"><text:span text:style-name="T48"/></text:span></text:p>
      <text:p text:style-name="P8"><text:span text:style-name="Emphasis"><text:span text:style-name="T51">Notice that we have used the '</text:span></text:span><text:span text:style-name="Emphasis"><text:span text:style-name="T59">match</text:span></text:span><text:span text:style-name="Emphasis"><text:span text:style-name="T51">' regex </text:span></text:span><text:span text:style-name="Emphasis"><text:span text:style-name="T59">matcher</text:span></text:span><text:span text:style-name="Emphasis"><text:span text:style-name="T51"> which gives us regex capabilities. There's no </text:span></text:span><text:soft-page-break/><text:span text:style-name="Emphasis"><text:span text:style-name="T51">reason to try to remember (or match) on '!\n' so regex works nicely here. Next is to create the child object and connect its prototype to the parent object (Animal).</text:span></text:span></text:p>
      <text:p text:style-name="P8"><text:span text:style-name="Emphasis"><text:span text:style-name="T51"/></text:span></text:p>
      <text:p text:style-name="P8"><text:span text:style-name="Emphasis"><text:span text:style-name="T48">function Dog(name, breed) {</text:span></text:span></text:p>
      <text:p text:style-name="P8"><text:span text:style-name="Emphasis"><text:span text:style-name="T48"><text:s text:c="4"/>this.name = name;</text:span></text:span></text:p>
      <text:p text:style-name="P8"><text:span text:style-name="Emphasis"><text:span text:style-name="T48"><text:s text:c="4"/>this.breed = breed;</text:span></text:span></text:p>
      <text:p text:style-name="P8"><text:span text:style-name="Emphasis"><text:span text:style-name="T48">}</text:span></text:span></text:p>
      <text:p text:style-name="P8"><text:span text:style-name="Emphasis"><text:span text:style-name="T48">Dog.prototype = new Animal();</text:span></text:span></text:p>
      <text:p text:style-name="P8"><text:span text:style-name="Emphasis"><text:span text:style-name="T48">Dog.prototype.getBreed = function() {</text:span></text:span></text:p>
      <text:p text:style-name="P8"><text:span text:style-name="Emphasis"><text:span text:style-name="T48"><text:s text:c="4"/>return this.breed;</text:span></text:span></text:p>
      <text:p text:style-name="P8"><text:span text:style-name="Emphasis"><text:span text:style-name="T48">}</text:span></text:span></text:p>
      <text:p text:style-name="P8"><text:span text:style-name="Emphasis"><text:span text:style-name="T48">Dog.prototype.bark = function() {</text:span></text:span></text:p>
      <text:p text:style-name="P8"><text:span text:style-name="Emphasis"><text:span text:style-name="T48"><text:s text:c="4"/>return 'ruff ruff';</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We start out be creating a Dog constructor that takes an additional property 'breed'. Then we augment the Dog with the </text:span></text:span><text:span text:style-name="Emphasis"><text:span text:style-name="T59">getBreed</text:span></text:span><text:span text:style-name="Emphasis"><text:span text:style-name="T51"> and </text:span></text:span><text:span text:style-name="Emphasis"><text:span text:style-name="T59">bark</text:span></text:span><text:span text:style-name="Emphasis"><text:span text:style-name="T51"> methods (jumping ahead of ourselves again!). In any event, the initial test passes. Then we decide to test the heck out of the instance and constructor relationships:</text:span></text:span></text:p>
      <text:p text:style-name="P8"><text:span text:style-name="Emphasis"><text:span text:style-name="T51"/></text:span></text:p>
      <text:p text:style-name="P8"><text:span text:style-name="Emphasis"><text:span text:style-name="T48"><text:tab/>it 'should create parent and child object using pseudoclassical inheritance'</text:span></text:span></text:p>
      <text:p text:style-name="P8"><text:span text:style-name="Emphasis"><text:span text:style-name="T48"><text:tab/> <text:s text:c="3"/>animal.constructor.should.eql Animal</text:span></text:span></text:p>
      <text:p text:style-name="P8"><text:span text:style-name="Emphasis"><text:span text:style-name="T48"><text:tab/> <text:s text:c="3"/></text:span></text:span><text:span text:style-name="Emphasis"><text:span text:style-name="T49">// dog.constructor.should.eql Dog // Nope: expected Animal to eql Dog</text:span></text:span></text:p>
      <text:p text:style-name="P8"><text:span text:style-name="Emphasis"><text:span text:style-name="T48"><text:tab/> <text:s text:c="3"/>dog.constructor.should.eql Animal </text:span></text:span></text:p>
      <text:p text:style-name="P8"><text:span text:style-name="Emphasis"><text:span text:style-name="T48"><text:tab/> <text:s text:c="3"/>animal.should.be_a Animal </text:span></text:span></text:p>
      <text:p text:style-name="P8"><text:span text:style-name="Emphasis"><text:span text:style-name="T48"><text:tab/> <text:s text:c="3"/>dog.should.be_a Animal</text:span></text:span></text:p>
      <text:p text:style-name="P8"><text:span text:style-name="Emphasis"><text:span text:style-name="T48"><text:tab/> <text:s text:c="3"/></text:span></text:span><text:span text:style-name="Emphasis"><text:span text:style-name="T49">// dog.should.be_a Dog // Nope!</text:span></text:span><text:span text:style-name="Emphasis"><text:span text:style-name="T48"> </text:span></text:span></text:p>
      <text:p text:style-name="P8"><text:span text:style-name="Emphasis"><text:span text:style-name="T48"><text:s text:c="10"/></text:span></text:span><text:span text:style-name="Emphasis"><text:span text:style-name="T49">// We severed the original prototype pointer and now point to Animal!</text:span></text:span></text:p>
      <text:p text:style-name="P8"><text:span text:style-name="Emphasis"><text:span text:style-name="T48"><text:tab/> <text:s text:c="3"/>dog.should.be_an_instance_of Animal</text:span></text:span></text:p>
      <text:p text:style-name="P8"><text:span text:style-name="Emphasis"><text:span text:style-name="T48"><text:tab/> <text:s text:c="3"/>dog.should.be_an_instance_of Dog </text:span></text:span></text:p>
      <text:p text:style-name="P8"><text:span text:style-name="Emphasis"><text:span text:style-name="T48"><text:tab/> <text:s text:c="3"/>(animal instanceof Dog).should.be_false</text:span></text:span></text:p>
      <text:p text:style-name="P8"><text:span text:style-name="Emphasis"><text:span text:style-name="T48"><text:tab/>end</text:span></text:span></text:p>
      <text:p text:style-name="P8"><text:span text:style-name="Emphasis"><text:span text:style-name="T51"/></text:span></text:p>
      <text:p text:style-name="P8"><text:span text:style-name="Emphasis"><text:span text:style-name="T51">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51"/></text:span></text:p>
      <text:p text:style-name="P8"><text:span text:style-name="Emphasis"><text:span text:style-name="T51">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51"/></text:span></text:p>
      <text:p text:style-name="P8"><text:span text:style-name="Emphasis"><text:span text:style-name="T51">Both the whoAmI method and the name instance variable are defined in the parent class but become available to the child as expected:</text:span></text:span></text:p>
      <text:p text:style-name="P8"><text:span text:style-name="Emphasis"><text:span text:style-name="T51"/></text:span></text:p>
      <text:p text:style-name="P8"><text:span text:style-name="Emphasis"><text:span text:style-name="T51"><text:tab/>it 'should behave such that child inherits methods and instance variables defined in parent'</text:span></text:span></text:p>
      <text:p text:style-name="P8"><text:span text:style-name="Emphasis"><text:span text:style-name="T51"><text:tab/> <text:s text:c="3"/>animal.whoAmI().should.match /I am Onyx.*/ </text:span></text:span></text:p>
      <text:p text:style-name="P8"><text:span text:style-name="Emphasis"><text:span text:style-name="T51"><text:tab/> <text:s text:c="3"/>dog.whoAmI().should.match /Sebastian.*/</text:span></text:span></text:p>
      <text:p text:style-name="P8"><text:span text:style-name="Emphasis"><text:span text:style-name="T51"><text:tab/> <text:s text:c="3"/>animal.should.respond_to 'whoAmI'</text:span></text:span></text:p>
      <text:p text:style-name="P8"><text:span text:style-name="Emphasis"><text:span text:style-name="T51"><text:tab/> <text:s text:c="3"/>dog.should.respond_to 'whoAmI'</text:span></text:span></text:p>
      <text:p text:style-name="P8"><text:span text:style-name="Emphasis"><text:span text:style-name="T51"><text:tab/> <text:s text:c="3"/>dog.should.have_prop 'name'</text:span></text:span></text:p>
      <text:p text:style-name="P8"><text:span text:style-name="Emphasis"><text:span text:style-name="T51"><text:tab/>end</text:span></text:span></text:p>
      <text:p text:style-name="P8"><text:span text:style-name="Emphasis"><text:span text:style-name="T51"/></text:span></text:p>
      <text:h text:style-name="Heading_20_4" text:outline-level="4"><text:soft-page-break/><text:span text:style-name="Emphasis"><text:span text:style-name="T51">Prototype Shared State Issue</text:span></text:span></text:h>
      <text:p text:style-name="P8"><text:span text:style-name="Emphasis"><text:span text:style-name="T51">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51"/></text:span></text:p>
      <text:p text:style-name="P8"><text:span text:style-name="Emphasis"><text:span text:style-name="T51">First we add the following to our Animal constructor:</text:span></text:span></text:p>
      <text:p text:style-name="P8"><text:span text:style-name="Emphasis"><text:span text:style-name="T51"/></text:span></text:p>
      <text:p text:style-name="P8"><text:span text:style-name="Emphasis"><text:span text:style-name="T51"><text:s text:c="4"/></text:span></text:span><text:span text:style-name="Emphasis"><text:span text:style-name="T48">this.arr = [1,2,3];</text:span></text:span></text:p>
      <text:p text:style-name="P8"><text:span text:style-name="Emphasis"><text:span text:style-name="T51"/></text:span></text:p>
      <text:p text:style-name="P8"><text:span text:style-name="Emphasis"><text:span text:style-name="T51">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51"/></text:span></text:p>
      <text:p text:style-name="P8"><text:span text:style-name="Emphasis"><text:span text:style-name="T51"><text:tab/>it 'should behave such that reference variables on the parent are "staticy" to all child instances'</text:span></text:span></text:p>
      <text:p text:style-name="P8"><text:span text:style-name="Emphasis"><text:span text:style-name="T51"><text:tab/> <text:s text:c="3"/>dog.arr.should.eql([1,2,3]) </text:span></text:span></text:p>
      <text:p text:style-name="P8"><text:span text:style-name="Emphasis"><text:span text:style-name="T51"><text:tab/> <text:s text:c="3"/>dog.arr.push(4)</text:span></text:span></text:p>
      <text:p text:style-name="P8"><text:span text:style-name="Emphasis"><text:span text:style-name="T51"><text:tab/> <text:s text:c="3"/>dog.arr.should.eql([1,2,3,4]) </text:span></text:span></text:p>
      <text:p text:style-name="P8"><text:span text:style-name="Emphasis"><text:span text:style-name="T51"><text:tab/> <text:s text:c="3"/>spike = new Dog("Spike", "Pitbull")</text:span></text:span></text:p>
      <text:p text:style-name="P8"><text:span text:style-name="Emphasis"><text:span text:style-name="T51"><text:tab/> <text:s text:c="3"/>spike.arr.should.eql([1,2,3,4]) </text:span></text:span></text:p>
      <text:p text:style-name="P8"><text:span text:style-name="Emphasis"><text:span text:style-name="T51"><text:tab/> <text:s text:c="3"/>spike.arr.push(5)</text:span></text:span></text:p>
      <text:p text:style-name="P8"><text:span text:style-name="Emphasis"><text:span text:style-name="T51"><text:tab/> <text:s text:c="3"/>rover = new Dog("Rover", "German Sheppard")</text:span></text:span></text:p>
      <text:p text:style-name="P8"><text:span text:style-name="Emphasis"><text:span text:style-name="T52"><text:tab/> <text:s text:c="3"/>spike.arr.should.eql([1,2,3,4,5])</text:span></text:span></text:p>
      <text:p text:style-name="P8"><text:span text:style-name="Emphasis"><text:span text:style-name="T52"><text:tab/> <text:s text:c="3"/>rover.arr.should.eql([1,2,3,4,5])</text:span></text:span></text:p>
      <text:p text:style-name="P8"><text:span text:style-name="Emphasis"><text:span text:style-name="T52"><text:tab/> <text:s text:c="3"/>dog.arr.should.eql([1,2,3,4,5])</text:span></text:span></text:p>
      <text:p text:style-name="P8"><text:span text:style-name="Emphasis"><text:span text:style-name="T51"><text:tab/>end</text:span></text:span></text:p>
      <text:p text:style-name="P8"><text:span text:style-name="Emphasis"><text:span text:style-name="T51"/></text:span></text:p>
      <text:p text:style-name="P8"><text:span text:style-name="Emphasis"><text:span text:style-name="T51">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51">Constructor Stealing &amp; Combination Inheritance</text:span></text:span></text:h>
      <text:p text:style-name="P8"><text:span text:style-name="Emphasis"><text:span text:style-name="T51">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51"/></text:span></text:p>
      <text:p text:style-name="P8"><text:span text:style-name="Emphasis"><text:span text:style-name="T48">function Parent(name)</text:span></text:span></text:p>
      <text:p text:style-name="P8"><text:span text:style-name="Emphasis"><text:span text:style-name="T48">function Child(name, age)</text:span></text:span></text:p>
      <text:p text:style-name="P8"><text:span text:style-name="Emphasis"><text:span text:style-name="T51"/></text:span></text:p>
      <text:p text:style-name="P8"><text:span text:style-name="Emphasis"><text:span text:style-name="T51">The Child constructor would add a line like: </text:span></text:span></text:p>
      <text:p text:style-name="P8"><text:span text:style-name="Emphasis"><text:span text:style-name="T51"/></text:span></text:p>
      <text:p text:style-name="P8"><text:span text:style-name="Emphasis"><text:span text:style-name="T51">Parent.call(this, name)</text:span></text:span></text:p>
      <text:p text:style-name="P8"><text:span text:style-name="Emphasis"><text:span text:style-name="T51"/></text:span></text:p>
      <text:p text:style-name="P8"><text:span text:style-name="Emphasis"><text:span text:style-name="T51">By using the 'call' method on the Parent object, we pass </text:span></text:span><text:span text:style-name="Emphasis"><text:span text:style-name="T59">this</text:span></text:span><text:span text:style-name="Emphasis"><text:span text:style-name="T51"> (the newly created Child instance) to the Parent's constructor. By doing so, the Parent constructor now executes with the Child instance as the </text:span></text:span><text:span text:style-name="Emphasis"><text:span text:style-name="T59">current object</text:span></text:span><text:span text:style-name="Emphasis"><text:span text:style-name="T51">.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51"/></text:span></text:p>
      <text:p text:style-name="Standard"><text:soft-page-break/><text:span text:style-name="Emphasis"><text:span text:style-name="T55">The net result is that we get the benefits of prototype chaining while maintaining encapsulation by adding </text:span></text:span><text:span text:style-name="Emphasis">constructor stealing</text:span><text:span text:style-name="Emphasis"><text:span text:style-name="T55"> to the mix. The pattern of combining these two is called </text:span></text:span><text:span text:style-name="Emphasis">combination inheritance</text:span><text:span text:style-name="Emphasis"><text:span text:style-name="T55"> </text:span></text:span><text:span text:style-name="Emphasis"><text:span text:style-name="T55"><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55">.</text:span></text:span><text:span text:style-name="Emphasis"> When we create instances of the Child they will each keep there own state.</text:span></text:p>
      <text:p text:style-name="P8"><text:span text:style-name="Emphasis"><text:span text:style-name="T51"/></text:span></text:p>
      <text:p text:style-name="P8"><text:span text:style-name="Emphasis"><text:span text:style-name="T51">The following is both the implementation and test for combination inheritance:</text:span></text:span></text:p>
      <text:p text:style-name="P8"><text:span text:style-name="Emphasis"><text:span text:style-name="T51"/></text:span></text:p>
      <text:p text:style-name="P8"><text:span text:style-name="Emphasis"><text:span text:style-name="T48">// Combination Inheritance</text:span></text:span></text:p>
      <text:p text:style-name="P8"><text:span text:style-name="Emphasis"><text:span text:style-name="T48">function Parent(name) {</text:span></text:span></text:p>
      <text:p text:style-name="P8"><text:span text:style-name="Emphasis"><text:span text:style-name="T48"><text:s text:c="4"/>this.name = name;</text:span></text:span></text:p>
      <text:p text:style-name="P8"><text:span text:style-name="Emphasis"><text:span text:style-name="T48"><text:s text:c="4"/>this.arr = [1,2,3];</text:span></text:span></text:p>
      <text:p text:style-name="P8"><text:span text:style-name="Emphasis"><text:span text:style-name="T48">}</text:span></text:span></text:p>
      <text:p text:style-name="P8"><text:span text:style-name="Emphasis"><text:span text:style-name="T48">Parent.prototype = {</text:span></text:span></text:p>
      <text:p text:style-name="P8"><text:span text:style-name="Emphasis"><text:span text:style-name="T48"><text:s text:c="4"/>constructor: Parent,</text:span></text:span></text:p>
      <text:p text:style-name="P8"><text:span text:style-name="Emphasis"><text:span text:style-name="T48"><text:s text:c="4"/>toString: function() { return "My name is " + this.name; }</text:span></text:span></text:p>
      <text:p text:style-name="P8"><text:span text:style-name="Emphasis"><text:span text:style-name="T48">}</text:span></text:span></text:p>
      <text:p text:style-name="P8"><text:span text:style-name="Emphasis"><text:span text:style-name="T48">function Child(name, age) {</text:span></text:span></text:p>
      <text:p text:style-name="P8"><text:span text:style-name="Emphasis"><text:span text:style-name="T48"><text:s text:c="4"/>this.age = age;</text:span></text:span></text:p>
      <text:p text:style-name="P8"><text:span text:style-name="Emphasis"><text:span text:style-name="T48"><text:s text:c="4"/>Parent.call(this, name);</text:span></text:span></text:p>
      <text:p text:style-name="P8"><text:span text:style-name="Emphasis"><text:span text:style-name="T48">}</text:span></text:span></text:p>
      <text:p text:style-name="P8"><text:span text:style-name="Emphasis"><text:span text:style-name="T48">Child.prototype = new Parent();</text:span></text:span></text:p>
      <text:p text:style-name="P8"><text:span text:style-name="Emphasis"><text:span text:style-name="T48">Child.prototype.getAge = function() {</text:span></text:span></text:p>
      <text:p text:style-name="P8"><text:span text:style-name="Emphasis"><text:span text:style-name="T48"><text:s text:c="4"/>return this.age;</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And the test:</text:span></text:span></text:p>
      <text:p text:style-name="P8"><text:span text:style-name="Emphasis"><text:span text:style-name="T51"/></text:span></text:p>
      <text:p text:style-name="P8"><text:span text:style-name="Emphasis"><text:span text:style-name="T51"><text:s/></text:span></text:span><text:span text:style-name="Emphasis"><text:span text:style-name="T48"><text:s text:c="3"/>describe 'Combination Inheritance Solves Static Prototype Properties Issue'</text:span></text:span></text:p>
      <text:p text:style-name="P8"><text:span text:style-name="Emphasis"><text:span text:style-name="T48"><text:tab/>it 'should maintain separate state for each child object'</text:span></text:span></text:p>
      <text:p text:style-name="P8"><text:span text:style-name="Emphasis"><text:span text:style-name="T48"><text:tab/> <text:s text:c="3"/>child_1 = new Child("David", 21)</text:span></text:span></text:p>
      <text:p text:style-name="P8"><text:span text:style-name="Emphasis"><text:span text:style-name="T48"><text:tab/> <text:s text:c="3"/>child_2 = new Child("Peter", 32)</text:span></text:span></text:p>
      <text:p text:style-name="P8"><text:span text:style-name="Emphasis"><text:span text:style-name="T49"><text:s text:c="10"/></text:span></text:span><text:span text:style-name="Emphasis"><text:span text:style-name="T48">child_1.getAge().should.eql 21</text:span></text:span></text:p>
      <text:p text:style-name="P8"><text:span text:style-name="Emphasis"><text:span text:style-name="T48"><text:tab/></text:span></text:span><text:span text:style-name="Emphasis"><text:span text:style-name="T49"> <text:s text:c="3"/>child_1.arr.push(999)</text:span></text:span></text:p>
      <text:p text:style-name="P8"><text:span text:style-name="Emphasis"><text:span text:style-name="T49"><text:tab/> <text:s text:c="3"/>child_2.arr.push(333)</text:span></text:span></text:p>
      <text:p text:style-name="P8"><text:span text:style-name="Emphasis"><text:span text:style-name="T49"><text:tab/> <text:s text:c="3"/>child_1.arr.should.eql([1,2,3,999])</text:span></text:span></text:p>
      <text:p text:style-name="P8"><text:span text:style-name="Emphasis"><text:span text:style-name="T49"><text:tab/> <text:s text:c="3"/>child_2.arr.should.eql([1,2,3,333])</text:span></text:span></text:p>
      <text:p text:style-name="P8"><text:span text:style-name="Emphasis"><text:span text:style-name="T49"><text:tab/> <text:s text:c="3"/>child_1.should.be_a Parent</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48"/></text:span></text:p>
      <text:p text:style-name="P8"><text:span text:style-name="Emphasis"><text:span text:style-name="T51">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56">Prototypal Inheritance</text:span></text:span></text:h>
      <text:p text:style-name="P8"><text:span text:style-name="Emphasis"><text:span text:style-name="T51">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51"/></text:span></text:p>
      <text:p text:style-name="P8"><text:span text:style-name="Emphasis"><text:span text:style-name="T51">Object.prototype.inherit = function(p) {</text:span></text:span></text:p>
      <text:p text:style-name="P8"><text:span text:style-name="Emphasis"><text:span text:style-name="T51"><text:s text:c="4"/>NewObj = function(){};</text:span></text:span></text:p>
      <text:p text:style-name="P8"><text:span text:style-name="Emphasis"><text:span text:style-name="T51"><text:s text:c="4"/>NewObj.prototype = p;</text:span></text:span></text:p>
      <text:p text:style-name="P8"><text:soft-page-break/><text:span text:style-name="Emphasis"><text:span text:style-name="T51"><text:s text:c="4"/>return new NewObj(); </text:span></text:span></text:p>
      <text:p text:style-name="P8"><text:span text:style-name="Emphasis"><text:span text:style-name="T51">}</text:span></text:span></text:p>
      <text:p text:style-name="P8"><text:span text:style-name="Emphasis"><text:span text:style-name="T51"/></text:span></text:p>
      <text:p text:style-name="P8"><text:span text:style-name="Emphasis"><text:span text:style-name="T51">There's of course nothing requiring you to </text:span></text:span><text:span text:style-name="Emphasis"><text:span text:style-name="T59">monkey patch</text:span></text:span><text:span text:style-name="Emphasis"><text:span text:style-name="T51"> Object – you can create a wrapper that returns such functionality and keep Object's namespace “clean”. In fact, we've altered the code that follows to use such a wrapper object. </text:span></text:span></text:p>
      <text:p text:style-name="P8"><text:span text:style-name="Emphasis"><text:span text:style-name="T51"/></text:span></text:p>
      <text:p text:style-name="P8"><text:span text:style-name="Emphasis"><text:span text:style-name="T51">We tap into the simple </text:span></text:span><text:span text:style-name="Emphasis"><text:span text:style-name="T59">stubbing</text:span></text:span><text:span text:style-name="Emphasis"><text:span text:style-name="T51"> functionality in jspec to create a person object at the beginning of our tests, by putting the following in a </text:span></text:span><text:span text:style-name="Emphasis"><text:span text:style-name="T59">before</text:span></text:span><text:span text:style-name="Emphasis"><text:span text:style-name="T51"> hook:</text:span></text:span></text:p>
      <text:p text:style-name="P8"><text:span text:style-name="Emphasis"><text:span text:style-name="T51"/></text:span></text:p>
      <text:p text:style-name="P8"><text:span text:style-name="Emphasis"><text:span text:style-name="T51"><text:tab/>person = { password : 'secret', toString : function(){ return '&lt;Person&gt;' } }</text:span></text:span></text:p>
      <text:p text:style-name="P8"><text:span text:style-name="Emphasis"><text:span text:style-name="T51"><text:tab/>stub(person, 'toString').and_return('Original toString method!')</text:span></text:span></text:p>
      <text:p text:style-name="P8"><text:span text:style-name="Emphasis"><text:span text:style-name="T51"/></text:span></text:p>
      <text:p text:style-name="P8"><text:span text:style-name="Emphasis"><text:span text:style-name="T51">and then use it in our test:</text:span></text:span></text:p>
      <text:p text:style-name="P8"><text:span text:style-name="Emphasis"><text:span text:style-name="T51"/></text:span></text:p>
      <text:p text:style-name="P8"><text:span text:style-name="Emphasis"><text:span text:style-name="T48"><text:s text:c="4"/>describe 'Prototypal Inheritance'</text:span></text:span></text:p>
      <text:p text:style-name="P8"><text:span text:style-name="Emphasis"><text:span text:style-name="T48"><text:tab/>it 'should inherit properties from parent'</text:span></text:span></text:p>
      <text:p text:style-name="P8"><text:span text:style-name="Emphasis"><text:span text:style-name="T48"><text:tab/> <text:s text:c="3"/>person.toString().should.match /Original toString.*/i</text:span></text:span></text:p>
      <text:p text:style-name="P8"><text:span text:style-name="Emphasis"><text:span text:style-name="T48"><text:tab/> <text:s text:c="3"/>person.password.should.eql 'secret'</text:span></text:span></text:p>
      <text:p text:style-name="P8"><text:span text:style-name="Emphasis"><text:span text:style-name="T48"><text:tab/> <text:s text:c="3"/>joe = helper.inherit(person)</text:span></text:span></text:p>
      <text:p text:style-name="P8"><text:span text:style-name="Emphasis"><text:span text:style-name="T48"><text:tab/> <text:s text:c="3"/>joe.password.should.eql 'secret'</text:span></text:span></text:p>
      <text:p text:style-name="P8"><text:span text:style-name="Emphasis"><text:span text:style-name="T48"><text:tab/> <text:s text:c="3"/>joe.password = 'letmein'</text:span></text:span></text:p>
      <text:p text:style-name="P8"><text:span text:style-name="Emphasis"><text:span text:style-name="T48"><text:tab/> <text:s text:c="3"/>joe.password.should.eql 'letmein'</text:span></text:span></text:p>
      <text:p text:style-name="P8"><text:span text:style-name="Emphasis"><text:span text:style-name="T48"><text:tab/> <text:s text:c="3"/>person.password.should.eql 'secret'</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48"/></text:span></text:p>
      <text:p text:style-name="P8"><text:span text:style-name="Emphasis"><text:span text:style-name="T51">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51"/></text:span></text:p>
      <text:h text:style-name="Heading_20_4" text:outline-level="4"><text:span text:style-name="Emphasis"><text:span text:style-name="T51">Inheriting Prototypes Not Constructors</text:span></text:span></text:h>
      <text:p text:style-name="P8"><text:span text:style-name="Emphasis"><text:span text:style-name="T51"/></text:span></text:p>
      <text:p text:style-name="P8"><text:span text:style-name="Emphasis"><text:span text:style-name="T51">On page 181 of Professional JavaScript for Web Developers, 2</text:span></text:span><text:span text:style-name="Emphasis"><text:span text:style-name="T62">nd</text:span></text:span><text:span text:style-name="Emphasis"><text:span text:style-name="T51"> edition, Nicholas Zakas essentially <text:s/>provides the following </text:span></text:span><text:span text:style-name="Emphasis"><text:span text:style-name="T59">Parasitic Combination Inheritance</text:span></text:span><text:span text:style-name="Emphasis"><text:span text:style-name="T51"> pattern which utilizes a helper function for inheriting prototypes </text:span></text:span><text:span text:style-name="Emphasis"><text:span text:style-name="T51"><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51">:</text:span></text:span></text:p>
      <text:p text:style-name="P8"><text:span text:style-name="Emphasis"><text:span text:style-name="T51"/></text:span></text:p>
      <text:p text:style-name="P8"><text:span text:style-name="Emphasis"><text:span text:style-name="T48">// Prototypal Inheritance</text:span></text:span></text:p>
      <text:p text:style-name="P8"><text:span text:style-name="Emphasis"><text:span text:style-name="T48">var helper = { <text:s text:c="5"/>// Thanks to Bob Vince for reminding me NOT to clobber Object!</text:span></text:span></text:p>
      <text:p text:style-name="P8"><text:span text:style-name="Emphasis"><text:span text:style-name="T48"><text:s text:c="4"/>inherit: function(p) {</text:span></text:span></text:p>
      <text:p text:style-name="P8"><text:span text:style-name="Emphasis"><text:span text:style-name="T48"><text:tab/>NewObj = function(){};</text:span></text:span></text:p>
      <text:p text:style-name="P8"><text:span text:style-name="Emphasis"><text:span text:style-name="T48"><text:tab/>NewObj.prototype = p;</text:span></text:span></text:p>
      <text:p text:style-name="P8"><text:span text:style-name="Emphasis"><text:span text:style-name="T48"><text:tab/>return new NewObj(); </text:span></text:span></text:p>
      <text:p text:style-name="P8"><text:span text:style-name="Emphasis"><text:span text:style-name="T48"><text:s text:c="4"/>},</text:span></text:span></text:p>
      <text:p text:style-name="P8"><text:span text:style-name="Emphasis"><text:span text:style-name="T48"><text:s text:c="4"/>inheritPrototype: function(subType, superType) {</text:span></text:span></text:p>
      <text:p text:style-name="P8"><text:span text:style-name="Emphasis"><text:span text:style-name="T48"><text:tab/>var prototype = helper.inherit(superType.prototype);</text:span></text:span></text:p>
      <text:p text:style-name="P8"><text:span text:style-name="Emphasis"><text:span text:style-name="T48"><text:tab/>prototype.constructor = subType;</text:span></text:span></text:p>
      <text:p text:style-name="P8"><text:span text:style-name="Emphasis"><text:span text:style-name="T48"><text:tab/>subType.prototype = prototype;</text:span></text:span></text:p>
      <text:p text:style-name="P8"><text:span text:style-name="Emphasis"><text:span text:style-name="T48"><text:s text:c="4"/>}</text:span></text:span></text:p>
      <text:p text:style-name="P8"><text:span text:style-name="Emphasis"><text:span text:style-name="T48">};</text:span></text:span></text:p>
      <text:p text:style-name="P8"><text:span text:style-name="Emphasis"><text:span text:style-name="T48"/></text:span></text:p>
      <text:p text:style-name="P8"><text:span text:style-name="Emphasis"><text:span text:style-name="T48">function SubType(name, age) {</text:span></text:span></text:p>
      <text:p text:style-name="P8"><text:soft-page-break/><text:span text:style-name="Emphasis"><text:span text:style-name="T48"><text:s text:c="4"/>Parent.call(this, name);</text:span></text:span></text:p>
      <text:p text:style-name="P8"><text:span text:style-name="Emphasis"><text:span text:style-name="T48"><text:s text:c="4"/>this.age = age; <text:s text:c="3"/></text:span></text:span></text:p>
      <text:p text:style-name="P8"><text:span text:style-name="Emphasis"><text:span text:style-name="T48">};</text:span></text:span></text:p>
      <text:p text:style-name="P8"><text:span text:style-name="Emphasis"><text:span text:style-name="T48">//Child.prototype = new Parent(); <text:s text:c="2"/>// Gets replaced by:</text:span></text:span></text:p>
      <text:p text:style-name="P8"><text:span text:style-name="Emphasis"><text:span text:style-name="T48">helper.inheritPrototype(SubType, Parent); <text:s/></text:span></text:span></text:p>
      <text:p text:style-name="P8"><text:span text:style-name="Emphasis"><text:span text:style-name="T48">SubType.prototype.getAge = function() {</text:span></text:span></text:p>
      <text:p text:style-name="P8"><text:span text:style-name="Emphasis"><text:span text:style-name="T48"><text:s text:c="4"/>return this.age;</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And here's our test:</text:span></text:span></text:p>
      <text:p text:style-name="P8"><text:span text:style-name="Emphasis"><text:span text:style-name="T51"/></text:span></text:p>
      <text:p text:style-name="P8"><text:span text:style-name="Emphasis"><text:span text:style-name="T51"><text:s text:c="3"/></text:span></text:span><text:span text:style-name="Emphasis"><text:span text:style-name="T48"><text:s/>describe 'Parisitic Combination Inheritance'</text:span></text:span></text:p>
      <text:p text:style-name="P8"><text:span text:style-name="Emphasis"><text:span text:style-name="T48"><text:tab/>it 'should use inheritPrototype (to call parent constructor once) and still work as expected'</text:span></text:span></text:p>
      <text:p text:style-name="P8"><text:span text:style-name="Emphasis"><text:span text:style-name="T48"><text:tab/> <text:s text:c="3"/>sub = new SubType("Nicholas Zakas", 29)</text:span></text:span></text:p>
      <text:p text:style-name="P8"><text:span text:style-name="Emphasis"><text:span text:style-name="T48"><text:tab/> <text:s text:c="3"/>sub.toString().should.match /.*Nicholas Zakas/</text:span></text:span></text:p>
      <text:p text:style-name="P8"><text:span text:style-name="Emphasis"><text:span text:style-name="T48"><text:tab/> <text:s text:c="3"/>sub.getAge().should.eql 29</text:span></text:span></text:p>
      <text:p text:style-name="P8"><text:span text:style-name="Emphasis"><text:span text:style-name="T48"><text:tab/> <text:s text:c="3"/>charlie = new SubType("Charlie Brown", 69)</text:span></text:span></text:p>
      <text:p text:style-name="P8"><text:span text:style-name="Emphasis"><text:span text:style-name="T48"><text:tab/> <text:s text:c="3"/>charlie.arr.should.eql([1,2,3])</text:span></text:span></text:p>
      <text:p text:style-name="P8"><text:span text:style-name="Emphasis"><text:span text:style-name="T48"><text:tab/> <text:s text:c="3"/>charlie.arr.push(999)</text:span></text:span></text:p>
      <text:p text:style-name="P8"><text:span text:style-name="Emphasis"><text:span text:style-name="T48"><text:tab/> <text:s text:c="3"/></text:span></text:span><text:span text:style-name="Emphasis"><text:span text:style-name="T49">charlie.arr.should.eql([1,2,3,999])</text:span></text:span></text:p>
      <text:p text:style-name="P8"><text:span text:style-name="Emphasis"><text:span text:style-name="T49"><text:tab/> <text:s text:c="3"/>sub.arr.should.eql([1,2,3])<text:tab/></text:span></text:span></text:p>
      <text:p text:style-name="P8"><text:span text:style-name="Emphasis"><text:span text:style-name="T48"><text:tab/> <text:s text:c="2"/></text:span></text:span><text:span text:style-name="Emphasis"><text:span text:style-name="T49"><text:s/>sub.should.be_an_instance_of SubType</text:span></text:span></text:p>
      <text:p text:style-name="P8"><text:span text:style-name="Emphasis"><text:span text:style-name="T49"><text:tab/> <text:s text:c="3"/>charlie.should.be_an_instance_of SubType</text:span></text:span></text:p>
      <text:p text:style-name="P8"><text:span text:style-name="Emphasis"><text:span text:style-name="T49"><text:tab/> <text:s text:c="3"/>(sub instanceof SubType).should.eql true </text:span></text:span></text:p>
      <text:p text:style-name="P8"><text:span text:style-name="Emphasis"><text:span text:style-name="T49"><text:tab/> <text:s text:c="3"/>(sub instanceof Parent).should.eql true </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48"/></text:span></text:p>
      <text:p text:style-name="P8"><text:span text:style-name="Emphasis"><text:span text:style-name="T26">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27">not</text:span></text:span><text:span text:style-name="Emphasis"><text:span text:style-name="T26"> exhibiting static nature! Moreover, our instanceof appears to be working correctly as well. Notice the code duplication? I just wanted to be sure that jspec's </text:span></text:span><text:span text:style-name="Emphasis"><text:span text:style-name="T49">be_an_instance_of</text:span></text:span><text:span text:style-name="Emphasis"><text:span text:style-name="T48"> </text:span></text:span><text:span text:style-name="Emphasis"><text:span text:style-name="T26">matcher was working as expected, and in fact testing instanceof behind the scenes.</text:span></text:span></text:p>
      <text:p text:style-name="P8"><text:span text:style-name="Emphasis"><text:span text:style-name="T26"/></text:span></text:p>
      <text:p text:style-name="P8"><text:span text:style-name="Emphasis"><text:span text:style-name="T26">According to Nicholas Zakas, this pattern is used for the YUI's YAHOO.lang.extend() method. </text:span></text:span><text:span text:style-name="Emphasis"><text:span text:style-name="T26"><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51">Functional Inheritance </text:span></text:span></text:h>
      <text:p text:style-name="P8"><text:span text:style-name="Emphasis"><text:span text:style-name="T45"/></text:span></text:p>
      <text:p text:style-name="P8"><text:span text:style-name="Emphasis"><text:span text:style-name="T51">Douglas Crockford introduced a pattern of object creation and inheritance that does not use the </text:span></text:span><text:span text:style-name="Emphasis"><text:span text:style-name="T59">this</text:span></text:span><text:span text:style-name="Emphasis"><text:span text:style-name="T51"> or </text:span></text:span><text:span text:style-name="Emphasis"><text:span text:style-name="T59">new</text:span></text:span><text:span text:style-name="Emphasis"><text:span text:style-name="T51"> and has the ability to keep data private. He calls such objects </text:span></text:span><text:span text:style-name="Emphasis"><text:span text:style-name="T60">durable</text:span></text:span><text:span text:style-name="Emphasis"><text:span text:style-name="T51"> because they cannot be compromised. A durable object does not provide access to its internal state (even if one has access to the durable object itself). </text:span></text:span><text:span text:style-name="Emphasis"><text:span text:style-name="T51"><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51"><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51"/></text:span></text:p>
      <text:p text:style-name="P8"><text:span text:style-name="Emphasis"><text:span text:style-name="T51">First we will create a durable super object and test that it works as expected while keeping it's variables hidden. First the test:</text:span></text:span></text:p>
      <text:p text:style-name="P8"><text:span text:style-name="Emphasis"><text:span text:style-name="T51"/></text:span></text:p>
      <text:p text:style-name="P8"><text:span text:style-name="Emphasis"><text:span text:style-name="T48"><text:s text:c="4"/>describe 'Functional Durable Inheritance'</text:span></text:span></text:p>
      <text:p text:style-name="P8"><text:span text:style-name="Emphasis"><text:span text:style-name="T48"><text:tab/>it 'should hide private variables'</text:span></text:span></text:p>
      <text:p text:style-name="P8"><text:span text:style-name="Emphasis"><text:span text:style-name="T48"><text:tab/> <text:s text:c="3"/>sub = new SuperFunk( </text:span></text:span></text:p>
      <text:p text:style-name="P8"><text:span text:style-name="Emphasis"><text:span text:style-name="T48"><text:s text:c="16"/>{name: "Superfly", age: 39, foo: "foo", bar: "bar"} )</text:span></text:span></text:p>
      <text:p text:style-name="P8"><text:span text:style-name="Emphasis"><text:span text:style-name="T48"><text:tab/> <text:s text:c="3"/>sub.getName().should.eql 'Superfly'</text:span></text:span></text:p>
      <text:p text:style-name="P8"><text:soft-page-break/><text:span text:style-name="Emphasis"><text:span text:style-name="T48"><text:tab/> <text:s text:c="3"/>sub.name.should.be_undefined</text:span></text:span></text:p>
      <text:p text:style-name="P8"><text:span text:style-name="Emphasis"><text:span text:style-name="T48"><text:tab/> <text:s text:c="3"/>sub.getAge().should.eql 39 </text:span></text:span></text:p>
      <text:p text:style-name="P8"><text:span text:style-name="Emphasis"><text:span text:style-name="T48"><text:tab/> <text:s text:c="3"/>sub.age.should.be_undefined</text:span></text:span></text:p>
      <text:p text:style-name="P8"><text:span text:style-name="Emphasis"><text:span text:style-name="T48"><text:tab/> <text:s text:c="3"/>sub.getFoo().should.eql 'foo'</text:span></text:span></text:p>
      <text:p text:style-name="P8"><text:span text:style-name="Emphasis"><text:span text:style-name="T48"><text:tab/> <text:s text:c="3"/>sub.foo.should.be_undefined</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51"/></text:span></text:p>
      <text:p text:style-name="P8"><text:span text:style-name="Emphasis"><text:span text:style-name="T51">Here is the implementation of the super object:</text:span></text:span></text:p>
      <text:p text:style-name="P8"><text:span text:style-name="Emphasis"><text:span text:style-name="T51"/></text:span></text:p>
      <text:p text:style-name="P8"><text:span text:style-name="Emphasis"><text:span text:style-name="T48">function SuperFunk(blueprint) { </text:span></text:span></text:p>
      <text:p text:style-name="P8"><text:span text:style-name="Emphasis"><text:span text:style-name="T48"><text:s text:c="4"/>var obj = {};</text:span></text:span></text:p>
      <text:p text:style-name="P8"><text:span text:style-name="Emphasis"><text:span text:style-name="T48"><text:s text:c="4"/>obj.getName = function() { return blueprint.name; };</text:span></text:span></text:p>
      <text:p text:style-name="P8"><text:span text:style-name="Emphasis"><text:span text:style-name="T48"><text:s text:c="4"/>obj.getAge <text:s/>= function() { return blueprint.age; };</text:span></text:span></text:p>
      <text:p text:style-name="P8"><text:span text:style-name="Emphasis"><text:span text:style-name="T48"><text:s text:c="4"/>obj.getFoo <text:s/>= function() { return blueprint.foo; };</text:span></text:span></text:p>
      <text:p text:style-name="P8"><text:span text:style-name="Emphasis"><text:span text:style-name="T48"><text:s text:c="4"/>obj.getBar <text:s/>= function() { return blueprint.bar; };</text:span></text:span></text:p>
      <text:p text:style-name="P8"><text:span text:style-name="Emphasis"><text:span text:style-name="T48"><text:s text:c="4"/>return obj;</text:span></text:span></text:p>
      <text:p text:style-name="P8"><text:span text:style-name="Emphasis"><text:span text:style-name="T48">}</text:span></text:span></text:p>
      <text:p text:style-name="P8"><text:span text:style-name="Emphasis"><text:span text:style-name="T48"/></text:span></text:p>
      <text:p text:style-name="P8"><text:span text:style-name="Emphasis"><text:span text:style-name="T51">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59">should create a descendent object that inherits properties while maintaining privacy':</text:span></text:span></text:p>
      <text:p text:style-name="P8"><text:span text:style-name="Emphasis"><text:span text:style-name="T51"/></text:span></text:p>
      <text:p text:style-name="P8"><text:span text:style-name="Emphasis"><text:span text:style-name="T48"><text:tab/>it 'should create descendent obj inherits props while maintaining privacy'</text:span></text:span></text:p>
      <text:p text:style-name="P8"><text:span text:style-name="Emphasis"><text:span text:style-name="T48"><text:tab/> <text:s text:c="3"/>sub = new sub_func( </text:span></text:span></text:p>
      <text:p text:style-name="P8"><text:span text:style-name="Emphasis"><text:span text:style-name="T48"><text:s text:c="16"/>{name: "Submarine", age: 1, foo: "food", bar: "barfly"} )</text:span></text:span></text:p>
      <text:p text:style-name="P8"><text:span text:style-name="Emphasis"><text:span text:style-name="T48"><text:tab/> <text:s text:c="3"/>sub.getName().should.eql 'Submarine'</text:span></text:span></text:p>
      <text:p text:style-name="P8"><text:span text:style-name="Emphasis"><text:span text:style-name="T48"><text:tab/> <text:s text:c="3"/>sub.name.should.be_undefined</text:span></text:span></text:p>
      <text:p text:style-name="P8"><text:span text:style-name="Emphasis"><text:span text:style-name="T48"><text:tab/> <text:s text:c="3"/>sub.getAge().should.eql 1 </text:span></text:span></text:p>
      <text:p text:style-name="P8"><text:span text:style-name="Emphasis"><text:span text:style-name="T48"><text:tab/> <text:s text:c="3"/>sub.age.should.be_undefined</text:span></text:span></text:p>
      <text:p text:style-name="P8"><text:span text:style-name="Emphasis"><text:span text:style-name="T48"><text:tab/> <text:s text:c="3"/>sub.getFoo().should.eql 'food'</text:span></text:span></text:p>
      <text:p text:style-name="P8"><text:span text:style-name="Emphasis"><text:span text:style-name="T48"><text:tab/> <text:s text:c="3"/>sub.foo.should.be_undefined </text:span></text:span></text:p>
      <text:p text:style-name="P8"><text:span text:style-name="Emphasis"><text:span text:style-name="T48"><text:tab/> <text:s text:c="3"/>sub.getBar().should.eql 'barfly'</text:span></text:span></text:p>
      <text:p text:style-name="P8"><text:span text:style-name="Emphasis"><text:span text:style-name="T48"><text:tab/> <text:s text:c="3"/>sub.bar.should.be_undefined </text:span></text:span></text:p>
      <text:p text:style-name="P8"><text:span text:style-name="Emphasis"><text:span text:style-name="T48"><text:tab/> <text:s text:c="3"/>sub.coolAugment().should.match /.*fresh new perspective.*/</text:span></text:span></text:p>
      <text:p text:style-name="P8"><text:span text:style-name="Emphasis"><text:span text:style-name="T49"><text:tab/> <text:s text:c="3"/>//sub.should.be_an_instance_of super_func NOPE!</text:span></text:span></text:p>
      <text:p text:style-name="P8"><text:span text:style-name="Emphasis"><text:span text:style-name="T49"><text:tab/> <text:s text:c="3"/>//sub.should.be_an_instance_of sub_func <text:s text:c="2"/>NOPE!</text:span></text:span></text:p>
      <text:p text:style-name="P8"><text:span text:style-name="Emphasis"><text:span text:style-name="T49"><text:tab/> <text:s text:c="3"/>sub.should.be_an_instance_of Object </text:span></text:span></text:p>
      <text:p text:style-name="P8"><text:span text:style-name="Emphasis"><text:span text:style-name="T48"><text:tab/>end</text:span></text:span></text:p>
      <text:p text:style-name="P8"><text:span text:style-name="Emphasis"><text:span text:style-name="T51"/></text:span></text:p>
      <text:p text:style-name="P8"><text:span text:style-name="Emphasis"><text:span text:style-name="T51">So we need the sub object implementation:</text:span></text:span></text:p>
      <text:p text:style-name="P8"><text:span text:style-name="Emphasis"><text:span text:style-name="T48"/></text:span></text:p>
      <text:p text:style-name="P8"><text:span text:style-name="Emphasis"><text:span text:style-name="T48">function sub_func(blueprint) {</text:span></text:span></text:p>
      <text:p text:style-name="P8"><text:span text:style-name="Emphasis"><text:span text:style-name="T48"><text:s text:c="4"/>blueprint.name = blueprint.name || "Crockford's Place";</text:span></text:span></text:p>
      <text:p text:style-name="P8"><text:span text:style-name="Emphasis"><text:span text:style-name="T48"><text:s text:c="4"/>supr = super_func(blueprint);</text:span></text:span></text:p>
      <text:p text:style-name="P8"><text:span text:style-name="Emphasis"><text:span text:style-name="T48"><text:s text:c="4"/>supr.coolAugment = function() { return "I give a fresh new perspective on things!" };</text:span></text:span></text:p>
      <text:p text:style-name="P8"><text:span text:style-name="Emphasis"><text:span text:style-name="T48"><text:s text:c="4"/>return supr; <text:s text:c="3"/></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59">Parasitic Combination Inheritance</text:span></text:span><text:span text:style-name="Emphasis"><text:span text:style-name="T51"> pattern we discussed previously. However, the Durable or Functional pattern gives us a big win in </text:span></text:span><text:soft-page-break/><text:span text:style-name="Emphasis"><text:span text:style-name="T51">the security department!</text:span></text:span></text:p>
      <text:h text:style-name="Heading_20_4" text:outline-level="4"><text:span text:style-name="Emphasis"><text:span text:style-name="T51">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62"/>
      <text:p text:style-name="P62"/>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JavaScript Gotchas<text:tab/>53</text:p>
          <text:p text:style-name="P129">Namespace<text:tab/>53</text:p>
          <text:p text:style-name="P129">parseInt<text:tab/>53</text:p>
          <text:p text:style-name="P129">Equality and == vs ===<text:tab/>54</text:p>
          <text:p text:style-name="P129">Reserved Words in Object Literals<text:tab/>55</text:p>
          <text:p text:style-name="P129">Scope<text:tab/>56</text:p>
          <text:p text:style-name="P122">Privileged Singleton<text:tab/>57</text:p>
        </text:index-body>
      </text:table-of-content>
      <text:p text:style-name="P8"/>
      <text:h text:style-name="Heading_20_7" text:outline-level="7"><text:span text:style-name="Emphasis"><text:span text:style-name="T13">Namespace</text:span></text:span></text:h>
      <text:p text:style-name="P8"><text:span text:style-name="Emphasis"><text:span text:style-name="T13">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3"/></text:span></text:p>
      <text:p text:style-name="P8"><text:span text:style-name="Emphasis"><text:span text:style-name="T13">var JJS = {};</text:span></text:span></text:p>
      <text:p text:style-name="P8"><text:span text:style-name="Emphasis"><text:span text:style-name="T13">JJS.ABC = {};</text:span></text:span></text:p>
      <text:p text:style-name="P8"><text:span text:style-name="Emphasis"><text:span text:style-name="T13"/></text:span></text:p>
      <text:p text:style-name="P8"><text:span text:style-name="Emphasis"><text:span text:style-name="T13">With this in place, you can then attach your objects, functions, etc., to the JJS.ABC object like:</text:span></text:span></text:p>
      <text:p text:style-name="P8"><text:span text:style-name="Emphasis"><text:span text:style-name="T13">JJS.ABC.Obj = { … }</text:span></text:span></text:p>
      <text:p text:style-name="P8"><text:span text:style-name="Emphasis"><text:span text:style-name="T13">JJS.ABC.Func = function(){ … }</text:span></text:span></text:p>
      <text:p text:style-name="P8"><text:span text:style-name="Emphasis"><text:span text:style-name="T13">etc.</text:span></text:span></text:p>
      <text:p text:style-name="P8"><text:span text:style-name="Emphasis"><text:span text:style-name="T13"/></text:span></text:p>
      <text:p text:style-name="P8"><text:span text:style-name="Emphasis"><text:span text:style-name="T13"><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3"><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3">parseInt</text:span></text:span></text:h>
      <text:p text:style-name="Text_20_body"><text:span text:style-name="Emphasis"><text:span text:style-name="T14">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17">parseInt("1000",2) </text:span></text:span><text:span text:style-name="Emphasis"><text:span text:style-name="T14">which would produce the binary converted version of “1000” converted to integer, 8.</text:span></text:span></text:p>
      <text:p text:style-name="Text_20_body"><text:span text:style-name="Emphasis"><text:span text:style-name="T14">The ECMA-262 3 Standard defines the following caveats:</text:span></text:span></text:p>
      <text:p text:style-name="P45"><text:span text:style-name="T31">'parseInt </text:span><text:span text:style-name="T30">may interpret only a leading portion of the string as an integer value; it ignores any</text:span></text:p>
      <text:p text:style-name="P47">characters that cannot be interpreted as part of the notation of an integer, and no indication is given that any such characters were ignored.</text:p>
      <text:p text:style-name="P47"/>
      <text:p text:style-name="P42"><text:span text:style-name="T39">When radix is 0 or </text:span>undefined <text:span text:style-name="T39">and the string's number begins with a </text:span>0 <text:span text:style-name="T39">digit not followed by an </text:span>x <text:span text:style-name="T39">or </text:span>X<text:span text:style-name="T39">, then the implementation may, at its discretion, interpret the number either as being octal or as being </text:span><text:span text:style-name="T39">decimal. Implementations are encouraged to interpret numbers in this case as being decimal.' </text:span><text:span text:style-name="T39"><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14"/></text:span></text:p>
      <text:p text:style-name="Text_20_body"><text:soft-page-break/><text:span text:style-name="Emphasis"><text:span text:style-name="T14">Obvious implications are: </text:span></text:span></text:p>
      <text:list xml:id="list1707713854" text:style-name="L15">
        <text:list-item>
          <text:p text:style-name="P98"><text:span text:style-name="Emphasis"><text:span text:style-name="T14">particular implementation may discard anything after first non-integer</text:span></text:span></text:p>
        </text:list-item>
        <text:list-item>
          <text:p text:style-name="P98"><text:span text:style-name="Emphasis"><text:span text:style-name="T14">08 and 09 will not be interpreted as decimals and are not valid octal – returns 0!</text:span></text:span></text:p>
        </text:list-item>
      </text:list>
      <text:p text:style-name="Text_20_body"><text:span text:style-name="Emphasis"><text:span text:style-name="T14">Let's write the tests:</text:span></text:span></text:p>
      <text:p text:style-name="Text_20_body"><text:span text:style-name="Emphasis"><text:span text:style-name="T14"><text:s/></text:span></text:span><text:span text:style-name="Emphasis"><text:span text:style-name="T17"><text:s text:c="3"/>describe 'parseInt Weirdness'</text:span></text:span></text:p>
      <text:p text:style-name="Text_20_body"><text:span text:style-name="Emphasis"><text:span text:style-name="T17"><text:tab/>it 'should ignore any non-integer chars &amp; discard after first non-integer' </text:span></text:span></text:p>
      <text:p text:style-name="Text_20_body"><text:span text:style-name="Emphasis"><text:span text:style-name="T17"><text:tab/> <text:s text:c="3"/>gotchas.callParseInt('82I_AM_IGNORED_1234', 10).should.eql 82</text:span></text:span></text:p>
      <text:p text:style-name="Text_20_body"><text:span text:style-name="Emphasis"><text:span text:style-name="T17"><text:tab/> <text:s text:c="3"/>gotchas.callParseInt('82#$I_AM_IGNORED_1234', 10).should.eql 82</text:span></text:span></text:p>
      <text:p text:style-name="Text_20_body"><text:span text:style-name="Emphasis"><text:span text:style-name="T17"><text:tab/> <text:s text:c="3"/>gotchas.callParseInt('1010_binary_too!_1234', 2).should.eql 10</text:span></text:span></text:p>
      <text:p text:style-name="Text_20_body"><text:span text:style-name="Emphasis"><text:span text:style-name="T17"><text:tab/>end</text:span></text:span></text:p>
      <text:p text:style-name="Text_20_body"><text:span text:style-name="Emphasis"><text:span text:style-name="T17"><text:tab/>it 'should return zero for 08 and 09' </text:span></text:span></text:p>
      <text:p text:style-name="Text_20_body"><text:span text:style-name="Emphasis"><text:span text:style-name="T17"><text:tab/> <text:s text:c="3"/>gotchas.callParseInt('08', undefined).should.eql 0</text:span></text:span></text:p>
      <text:p text:style-name="Text_20_body"><text:span text:style-name="Emphasis"><text:span text:style-name="T17"><text:tab/> <text:s text:c="3"/>gotchas.callParseInt('09', undefined).should.eql 0</text:span></text:span></text:p>
      <text:p text:style-name="Text_20_body"><text:span text:style-name="Emphasis"><text:span text:style-name="T17"><text:tab/> <text:s text:c="3"/>gotchas.callParseInt('09').should.eql 0</text:span></text:span></text:p>
      <text:p text:style-name="Text_20_body"><text:span text:style-name="Emphasis"><text:span text:style-name="T17"><text:tab/> <text:s text:c="3"/>gotchas.callParseInt('09000', undefined).should.eql 0</text:span></text:span></text:p>
      <text:p text:style-name="Text_20_body"><text:span text:style-name="Emphasis"><text:span text:style-name="T17"><text:tab/> <text:s text:c="3"/>gotchas.callParseInt('090jibberish00', undefined).should.eql 0</text:span></text:span></text:p>
      <text:p text:style-name="Text_20_body"><text:span text:style-name="Emphasis"><text:span text:style-name="T17"><text:tab/> <text:s text:c="3"/></text:span></text:span><text:span text:style-name="Emphasis"><text:span text:style-name="T18">gotchas.callParseInt('08', 10).should.eql 8</text:span></text:span><text:span text:style-name="Emphasis"><text:span text:style-name="T17"> </text:span></text:span></text:p>
      <text:p text:style-name="Text_20_body"><text:span text:style-name="Emphasis"><text:span text:style-name="T17"><text:tab/>end</text:span></text:span></text:p>
      <text:p text:style-name="Text_20_body"><text:span text:style-name="Emphasis"><text:span text:style-name="T17"><text:s text:c="4"/>end</text:span></text:span></text:p>
      <text:p text:style-name="Text_20_body"><text:span text:style-name="Emphasis"><text:span text:style-name="T14">We'll save space by omitting the callParseInt implementation as it just calls parseInt behind the scenes. The fact that non-integers are discarded is not </text:span></text:span><text:span text:style-name="Emphasis"><text:span text:style-name="T15">so</text:span></text:span><text:span text:style-name="Emphasis"><text:span text:style-name="T14"> bad, but inadvertent octal issue <text:s text:c="3"/>in the second assertion (especially the bold line) shows that we should always supply the base 10 radix to insure decimal behavior if that's what we want.</text:span></text:span></text:p>
      <text:h text:style-name="Heading_20_7" text:outline-level="7"><text:span text:style-name="Emphasis"><text:span text:style-name="T13">Equality and == vs ===</text:span></text:span></text:h>
      <text:p text:style-name="Text_20_body"><text:span text:style-name="Emphasis"><text:span text:style-name="T14">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14"/></text:span></text:p>
      <text:p text:style-name="Text_20_body"><text:span text:style-name="Emphasis"><text:span text:style-name="T17"><text:s text:c="4"/>describe '== type coercion example from Crockford Good Parts'</text:span></text:span></text:p>
      <text:p text:style-name="Text_20_body"><text:span text:style-name="Emphasis"><text:span text:style-name="T17"><text:tab/>it 'should show that double equals type coercion is complicated and "unmemorable"'</text:span></text:span></text:p>
      <text:p text:style-name="Text_20_body"><text:span text:style-name="Emphasis"><text:span text:style-name="T17"><text:tab/> <text:s text:c="3"/>('' == '0').should.eql false</text:span></text:span></text:p>
      <text:p text:style-name="Text_20_body"><text:span text:style-name="Emphasis"><text:span text:style-name="T17"><text:tab/> <text:s text:c="3"/>(0 == '').should.eql true</text:span></text:span></text:p>
      <text:p text:style-name="Text_20_body"><text:span text:style-name="Emphasis"><text:span text:style-name="T17"><text:tab/> <text:s text:c="3"/>('0' == 0).should.eql true</text:span></text:span></text:p>
      <text:p text:style-name="Text_20_body"><text:span text:style-name="Emphasis"><text:span text:style-name="T17"><text:tab/> <text:s text:c="3"/>(false == 'false').should.eql false</text:span></text:span></text:p>
      <text:p text:style-name="Text_20_body"><text:soft-page-break/><text:span text:style-name="Emphasis"><text:span text:style-name="T17"><text:tab/> <text:s text:c="3"/>(false == '0').should.eql true</text:span></text:span></text:p>
      <text:p text:style-name="Text_20_body"><text:span text:style-name="Emphasis"><text:span text:style-name="T17"><text:tab/> <text:s text:c="3"/>(false == undefined).should.eql false</text:span></text:span></text:p>
      <text:p text:style-name="Text_20_body"><text:span text:style-name="Emphasis"><text:span text:style-name="T17"><text:tab/> <text:s text:c="3"/>(false == null).should.eql false</text:span></text:span></text:p>
      <text:p text:style-name="Text_20_body"><text:span text:style-name="Emphasis"><text:span text:style-name="T17"><text:tab/> <text:s text:c="3"/>(null == undefined).should.eql true</text:span></text:span></text:p>
      <text:p text:style-name="Text_20_body"><text:span text:style-name="Emphasis"><text:span text:style-name="T17"><text:tab/> <text:s text:c="3"/>(' \t\r\n ' == 0).should.eql true</text:span></text:span></text:p>
      <text:p text:style-name="Text_20_body"><text:span text:style-name="Emphasis"><text:span text:style-name="T17"><text:tab/>end</text:span></text:span></text:p>
      <text:p text:style-name="Text_20_body"><text:span text:style-name="Emphasis"><text:span text:style-name="T17"><text:s text:c="4"/>end</text:span></text:span></text:p>
      <text:p text:style-name="Text_20_body"><text:span text:style-name="Emphasis"><text:span text:style-name="T14"><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14">Just type in the extra character and don't worry about the above rules!</text:span></text:span></text:p>
      <text:h text:style-name="Heading_20_7" text:outline-level="7"><text:span text:style-name="Emphasis"><text:span text:style-name="T13">Reserved Words in Object Literals</text:span></text:span></text:h>
      <text:p text:style-name="P56"><text:span text:style-name="Emphasis"><text:span text:style-name="T14">JavaScript has a “boat-load” of reserved words which you can find easily on the web but at the time of this writing:</text:span></text:span></text:p>
      <text:p text:style-name="P56"><text:a xlink:type="simple" xlink:href="http://javascript.crockford.com/survey.html"><text:span text:style-name="Emphasis"><text:span text:style-name="T14">http://javascript.crockford.com/survey.html</text:span></text:span></text:a></text:p>
      <text:p text:style-name="P56"><text:span text:style-name="Emphasis"><text:span text:style-name="T14">There are some oddities in the way JavaScript restricts the use of these reserved words. Namely, object literals cannot use a reserved word as a name (in a name:value pair)...or can it? Interestingly, Firefox 3.5.3 on a Mac did not complain and this passed, whereas Safari 4.0.3 choked and gave a 'parse error' in the Web Inspector's JavaScript error console. When we commented out this test, all other tests succeeded proving that this test caused the issue.</text:span></text:span></text:p>
      <text:p text:style-name="P8"><text:span text:style-name="Emphasis"><text:span text:style-name="T17"><text:s text:c="4"/>describe 'reserved words in object literals'</text:span></text:span></text:p>
      <text:p text:style-name="P8"><text:span text:style-name="Emphasis"><text:span text:style-name="T17"><text:tab/>it 'should not allow reserved words to be used as names in object literals'</text:span></text:span></text:p>
      <text:p text:style-name="P8"><text:span text:style-name="Emphasis"><text:span text:style-name="T17"><text:tab/> <text:s text:c="3"/>var obj = {</text:span></text:span></text:p>
      <text:p text:style-name="P8"><text:span text:style-name="Emphasis"><text:span text:style-name="T17"><text:tab/> <text:s text:c="5"/>case: 'case',</text:span></text:span></text:p>
      <text:p text:style-name="P8"><text:span text:style-name="Emphasis"><text:span text:style-name="T17"><text:tab/> <text:s text:c="5"/>return: 'return'</text:span></text:span></text:p>
      <text:p text:style-name="P8"><text:span text:style-name="Emphasis"><text:span text:style-name="T17"><text:tab/> <text:s text:c="3"/>};</text:span></text:span></text:p>
      <text:p text:style-name="P8"><text:span text:style-name="Emphasis"><text:span text:style-name="T17"><text:tab/> <text:s text:c="3"/>obj.case.should.eql 'case'</text:span></text:span></text:p>
      <text:p text:style-name="P8"><text:span text:style-name="Emphasis"><text:span text:style-name="T17"><text:tab/> <text:s text:c="3"/>obj.return.should.eql 'return'</text:span></text:span></text:p>
      <text:p text:style-name="P8"><text:span text:style-name="Emphasis"><text:span text:style-name="T17"><text:tab/>end</text:span></text:span></text:p>
      <text:p text:style-name="P8"><text:span text:style-name="Emphasis"><text:span text:style-name="T17"><text:s text:c="4"/>end</text:span></text:span></text:p>
      <text:p text:style-name="P8"><text:span text:style-name="Emphasis"><text:span text:style-name="T13"/></text:span></text:p>
      <text:p text:style-name="P8"><text:span text:style-name="Emphasis"><text:span text:style-name="T13">However, enclosing the reserved word names in quotes, and using subscript notation to access the object properites worked:</text:span></text:span></text:p>
      <text:p text:style-name="P8"><text:span text:style-name="Emphasis"><text:span text:style-name="T13"/></text:span></text:p>
      <text:p text:style-name="P8"><text:span text:style-name="Emphasis"><text:span text:style-name="T17"><text:tab/>it 'should not allow reserved words to be used as names in object literals'</text:span></text:span></text:p>
      <text:p text:style-name="P8"><text:span text:style-name="Emphasis"><text:span text:style-name="T17"><text:tab/> <text:s text:c="3"/>var obj = {</text:span></text:span></text:p>
      <text:p text:style-name="P8"><text:span text:style-name="Emphasis"><text:span text:style-name="T17"><text:tab/> <text:s text:c="5"/>'case': 'case',</text:span></text:span></text:p>
      <text:p text:style-name="P8"><text:span text:style-name="Emphasis"><text:span text:style-name="T17"><text:tab/> <text:s text:c="5"/>'return': 'return'</text:span></text:span></text:p>
      <text:p text:style-name="P8"><text:span text:style-name="Emphasis"><text:span text:style-name="T17"><text:tab/> <text:s text:c="3"/>};</text:span></text:span></text:p>
      <text:p text:style-name="P8"><text:span text:style-name="Emphasis"><text:span text:style-name="T17"><text:tab/> <text:s text:c="3"/>obj['case'].should.eql 'case'</text:span></text:span></text:p>
      <text:p text:style-name="P8"><text:span text:style-name="Emphasis"><text:span text:style-name="T17"><text:tab/> <text:s text:c="3"/>obj['return'].should.eql 'return'</text:span></text:span></text:p>
      <text:p text:style-name="P8"><text:span text:style-name="Emphasis"><text:span text:style-name="T17"><text:tab/>end</text:span></text:span></text:p>
      <text:p text:style-name="P8"><text:span text:style-name="Emphasis"><text:span text:style-name="T44"/></text:span></text:p>
      <text:p text:style-name="P8"><text:span text:style-name="Emphasis"><text:span text:style-name="T13">If for some reason you need to use a JavaScript reserved word, you should use the above strategy to prevent inconsistent behavior between browsers.</text:span></text:span></text:p>
      <text:p text:style-name="Standard"/>
      <text:h text:style-name="Heading_20_7" text:outline-level="7"><text:soft-page-break/><text:span text:style-name="Emphasis"><text:span text:style-name="T13">Scope</text:span></text:span></text:h>
      <text:p text:style-name="P56"><text:span text:style-name="Emphasis"><text:span text:style-name="T14">JavaScript has function scope but not block scope. This means that vars defined in your loops and conditionals (from within a function) are visible after the loop or conditional is finished executing:</text:span></text:span></text:p>
      <text:p text:style-name="P56"><text:span text:style-name="Emphasis"><text:span text:style-name="T17">function foo() {</text:span></text:span></text:p>
      <text:p text:style-name="P56"><text:span text:style-name="Emphasis"><text:span text:style-name="T17"><text:s text:c="4"/>for(i=0; i&lt;5; i++) {</text:span></text:span></text:p>
      <text:p text:style-name="P56"><text:span text:style-name="Emphasis"><text:span text:style-name="T17"><text:s text:c="8"/>console.log(i);</text:span></text:span></text:p>
      <text:p text:style-name="P56"><text:span text:style-name="Emphasis"><text:span text:style-name="T17"><text:s text:c="4"/>}</text:span></text:span></text:p>
      <text:p text:style-name="P56"><text:span text:style-name="Emphasis"><text:span text:style-name="T17"><text:s text:c="4"/>console.log("i after running for loop is: ", i); // return 5</text:span></text:span></text:p>
      <text:p text:style-name="P56"><text:span text:style-name="Emphasis"><text:span text:style-name="T17">}</text:span></text:span></text:p>
      <text:p text:style-name="P56"><text:span text:style-name="Emphasis"><text:span text:style-name="T17">foo(); </text:span></text:span></text:p>
      <text:p text:style-name="P56"><text:span text:style-name="Emphasis"><text:span text:style-name="T14"/></text:span></text:p>
      <text:p text:style-name="P56"><text:span text:style-name="Emphasis"><text:span text:style-name="T14">The above code prints 5 as the 'I' 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14"><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14"> Since functions do provide their own scope, you will achieve the desired result:</text:span></text:span></text:p>
      <text:p text:style-name="P56"><text:span text:style-name="Emphasis"><text:span text:style-name="T17"><text:s text:c="4"/>describe 'block scope workaround'</text:span></text:span></text:p>
      <text:p text:style-name="P56"><text:span text:style-name="Emphasis"><text:span text:style-name="T17"><text:tab/>it 'should use anonymous function to mimic block scope'</text:span></text:span></text:p>
      <text:p text:style-name="P56"><text:span text:style-name="Emphasis"><text:span text:style-name="T17"><text:tab/> <text:s text:c="3"/>function foo() {</text:span></text:span></text:p>
      <text:p text:style-name="P56"><text:span text:style-name="Emphasis"><text:span text:style-name="T17"><text:tab/><text:tab/>try {</text:span></text:span></text:p>
      <text:p text:style-name="P56"><text:span text:style-name="Emphasis"><text:span text:style-name="T17"><text:tab/><text:tab/> <text:s text:c="3"/></text:span></text:span><text:span text:style-name="Emphasis"><text:span text:style-name="T18">(function() {</text:span></text:span></text:p>
      <text:p text:style-name="P56"><text:span text:style-name="Emphasis"><text:span text:style-name="T18"><text:tab/><text:tab/><text:tab/>for(var i=0; i&lt;5; i++) {</text:span></text:span></text:p>
      <text:p text:style-name="P56"><text:span text:style-name="Emphasis"><text:span text:style-name="T18"><text:tab/><text:tab/><text:tab/> <text:s text:c="3"/>console.log(i);</text:span></text:span></text:p>
      <text:p text:style-name="P56"><text:span text:style-name="Emphasis"><text:span text:style-name="T18"><text:tab/><text:tab/><text:tab/>}</text:span></text:span></text:p>
      <text:p text:style-name="P56"><text:span text:style-name="Emphasis"><text:span text:style-name="T18"><text:tab/><text:tab/> <text:s text:c="3"/>})();</text:span></text:span></text:p>
      <text:p text:style-name="P56"><text:span text:style-name="Emphasis"><text:span text:style-name="T17"><text:tab/><text:tab/> <text:s text:c="3"/></text:span></text:span><text:span text:style-name="Emphasis"><text:span text:style-name="T18">return i;</text:span></text:span></text:p>
      <text:p text:style-name="P56"><text:span text:style-name="Emphasis"><text:span text:style-name="T17"><text:tab/><text:tab/>} catch(e) {</text:span></text:span></text:p>
      <text:p text:style-name="P56"><text:span text:style-name="Emphasis"><text:span text:style-name="T17"><text:tab/><text:tab/> <text:s text:c="3"/>return "ReferenceError caught";</text:span></text:span></text:p>
      <text:p text:style-name="P56"><text:span text:style-name="Emphasis"><text:span text:style-name="T17"><text:tab/><text:tab/>}</text:span></text:span></text:p>
      <text:p text:style-name="P56"><text:span text:style-name="Emphasis"><text:span text:style-name="T17"><text:tab/> <text:s text:c="3"/>}</text:span></text:span></text:p>
      <text:p text:style-name="P56"><text:span text:style-name="Emphasis"><text:span text:style-name="T17"><text:tab/> <text:s text:c="3"/>foo().should.eql "ReferenceError caught"</text:span></text:span></text:p>
      <text:p text:style-name="P56"><text:span text:style-name="Emphasis"><text:span text:style-name="T17"><text:tab/>end</text:span></text:span></text:p>
      <text:p text:style-name="P56"><text:span text:style-name="Emphasis"><text:span text:style-name="T17"><text:s text:c="4"/>end </text:span></text:span></text:p>
      <text:p text:style-name="P56"/>
      <text:p text:style-name="P56"><text:span text:style-name="Emphasis"><text:span text:style-name="T14">The above code is unfortunately complicated by the try/catch, but this is the only way we could get the test to run (jspec's should.throw_error didn't seem to help us). Essentially, the bold code shows that our line attempting to </text:span></text:span><text:span text:style-name="Emphasis"><text:span text:style-name="T18">return i</text:span></text:span><text:span text:style-name="Emphasis"><text:span text:style-name="T14"> – no longer visible outside the anonymous function that wraps the for loop – will cause a error. </text:span></text:span></text:p>
      <text:p text:style-name="P56"><text:span text:style-name="Emphasis"><text:span text:style-name="T14">The reason that the function is preceded by an open parenthesize, is that the interpreter will </text:span></text:span><text:soft-page-break/><text:span text:style-name="Emphasis"><text:span text:style-name="T14">assume a </text:span></text:span><text:span text:style-name="Emphasis"><text:span text:style-name="T16">function declaration</text:span></text:span><text:span text:style-name="Emphasis"><text:span text:style-name="T14"> without it (a </text:span></text:span><text:span text:style-name="Emphasis"><text:span text:style-name="T16">function expression</text:span></text:span><text:span text:style-name="Emphasis"><text:span text:style-name="T14"> is what we're after). We can actually use this same self-calling anonymous function to create a singleton with private properties. The next section covers just that.</text:span></text:span></text:p>
      <text:h text:style-name="Heading_20_8" text:outline-level="8"><text:span text:style-name="Emphasis"><text:span text:style-name="T10">Privileged Singleton</text:span></text:span></text:h>
      <text:p text:style-name="P8"><text:span text:style-name="Emphasis"><text:span text:style-name="T13">In order to get privacy in JavaScript, you can use the Privileged Singleton (aka Module) Pattern:</text:span></text:span></text:p>
      <text:p text:style-name="P8"><text:span text:style-name="Emphasis"><text:span text:style-name="T13"/></text:span></text:p>
      <text:p text:style-name="P8"><text:span text:style-name="Emphasis"><text:span text:style-name="T17">var SomeObject = {</text:span></text:span></text:p>
      <text:p text:style-name="P8"><text:span text:style-name="Emphasis"><text:span text:style-name="T17"><text:s text:c="4"/>foo: 'foo',</text:span></text:span></text:p>
      <text:p text:style-name="P8"><text:span text:style-name="Emphasis"><text:span text:style-name="T17"><text:s text:c="4"/>bar: 'bar'</text:span></text:span></text:p>
      <text:p text:style-name="P8"><text:span text:style-name="Emphasis"><text:span text:style-name="T17">};</text:span></text:span></text:p>
      <text:p text:style-name="P8"><text:span text:style-name="Emphasis"><text:span text:style-name="T17"/></text:span></text:p>
      <text:p text:style-name="P8"><text:span text:style-name="Emphasis"><text:span text:style-name="T17">var privileged_singleton = function() {</text:span></text:span></text:p>
      <text:p text:style-name="P8"><text:span text:style-name="Emphasis"><text:span text:style-name="T17"/></text:span></text:p>
      <text:p text:style-name="P8"><text:span text:style-name="Emphasis"><text:span text:style-name="T17"><text:s text:c="4"/>// Define some private members</text:span></text:span></text:p>
      <text:p text:style-name="P8"><text:span text:style-name="Emphasis"><text:span text:style-name="T17"><text:s text:c="4"/>var privateVar = 'this is private';</text:span></text:span></text:p>
      <text:p text:style-name="P8"><text:span text:style-name="Emphasis"><text:span text:style-name="T17"><text:s text:c="4"/>function privateFunc() {</text:span></text:span></text:p>
      <text:p text:style-name="P8"><text:span text:style-name="Emphasis"><text:span text:style-name="T17"><text:tab/>return 'top secret';</text:span></text:span></text:p>
      <text:p text:style-name="P8"><text:span text:style-name="Emphasis"><text:span text:style-name="T17"><text:s text:c="4"/>}</text:span></text:span></text:p>
      <text:p text:style-name="P8"><text:span text:style-name="Emphasis"><text:span text:style-name="T17"><text:s text:c="2"/></text:span></text:span></text:p>
      <text:p text:style-name="P8"><text:span text:style-name="Emphasis"><text:span text:style-name="T17"><text:s text:c="4"/>// Create an object and augment it</text:span></text:span></text:p>
      <text:p text:style-name="P8"><text:span text:style-name="Emphasis"><text:span text:style-name="T17"><text:s text:c="4"/>var obj = SomeObject;</text:span></text:span></text:p>
      <text:p text:style-name="P8"><text:span text:style-name="Emphasis"><text:span text:style-name="T17"><text:s text:c="4"/>obj.publicVar = 'this is public';</text:span></text:span></text:p>
      <text:p text:style-name="P8"><text:span text:style-name="Emphasis"><text:span text:style-name="T17"/></text:span></text:p>
      <text:p text:style-name="P8"><text:span text:style-name="Emphasis"><text:span text:style-name="T17"><text:s text:c="4"/>// Privileged method has access to private members</text:span></text:span></text:p>
      <text:p text:style-name="P8"><text:span text:style-name="Emphasis"><text:span text:style-name="T17"><text:s text:c="4"/>obj.publicFunc = function() {</text:span></text:span></text:p>
      <text:p text:style-name="P8"><text:span text:style-name="Emphasis"><text:span text:style-name="T17"><text:tab/>var message = 'publicFunc is privileged, and hereby allows you to see private var: ' + privateVar + ', as well as see the return value of privateFunc: ' + privateFunc(); </text:span></text:span></text:p>
      <text:p text:style-name="P8"><text:span text:style-name="Emphasis"><text:span text:style-name="T17"/></text:span></text:p>
      <text:p text:style-name="P8"><text:span text:style-name="Emphasis"><text:span text:style-name="T17"><text:tab/>return message;</text:span></text:span></text:p>
      <text:p text:style-name="P8"><text:span text:style-name="Emphasis"><text:span text:style-name="T17"><text:s text:c="4"/>};</text:span></text:span></text:p>
      <text:p text:style-name="P8"><text:span text:style-name="Emphasis"><text:span text:style-name="T17"/></text:span></text:p>
      <text:p text:style-name="P8"><text:span text:style-name="Emphasis"><text:span text:style-name="T17"><text:s text:c="4"/>return obj;</text:span></text:span></text:p>
      <text:p text:style-name="P8"><text:span text:style-name="Emphasis"><text:span text:style-name="T17">}();</text:span></text:span></text:p>
      <text:p text:style-name="P8"><text:span text:style-name="Emphasis"><text:span text:style-name="T13"/></text:span></text:p>
      <text:p text:style-name="P8"><text:span text:style-name="Emphasis"><text:span text:style-name="T13">Here's the test:</text:span></text:span></text:p>
      <text:p text:style-name="P8"><text:span text:style-name="Emphasis"><text:span text:style-name="T13"/></text:span></text:p>
      <text:p text:style-name="P8"><text:span text:style-name="Emphasis"><text:span text:style-name="T17"><text:s text:c="4"/>describe 'Priveleged Singleton Pattern (also called Module Pattern)'</text:span></text:span></text:p>
      <text:p text:style-name="P8"><text:span text:style-name="Emphasis"><text:span text:style-name="T17"><text:tab/>it 'should create a singleton with private members'</text:span></text:span></text:p>
      <text:p text:style-name="P8"><text:span text:style-name="Emphasis"><text:span text:style-name="T17"><text:tab/> <text:s text:c="3"/>privileged_singleton.privateVar.should.be_undefined </text:span></text:span></text:p>
      <text:p text:style-name="P8"><text:span text:style-name="Emphasis"><text:span text:style-name="T17"><text:tab/> <text:s text:c="3"/>privileged_singleton.privateFun.should.be_undefined </text:span></text:span></text:p>
      <text:p text:style-name="P8"><text:span text:style-name="Emphasis"><text:span text:style-name="T17"><text:tab/> <text:s text:c="3"/>privileged_singleton.publicFunc().should.match /publicFunc is.*this is private.*top secret/i</text:span></text:span></text:p>
      <text:p text:style-name="P8"><text:span text:style-name="Emphasis"><text:span text:style-name="T17"><text:tab/> <text:s text:c="3"/>privileged_singleton.publicVar.should.eql 'this is public'</text:span></text:span></text:p>
      <text:p text:style-name="P8"><text:span text:style-name="Emphasis"><text:span text:style-name="T17"><text:tab/> <text:s text:c="3"/>privileged_singleton.foo.should.eql 'foo'</text:span></text:span></text:p>
      <text:p text:style-name="P8"><text:span text:style-name="Emphasis"><text:span text:style-name="T17"><text:tab/>end</text:span></text:span></text:p>
      <text:p text:style-name="P8"><text:span text:style-name="Emphasis"><text:span text:style-name="T17"><text:s text:c="4"/>end</text:span></text:span></text:p>
      <text:p text:style-name="P8"><text:span text:style-name="Emphasis"><text:span text:style-name="T13"/></text:span></text:p>
      <text:p text:style-name="P8"><text:span text:style-name="Emphasis"><text:span text:style-name="T13">Notice that the private members are undefined, and that the public function has access, and can return private data through it's privileged relationship within the function. Moreover, we have access to both the original object properties (originally defined on SomeObject) and the augmented properties (e.g. publicVar and publicFunc).</text:span></text:span></text:p>
      <text:h text:style-name="P102" text:outline-level="1" text:is-list-header="true"><text:soft-page-break/>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Rolling Your Own Testing Framework<text:tab/>51</text:p>
        </text:index-body>
      </text:table-of-content>
      <text:p text:style-name="P49"/>
      <text:list xml:id="list1444144018" text:style-name="L17">
        <text:list-item>
          <text:p text:style-name="P95">Optional chapter – but would be nice! In the spirit of TDD by Example, Part II, Kent Beck!</text:p>
          <text:p text:style-name="P95"/>
        </text:list-item>
        <text:list-item>
          <text:p text:style-name="P95">Another option would be to TDD some familiar problems like fib, next prime, towers of hanoi, link lists, etc.</text:p>
        </text:list-item>
      </text:list>
      <text:list xml:id="list906863600" text:style-name="L16">
        <text:list-item>
          <text:p text:style-name="P85"><text:span text:style-name="Emphasis"><text:span text:style-name="T36">.</text:span></text:span></text:p>
        </text:list-item>
      </text:list>
      <text:p text:style-name="P8"><text:span text:style-name="Emphasis"><text:span text:style-name="T36"/></text:span></text:p>
      <text:h text:style-name="P102" text:outline-level="1" text:is-list-header="true">Best Practice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Best Practices<text:tab/>51</text:p>
        </text:index-body>
      </text:table-of-content>
      <text:p text:style-name="P49"><text:span text:style-name="Emphasis"><text:span text:style-name="T23"/></text:span></text:p>
      <text:list xml:id="list1347393709" text:style-name="L18">
        <text:list-item>
          <text:p text:style-name="P96"><text:span text:style-name="Emphasis"><text:span text:style-name="T36">Jslint, minification, compression, etc.</text:span></text:span></text:p>
        </text:list-item>
      </text:list>
      <text:h text:style-name="P99"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23">BKTDD2002: Beck, Kent, Test Driven Development: By Example, November 18, 2002</text:p>
          <text:p text:style-name="P123">ZNTDD2008: Zakas, Nicholas, Nicholas C. Zakas: Test-Driven Development with YUI Test, 2008, http://yuiblog.com/blog/2008/10/20/video-zakas-yuitest/</text:p>
          <text:p text:style-name="P123">NDBDDINTRO: North, Dan, Introducing BDD, 2006, http://dannorth.net/introducing-bdd</text:p>
          <text:p text:style-name="P123">ZakasTDD2008: Zakas, Nicholas, Nicholas C. Zakas: Test-Driven Development with YUI Test, 2008, http://yuiblog.com/blog/2008/10/20/video-zakas-yuitest/</text:p>
          <text:p text:style-name="P123">RSPECBDD: Unknown, RSpec: Get Started Now, , http://rspec.info/</text:p>
          <text:p text:style-name="P123">KYCTDS2008: Yehuda Katz , Writing Code That Doesn't Suck, 2008</text:p>
          <text:p text:style-name="P123">CDJGS20: Crockford, Douglas, JavaScript: The Good Parts, 2008</text:p>
          <text:p text:style-name="P123">CDJGP22: Crockford, Douglas, JavaScript: The Good Parts, 2008</text:p>
          <text:p text:style-name="P123">ZNPJWD158: Zakas, Nicholas, Professional JavaScript for Web Developers, 2nd Edition, 2009</text:p>
          <text:p text:style-name="P123">ZNPJWD163: Zakas, Nicholas, Professional JavaScript for Web Developers, 2nd Edition, 2008</text:p>
          <text:p text:style-name="P123">ZNPJWD166: Zakas, Nicholas, Professional JavaScript for Web Developers, 2nd Edition, 2008</text:p>
          <text:p text:style-name="P123">CDJGP47: Crockford, Douglas, JavaScript: The Good Parts, 2008</text:p>
          <text:p text:style-name="P123"><text:soft-page-break/>ZNPJWD176: Zakas, Nicholas, Professional JavaScript for Web Developers, 2nd Edition, 2009</text:p>
          <text:p text:style-name="P123">ZNPJWD181: Zakas, Nicholas, Professional JavaScript for Web Developers, 2nd Edition, 2009</text:p>
          <text:p text:style-name="P123">ZNPJWD169: Zakas, Nicholas, Professional JavaScript for Web Developers, 2nd Edition, 2009</text:p>
          <text:p text:style-name="P123">CDJGP52: Crockford, Douglas, JavaScript: The Good Parts, 2008</text:p>
          <text:p text:style-name="P123">DDNSPACING: Dustin Diaz, Namespacing your JavaScript <text:s/>, 2006, http://www.dustindiaz.com/namespace-your-javascript/</text:p>
          <text:p text:style-name="P123">ZNPJWD645: Zakas, Nicholas, Professional JavaScript for Web Developers, 2nd Edition, 2009</text:p>
          <text:p text:style-name="P123">ECMA3-ParseInt: ECMA General Assembly, Standard ECMA-262 3rd Edition - December 1999, 1999</text:p>
          <text:p text:style-name="P123">CDJGP109: Crockford, Douglas, JavaScript: The Good Parts, 2008</text:p>
          <text:p text:style-name="P123">ZNPJWD192: Zakas, Nicholas, Professional JavaScript for Web Developers, 2nd Edition, 2009</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99"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Notes to self<text:tab/>45</text:p>
          <text:p text:style-name="P58">Oreilly Template<text:tab/>45</text:p>
        </text:index-body>
      </text:table-of-content>
      <text:p text:style-name="P6"/>
      <text:p text:style-name="P3"/>
      <text:h text:style-name="P105" text:outline-level="2" text:is-list-header="true">Oreilly Template</text:h>
      <text:p text:style-name="P55">The following are from the Oreilly Open Office template:</text:p>
      <text:p text:style-name="P64">1</text:p>
      <text:p text:style-name="P59">ChapterTitle</text:p>
      <text:p text:style-name="Note">All <text:s/>of the proper<text:span text:style-name="T32">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32">→</text:span>Insert... menu to insert an arrow character (<text:span text:style-name="T32">→</text:span>) or an em dash (<text:span text:style-name="T33">—</text:span>). Don't add a space before or after either character.</text:p>
      <text:p text:style-name="HeadA">Heading examples:</text:p>
      <text:p text:style-name="HeadA">HeadA</text:p>
      <text:p text:style-name="HeadB">HeadB</text:p>
      <text:p text:style-name="HeadC">HeadC</text:p>
      <text:p text:style-name="HeadD">HeadD<text:span text:style-name="T34">—</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35">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016753214" text:style-name="WW8Num28">
        <text:list-item>
          <text:p text:style-name="CodeNum">CodeNum</text:p>
        </text:list-item>
      </text:list>
      <text:p text:style-name="P69">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522950096"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450039624" text:continue-list="list1522950096"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910071125" text:style-name="L19">
        <text:list-item>
          <text:p text:style-name="P111">Note&gt;ListBullet</text:p>
        </text:list-item>
      </text:list>
      <text:list xml:id="list1665925518" text:style-name="L20">
        <text:list-item>
          <text:p text:style-name="P110">Note&gt;ListNumber this is literal</text:p>
        </text:list-item>
      </text:list>
      <text:p text:style-name="NoteWarning">NoteWarning</text:p>
      <text:p text:style-name="NoteWarning_3e_Code">NoteWarning&gt;Code</text:p>
      <text:list xml:id="list797453017" text:style-name="L21">
        <text:list-item>
          <text:p text:style-name="P114">NoteWarning&gt;ListBullet</text:p>
        </text:list-item>
      </text:list>
      <text:list xml:id="list826477369" text:style-name="L22">
        <text:list-item>
          <text:p text:style-name="P113">NoteWarning&gt;ListNumber</text:p>
        </text:list-item>
      </text:list>
      <text:p text:style-name="HeadA">Lists:</text:p>
      <text:p text:style-name="ListSimple">ListSimple</text:p>
      <text:list xml:id="list1159973564" text:style-name="L23">
        <text:list-item>
          <text:p text:style-name="P112">ListBullet</text:p>
        </text:list-item>
      </text:list>
      <text:p text:style-name="_3e_Code">&gt;Code, use instead of code (<text:span text:style-name="Replaceable">only</text:span>) inside lists </text:p>
      <text:p text:style-name="ListBullet...">ListBullet...</text:p>
      <text:list xml:id="list1298204259" text:style-name="L24">
        <text:list-item>
          <text:p text:style-name="P115">&gt;ListBullet</text:p>
        </text:list-item>
      </text:list>
      <text:p text:style-name="_3e_ListBullet...">&gt;ListBullet...</text:p>
      <text:p text:style-name="NoteWarning">Note: the numbering on ListNumber won't restart correctly.. sorry. It'll look fine in FrameMaker; just ignore it for now.</text:p>
      <text:list xml:id="list964189070" text:style-name="L25">
        <text:list-item>
          <text:p text:style-name="P116">ListNumber</text:p>
        </text:list-item>
      </text:list>
      <text:p text:style-name="ListNumber...">ListNumber...</text:p>
      <text:list xml:id="list693160805" text:style-name="L26">
        <text:list-item>
          <text:p text:style-name="P117">&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333926237" text:style-name="L27">
        <text:list-item>
          <text:p text:style-name="P119">SidebarListBullet</text:p>
        </text:list-item>
      </text:list>
      <text:list xml:id="list1402557225" text:style-name="L28">
        <text:list-item>
          <text:p text:style-name="P118">SidebarListNumber</text:p>
        </text:list-item>
      </text:list>
      <text:p text:style-name="HeadA">Misc:</text:p>
      <text:p text:style-name="Quote">Quote</text:p>
      <text:p text:style-name="P70">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950073895"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8">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64</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64</text:page-number></text:p>
      </style:footer>
    </style:master-page>
    <style:master-page style:name="Footnote" style:page-layout-name="Mpm4"/>
    <style:master-page style:name="Index" style:page-layout-name="Mpm5">
      <style:footer>
        <text:p text:style-name="MP1"><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30T22:27:25</dc:date>
    <meta:keyword>TDD JavaScript</meta:keyword>
    <meta:editing-cycles>1029</meta:editing-cycles>
    <meta:editing-duration>PT91H33M43S</meta:editing-duration>
    <meta:document-statistic meta:table-count="3" meta:image-count="21" meta:object-count="0" meta:page-count="64" meta:paragraph-count="1414" meta:word-count="15477" meta:character-count="99634"/>
    <meta:user-defined meta:name="Info 2"/>
    <meta:user-defined meta:name="Info 3"/>
    <meta:user-defined meta:name="Info 4"/>
    <meta:user-defined meta:name="License">http://creativecommons.org/licenses/by-nc-sa/3.0 </meta:user-defined>
  </office:meta>
</office:document-meta>
</file>